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63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onInvertingAmp" table:style-name="ta1">
        <table:shapes>
          <draw:frame draw:z-index="0" draw:style-name="gr1" draw:text-style-name="P1" svg:width="638.39pt" svg:height="445.92pt" svg:x="631.64pt" svg:y="14785.34pt">
            <loext:p draw:notify-on-update-of-ranges="nonInvertingAmp.A1:nonInvertingAmp.A1 nonInvertingAmp.A2:nonInvertingAmp.A1191 nonInvertingAmp.B1:nonInvertingAmp.B1 nonInvertingAmp.B2:nonInvertingAmp.B1191 nonInvertingAmp.A1:nonInvertingAmp.A1 nonInvertingAmp.A2:nonInvertingAmp.A1191 nonInvertingAmp.C1:nonInvertingAmp.C1 nonInvertingAmp.C2:nonInvertingAmp.C119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ime (s)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V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0.00201005" calcext:value-type="float">
            <text:p>0.00201005</text:p>
          </table:table-cell>
        </table:table-row>
        <table:table-row table:style-name="ro1">
          <table:table-cell office:value-type="float" office:value="0.0000084" calcext:value-type="float">
            <text:p>0.0000084</text:p>
          </table:table-cell>
          <table:table-cell office:value-type="float" office:value="0" calcext:value-type="float">
            <text:p>0</text:p>
          </table:table-cell>
          <table:table-cell office:value-type="float" office:value="0.00603015" calcext:value-type="float">
            <text:p>0.00603015</text:p>
          </table:table-cell>
        </table:table-row>
        <table:table-row table:style-name="ro1">
          <table:table-cell office:value-type="float" office:value="0.0000168" calcext:value-type="float">
            <text:p>0.0000168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0.0040201" calcext:value-type="float">
            <text:p>0.0040201</text:p>
          </table:table-cell>
        </table:table-row>
        <table:table-row table:style-name="ro1">
          <table:table-cell office:value-type="float" office:value="0.0000252" calcext:value-type="float">
            <text:p>0.0000252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0.0080402" calcext:value-type="float">
            <text:p>0.0080402</text:p>
          </table:table-cell>
        </table:table-row>
        <table:table-row table:style-name="ro1">
          <table:table-cell office:value-type="float" office:value="0.0000336" calcext:value-type="float">
            <text:p>0.00003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080402" calcext:value-type="float">
            <text:p>0.0080402</text:p>
          </table:table-cell>
        </table:table-row>
        <table:table-row table:style-name="ro1">
          <table:table-cell office:value-type="float" office:value="0.000042" calcext:value-type="float">
            <text:p>0.000042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1005025" calcext:value-type="float">
            <text:p>0.01005025</text:p>
          </table:table-cell>
        </table:table-row>
        <table:table-row table:style-name="ro1">
          <table:table-cell office:value-type="float" office:value="0.0000504" calcext:value-type="float">
            <text:p>0.0000504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0.0120603" calcext:value-type="float">
            <text:p>0.0120603</text:p>
          </table:table-cell>
        </table:table-row>
        <table:table-row table:style-name="ro1">
          <table:table-cell office:value-type="float" office:value="0.0000588" calcext:value-type="float">
            <text:p>0.0000588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120603" calcext:value-type="float">
            <text:p>0.0120603</text:p>
          </table:table-cell>
        </table:table-row>
        <table:table-row table:style-name="ro1">
          <table:table-cell office:value-type="float" office:value="0.0000672" calcext:value-type="float">
            <text:p>0.0000672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120603" calcext:value-type="float">
            <text:p>0.0120603</text:p>
          </table:table-cell>
        </table:table-row>
        <table:table-row table:style-name="ro1">
          <table:table-cell office:value-type="float" office:value="0.0000756" calcext:value-type="float">
            <text:p>0.0000756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0.0160804" calcext:value-type="float">
            <text:p>0.0160804</text:p>
          </table:table-cell>
        </table:table-row>
        <table:table-row table:style-name="ro1">
          <table:table-cell office:value-type="float" office:value="0.000084" calcext:value-type="float">
            <text:p>0.000084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160804" calcext:value-type="float">
            <text:p>0.0160804</text:p>
          </table:table-cell>
        </table:table-row>
        <table:table-row table:style-name="ro1">
          <table:table-cell office:value-type="float" office:value="0.0000924" calcext:value-type="float">
            <text:p>0.0000924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1809045" calcext:value-type="float">
            <text:p>0.01809045</text:p>
          </table:table-cell>
        </table:table-row>
        <table:table-row table:style-name="ro1">
          <table:table-cell office:value-type="float" office:value="0.0001008" calcext:value-type="float">
            <text:p>0.0001008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1809045" calcext:value-type="float">
            <text:p>0.01809045</text:p>
          </table:table-cell>
        </table:table-row>
        <table:table-row table:style-name="ro1">
          <table:table-cell office:value-type="float" office:value="0.0001092" calcext:value-type="float">
            <text:p>0.0001092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1809045" calcext:value-type="float">
            <text:p>0.01809045</text:p>
          </table:table-cell>
        </table:table-row>
        <table:table-row table:style-name="ro1">
          <table:table-cell office:value-type="float" office:value="0.0001176" calcext:value-type="float">
            <text:p>0.0001176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1809045" calcext:value-type="float">
            <text:p>0.01809045</text:p>
          </table:table-cell>
        </table:table-row>
        <table:table-row table:style-name="ro1">
          <table:table-cell office:value-type="float" office:value="0.000126" calcext:value-type="float">
            <text:p>0.000126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1344" calcext:value-type="float">
            <text:p>0.0001344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1428" calcext:value-type="float">
            <text:p>0.0001428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1512" calcext:value-type="float">
            <text:p>0.0001512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01596" calcext:value-type="float">
            <text:p>0.0001596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0168" calcext:value-type="float">
            <text:p>0.000168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01764" calcext:value-type="float">
            <text:p>0.0001764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01848" calcext:value-type="float">
            <text:p>0.0001848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01932" calcext:value-type="float">
            <text:p>0.0001932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02016" calcext:value-type="float">
            <text:p>0.0002016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021" calcext:value-type="float">
            <text:p>0.00021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02184" calcext:value-type="float">
            <text:p>0.0002184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02268" calcext:value-type="float">
            <text:p>0.0002268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41206" calcext:value-type="float">
            <text:p>0.0241206</text:p>
          </table:table-cell>
        </table:table-row>
        <table:table-row table:style-name="ro1">
          <table:table-cell office:value-type="float" office:value="0.0002352" calcext:value-type="float">
            <text:p>0.0002352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02436" calcext:value-type="float">
            <text:p>0.0002436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0252" calcext:value-type="float">
            <text:p>0.000252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02604" calcext:value-type="float">
            <text:p>0.0002604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02688" calcext:value-type="float">
            <text:p>0.0002688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02772" calcext:value-type="float">
            <text:p>0.0002772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2856" calcext:value-type="float">
            <text:p>0.0002856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0294" calcext:value-type="float">
            <text:p>0.000294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3024" calcext:value-type="float">
            <text:p>0.0003024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3108" calcext:value-type="float">
            <text:p>0.0003108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1809045" calcext:value-type="float">
            <text:p>0.01809045</text:p>
          </table:table-cell>
        </table:table-row>
        <table:table-row table:style-name="ro1">
          <table:table-cell office:value-type="float" office:value="0.0003192" calcext:value-type="float">
            <text:p>0.0003192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1809045" calcext:value-type="float">
            <text:p>0.01809045</text:p>
          </table:table-cell>
        </table:table-row>
        <table:table-row table:style-name="ro1">
          <table:table-cell office:value-type="float" office:value="0.0003276" calcext:value-type="float">
            <text:p>0.0003276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1809045" calcext:value-type="float">
            <text:p>0.01809045</text:p>
          </table:table-cell>
        </table:table-row>
        <table:table-row table:style-name="ro1">
          <table:table-cell office:value-type="float" office:value="0.000336" calcext:value-type="float">
            <text:p>0.000336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1809045" calcext:value-type="float">
            <text:p>0.01809045</text:p>
          </table:table-cell>
        </table:table-row>
        <table:table-row table:style-name="ro1">
          <table:table-cell office:value-type="float" office:value="0.0003444" calcext:value-type="float">
            <text:p>0.0003444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160804" calcext:value-type="float">
            <text:p>0.0160804</text:p>
          </table:table-cell>
        </table:table-row>
        <table:table-row table:style-name="ro1">
          <table:table-cell office:value-type="float" office:value="0.0003528" calcext:value-type="float">
            <text:p>0.0003528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1407035" calcext:value-type="float">
            <text:p>0.01407035</text:p>
          </table:table-cell>
        </table:table-row>
        <table:table-row table:style-name="ro1">
          <table:table-cell office:value-type="float" office:value="0.0003612" calcext:value-type="float">
            <text:p>0.0003612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1407035" calcext:value-type="float">
            <text:p>0.01407035</text:p>
          </table:table-cell>
        </table:table-row>
        <table:table-row table:style-name="ro1">
          <table:table-cell office:value-type="float" office:value="0.0003696" calcext:value-type="float">
            <text:p>0.0003696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120603" calcext:value-type="float">
            <text:p>0.0120603</text:p>
          </table:table-cell>
        </table:table-row>
        <table:table-row table:style-name="ro1">
          <table:table-cell office:value-type="float" office:value="0.000378" calcext:value-type="float">
            <text:p>0.000378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120603" calcext:value-type="float">
            <text:p>0.0120603</text:p>
          </table:table-cell>
        </table:table-row>
        <table:table-row table:style-name="ro1">
          <table:table-cell office:value-type="float" office:value="0.0003864" calcext:value-type="float">
            <text:p>0.0003864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0.01005025" calcext:value-type="float">
            <text:p>0.01005025</text:p>
          </table:table-cell>
        </table:table-row>
        <table:table-row table:style-name="ro1">
          <table:table-cell office:value-type="float" office:value="0.0003948" calcext:value-type="float">
            <text:p>0.0003948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080402" calcext:value-type="float">
            <text:p>0.0080402</text:p>
          </table:table-cell>
        </table:table-row>
        <table:table-row table:style-name="ro1">
          <table:table-cell office:value-type="float" office:value="0.0004032" calcext:value-type="float">
            <text:p>0.0004032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0603015" calcext:value-type="float">
            <text:p>0.00603015</text:p>
          </table:table-cell>
        </table:table-row>
        <table:table-row table:style-name="ro1">
          <table:table-cell office:value-type="float" office:value="0.0004116" calcext:value-type="float">
            <text:p>0.0004116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080402" calcext:value-type="float">
            <text:p>0.0080402</text:p>
          </table:table-cell>
        </table:table-row>
        <table:table-row table:style-name="ro1">
          <table:table-cell office:value-type="float" office:value="0.00042" calcext:value-type="float">
            <text:p>0.00042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0.0040201" calcext:value-type="float">
            <text:p>0.0040201</text:p>
          </table:table-cell>
        </table:table-row>
        <table:table-row table:style-name="ro1">
          <table:table-cell office:value-type="float" office:value="0.0004284" calcext:value-type="float">
            <text:p>0.00042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040201" calcext:value-type="float">
            <text:p>0.0040201</text:p>
          </table:table-cell>
        </table:table-row>
        <table:table-row table:style-name="ro1">
          <table:table-cell office:value-type="float" office:value="0.0004368" calcext:value-type="float">
            <text:p>0.0004368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0.00201005" calcext:value-type="float">
            <text:p>0.00201005</text:p>
          </table:table-cell>
        </table:table-row>
        <table:table-row table:style-name="ro1">
          <table:table-cell office:value-type="float" office:value="0.0004452" calcext:value-type="float">
            <text:p>0.0004452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4536" calcext:value-type="float">
            <text:p>0.0004536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0.00201005" calcext:value-type="float">
            <text:p>0.00201005</text:p>
          </table:table-cell>
        </table:table-row>
        <table:table-row table:style-name="ro1">
          <table:table-cell office:value-type="float" office:value="0.000462" calcext:value-type="float">
            <text:p>0.000462</text:p>
          </table:table-cell>
          <table:table-cell office:value-type="float" office:value="0" calcext:value-type="float">
            <text:p>0</text:p>
          </table:table-cell>
          <table:table-cell office:value-type="float" office:value="-0.00201005" calcext:value-type="float">
            <text:p>-0.00201005</text:p>
          </table:table-cell>
        </table:table-row>
        <table:table-row table:style-name="ro1">
          <table:table-cell office:value-type="float" office:value="0.0004704" calcext:value-type="float">
            <text:p>0.0004704</text:p>
          </table:table-cell>
          <table:table-cell office:value-type="float" office:value="-0.16080402" calcext:value-type="float">
            <text:p>-0.16080402</text:p>
          </table:table-cell>
          <table:table-cell office:value-type="float" office:value="-0.0040201" calcext:value-type="float">
            <text:p>-0.0040201</text:p>
          </table:table-cell>
        </table:table-row>
        <table:table-row table:style-name="ro1">
          <table:table-cell office:value-type="float" office:value="0.0004788" calcext:value-type="float">
            <text:p>0.0004788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-0.00603015" calcext:value-type="float">
            <text:p>-0.00603015</text:p>
          </table:table-cell>
        </table:table-row>
        <table:table-row table:style-name="ro1">
          <table:table-cell office:value-type="float" office:value="0.0004872" calcext:value-type="float">
            <text:p>0.0004872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-0.00603015" calcext:value-type="float">
            <text:p>-0.00603015</text:p>
          </table:table-cell>
        </table:table-row>
        <table:table-row table:style-name="ro1">
          <table:table-cell office:value-type="float" office:value="0.0004956" calcext:value-type="float">
            <text:p>0.00049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0603015" calcext:value-type="float">
            <text:p>-0.00603015</text:p>
          </table:table-cell>
        </table:table-row>
        <table:table-row table:style-name="ro1">
          <table:table-cell office:value-type="float" office:value="0.000504" calcext:value-type="float">
            <text:p>0.000504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-0.0080402" calcext:value-type="float">
            <text:p>-0.0080402</text:p>
          </table:table-cell>
        </table:table-row>
        <table:table-row table:style-name="ro1">
          <table:table-cell office:value-type="float" office:value="0.0005124" calcext:value-type="float">
            <text:p>0.0005124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-0.01005025" calcext:value-type="float">
            <text:p>-0.01005025</text:p>
          </table:table-cell>
        </table:table-row>
        <table:table-row table:style-name="ro1">
          <table:table-cell office:value-type="float" office:value="0.0005208" calcext:value-type="float">
            <text:p>0.0005208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-0.01005025" calcext:value-type="float">
            <text:p>-0.01005025</text:p>
          </table:table-cell>
        </table:table-row>
        <table:table-row table:style-name="ro1">
          <table:table-cell office:value-type="float" office:value="0.0005292" calcext:value-type="float">
            <text:p>0.0005292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120603" calcext:value-type="float">
            <text:p>-0.0120603</text:p>
          </table:table-cell>
        </table:table-row>
        <table:table-row table:style-name="ro1">
          <table:table-cell office:value-type="float" office:value="0.0005376" calcext:value-type="float">
            <text:p>0.0005376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1407035" calcext:value-type="float">
            <text:p>-0.01407035</text:p>
          </table:table-cell>
        </table:table-row>
        <table:table-row table:style-name="ro1">
          <table:table-cell office:value-type="float" office:value="0.000546" calcext:value-type="float">
            <text:p>0.000546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1407035" calcext:value-type="float">
            <text:p>-0.01407035</text:p>
          </table:table-cell>
        </table:table-row>
        <table:table-row table:style-name="ro1">
          <table:table-cell office:value-type="float" office:value="0.0005544" calcext:value-type="float">
            <text:p>0.0005544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-0.0160804" calcext:value-type="float">
            <text:p>-0.0160804</text:p>
          </table:table-cell>
        </table:table-row>
        <table:table-row table:style-name="ro1">
          <table:table-cell office:value-type="float" office:value="0.0005628" calcext:value-type="float">
            <text:p>0.0005628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160804" calcext:value-type="float">
            <text:p>-0.0160804</text:p>
          </table:table-cell>
        </table:table-row>
        <table:table-row table:style-name="ro1">
          <table:table-cell office:value-type="float" office:value="0.0005712" calcext:value-type="float">
            <text:p>0.0005712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160804" calcext:value-type="float">
            <text:p>-0.0160804</text:p>
          </table:table-cell>
        </table:table-row>
        <table:table-row table:style-name="ro1">
          <table:table-cell office:value-type="float" office:value="0.0005796" calcext:value-type="float">
            <text:p>0.0005796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1809045" calcext:value-type="float">
            <text:p>-0.01809045</text:p>
          </table:table-cell>
        </table:table-row>
        <table:table-row table:style-name="ro1">
          <table:table-cell office:value-type="float" office:value="0.000588" calcext:value-type="float">
            <text:p>0.000588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5964" calcext:value-type="float">
            <text:p>0.0005964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6048" calcext:value-type="float">
            <text:p>0.0006048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6132" calcext:value-type="float">
            <text:p>0.0006132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2211055" calcext:value-type="float">
            <text:p>-0.02211055</text:p>
          </table:table-cell>
        </table:table-row>
        <table:table-row table:style-name="ro1">
          <table:table-cell office:value-type="float" office:value="0.0006216" calcext:value-type="float">
            <text:p>0.0006216</text:p>
          </table:table-cell>
          <table:table-cell office:value-type="float" office:value="-2.25125628" calcext:value-type="float">
            <text:p>-2.25125628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063" calcext:value-type="float">
            <text:p>0.00063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06384" calcext:value-type="float">
            <text:p>0.0006384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06468" calcext:value-type="float">
            <text:p>0.0006468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06552" calcext:value-type="float">
            <text:p>0.0006552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06636" calcext:value-type="float">
            <text:p>0.0006636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0672" calcext:value-type="float">
            <text:p>0.000672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06804" calcext:value-type="float">
            <text:p>0.0006804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06888" calcext:value-type="float">
            <text:p>0.0006888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06972" calcext:value-type="float">
            <text:p>0.0006972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07056" calcext:value-type="float">
            <text:p>0.0007056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0714" calcext:value-type="float">
            <text:p>0.000714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07224" calcext:value-type="float">
            <text:p>0.0007224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281407" calcext:value-type="float">
            <text:p>-0.0281407</text:p>
          </table:table-cell>
        </table:table-row>
        <table:table-row table:style-name="ro1">
          <table:table-cell office:value-type="float" office:value="0.0007308" calcext:value-type="float">
            <text:p>0.0007308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07392" calcext:value-type="float">
            <text:p>0.0007392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07476" calcext:value-type="float">
            <text:p>0.0007476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281407" calcext:value-type="float">
            <text:p>-0.0281407</text:p>
          </table:table-cell>
        </table:table-row>
        <table:table-row table:style-name="ro1">
          <table:table-cell office:value-type="float" office:value="0.000756" calcext:value-type="float">
            <text:p>0.000756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07644" calcext:value-type="float">
            <text:p>0.0007644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07728" calcext:value-type="float">
            <text:p>0.0007728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07812" calcext:value-type="float">
            <text:p>0.0007812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07896" calcext:value-type="float">
            <text:p>0.0007896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0798" calcext:value-type="float">
            <text:p>0.000798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08064" calcext:value-type="float">
            <text:p>0.0008064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08148" calcext:value-type="float">
            <text:p>0.0008148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211055" calcext:value-type="float">
            <text:p>-0.02211055</text:p>
          </table:table-cell>
        </table:table-row>
        <table:table-row table:style-name="ro1">
          <table:table-cell office:value-type="float" office:value="0.0008232" calcext:value-type="float">
            <text:p>0.0008232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2211055" calcext:value-type="float">
            <text:p>-0.02211055</text:p>
          </table:table-cell>
        </table:table-row>
        <table:table-row table:style-name="ro1">
          <table:table-cell office:value-type="float" office:value="0.0008316" calcext:value-type="float">
            <text:p>0.0008316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84" calcext:value-type="float">
            <text:p>0.00084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1809045" calcext:value-type="float">
            <text:p>-0.01809045</text:p>
          </table:table-cell>
        </table:table-row>
        <table:table-row table:style-name="ro1">
          <table:table-cell office:value-type="float" office:value="0.0008484" calcext:value-type="float">
            <text:p>0.0008484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1809045" calcext:value-type="float">
            <text:p>-0.01809045</text:p>
          </table:table-cell>
        </table:table-row>
        <table:table-row table:style-name="ro1">
          <table:table-cell office:value-type="float" office:value="0.0008568" calcext:value-type="float">
            <text:p>0.0008568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1809045" calcext:value-type="float">
            <text:p>-0.01809045</text:p>
          </table:table-cell>
        </table:table-row>
        <table:table-row table:style-name="ro1">
          <table:table-cell office:value-type="float" office:value="0.0008652" calcext:value-type="float">
            <text:p>0.0008652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160804" calcext:value-type="float">
            <text:p>-0.0160804</text:p>
          </table:table-cell>
        </table:table-row>
        <table:table-row table:style-name="ro1">
          <table:table-cell office:value-type="float" office:value="0.0008736" calcext:value-type="float">
            <text:p>0.0008736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1407035" calcext:value-type="float">
            <text:p>-0.01407035</text:p>
          </table:table-cell>
        </table:table-row>
        <table:table-row table:style-name="ro1">
          <table:table-cell office:value-type="float" office:value="0.000882" calcext:value-type="float">
            <text:p>0.000882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1407035" calcext:value-type="float">
            <text:p>-0.01407035</text:p>
          </table:table-cell>
        </table:table-row>
        <table:table-row table:style-name="ro1">
          <table:table-cell office:value-type="float" office:value="0.0008904" calcext:value-type="float">
            <text:p>0.0008904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120603" calcext:value-type="float">
            <text:p>-0.0120603</text:p>
          </table:table-cell>
        </table:table-row>
        <table:table-row table:style-name="ro1">
          <table:table-cell office:value-type="float" office:value="0.0008988" calcext:value-type="float">
            <text:p>0.0008988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120603" calcext:value-type="float">
            <text:p>-0.0120603</text:p>
          </table:table-cell>
        </table:table-row>
        <table:table-row table:style-name="ro1">
          <table:table-cell office:value-type="float" office:value="0.0009072" calcext:value-type="float">
            <text:p>0.0009072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1005025" calcext:value-type="float">
            <text:p>-0.01005025</text:p>
          </table:table-cell>
        </table:table-row>
        <table:table-row table:style-name="ro1">
          <table:table-cell office:value-type="float" office:value="0.0009156" calcext:value-type="float">
            <text:p>0.0009156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080402" calcext:value-type="float">
            <text:p>-0.0080402</text:p>
          </table:table-cell>
        </table:table-row>
        <table:table-row table:style-name="ro1">
          <table:table-cell office:value-type="float" office:value="0.000924" calcext:value-type="float">
            <text:p>0.000924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080402" calcext:value-type="float">
            <text:p>-0.0080402</text:p>
          </table:table-cell>
        </table:table-row>
        <table:table-row table:style-name="ro1">
          <table:table-cell office:value-type="float" office:value="0.0009324" calcext:value-type="float">
            <text:p>0.0009324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-0.00603015" calcext:value-type="float">
            <text:p>-0.00603015</text:p>
          </table:table-cell>
        </table:table-row>
        <table:table-row table:style-name="ro1">
          <table:table-cell office:value-type="float" office:value="0.0009408" calcext:value-type="float">
            <text:p>0.0009408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-0.00603015" calcext:value-type="float">
            <text:p>-0.00603015</text:p>
          </table:table-cell>
        </table:table-row>
        <table:table-row table:style-name="ro1">
          <table:table-cell office:value-type="float" office:value="0.0009492" calcext:value-type="float">
            <text:p>0.0009492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-0.0040201" calcext:value-type="float">
            <text:p>-0.0040201</text:p>
          </table:table-cell>
        </table:table-row>
        <table:table-row table:style-name="ro1">
          <table:table-cell office:value-type="float" office:value="0.0009576" calcext:value-type="float">
            <text:p>0.0009576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-0.00201005" calcext:value-type="float">
            <text:p>-0.00201005</text:p>
          </table:table-cell>
        </table:table-row>
        <table:table-row table:style-name="ro1">
          <table:table-cell office:value-type="float" office:value="0.000966" calcext:value-type="float">
            <text:p>0.000966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-0.00201005" calcext:value-type="float">
            <text:p>-0.00201005</text:p>
          </table:table-cell>
        </table:table-row>
        <table:table-row table:style-name="ro1">
          <table:table-cell office:value-type="float" office:value="0.0009744" calcext:value-type="float">
            <text:p>0.0009744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9828" calcext:value-type="float">
            <text:p>0.0009828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0.00201005" calcext:value-type="float">
            <text:p>0.00201005</text:p>
          </table:table-cell>
        </table:table-row>
        <table:table-row table:style-name="ro1">
          <table:table-cell office:value-type="float" office:value="0.0009912" calcext:value-type="float">
            <text:p>0.0009912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0.00201005" calcext:value-type="float">
            <text:p>0.00201005</text:p>
          </table:table-cell>
        </table:table-row>
        <table:table-row table:style-name="ro1">
          <table:table-cell office:value-type="float" office:value="0.0009996" calcext:value-type="float">
            <text:p>0.0009996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0.0040201" calcext:value-type="float">
            <text:p>0.0040201</text:p>
          </table:table-cell>
        </table:table-row>
        <table:table-row table:style-name="ro1">
          <table:table-cell office:value-type="float" office:value="0.001008" calcext:value-type="float">
            <text:p>0.001008</text:p>
          </table:table-cell>
          <table:table-cell office:value-type="float" office:value="0" calcext:value-type="float">
            <text:p>0</text:p>
          </table:table-cell>
          <table:table-cell office:value-type="float" office:value="0.0040201" calcext:value-type="float">
            <text:p>0.0040201</text:p>
          </table:table-cell>
        </table:table-row>
        <table:table-row table:style-name="ro1">
          <table:table-cell office:value-type="float" office:value="0.0010164" calcext:value-type="float">
            <text:p>0.0010164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0.00603015" calcext:value-type="float">
            <text:p>0.00603015</text:p>
          </table:table-cell>
        </table:table-row>
        <table:table-row table:style-name="ro1">
          <table:table-cell office:value-type="float" office:value="0.0010248" calcext:value-type="float">
            <text:p>0.0010248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0.00603015" calcext:value-type="float">
            <text:p>0.00603015</text:p>
          </table:table-cell>
        </table:table-row>
        <table:table-row table:style-name="ro1">
          <table:table-cell office:value-type="float" office:value="0.0010332" calcext:value-type="float">
            <text:p>0.0010332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080402" calcext:value-type="float">
            <text:p>0.0080402</text:p>
          </table:table-cell>
        </table:table-row>
        <table:table-row table:style-name="ro1">
          <table:table-cell office:value-type="float" office:value="0.0010416" calcext:value-type="float">
            <text:p>0.0010416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1005025" calcext:value-type="float">
            <text:p>0.01005025</text:p>
          </table:table-cell>
        </table:table-row>
        <table:table-row table:style-name="ro1">
          <table:table-cell office:value-type="float" office:value="0.00105" calcext:value-type="float">
            <text:p>0.00105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0.01005025" calcext:value-type="float">
            <text:p>0.01005025</text:p>
          </table:table-cell>
        </table:table-row>
        <table:table-row table:style-name="ro1">
          <table:table-cell office:value-type="float" office:value="0.0010584" calcext:value-type="float">
            <text:p>0.0010584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120603" calcext:value-type="float">
            <text:p>0.0120603</text:p>
          </table:table-cell>
        </table:table-row>
        <table:table-row table:style-name="ro1">
          <table:table-cell office:value-type="float" office:value="0.0010668" calcext:value-type="float">
            <text:p>0.0010668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120603" calcext:value-type="float">
            <text:p>0.0120603</text:p>
          </table:table-cell>
        </table:table-row>
        <table:table-row table:style-name="ro1">
          <table:table-cell office:value-type="float" office:value="0.0010752" calcext:value-type="float">
            <text:p>0.0010752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0.01407035" calcext:value-type="float">
            <text:p>0.01407035</text:p>
          </table:table-cell>
        </table:table-row>
        <table:table-row table:style-name="ro1">
          <table:table-cell office:value-type="float" office:value="0.0010836" calcext:value-type="float">
            <text:p>0.0010836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1407035" calcext:value-type="float">
            <text:p>0.01407035</text:p>
          </table:table-cell>
        </table:table-row>
        <table:table-row table:style-name="ro1">
          <table:table-cell office:value-type="float" office:value="0.001092" calcext:value-type="float">
            <text:p>0.001092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160804" calcext:value-type="float">
            <text:p>0.0160804</text:p>
          </table:table-cell>
        </table:table-row>
        <table:table-row table:style-name="ro1">
          <table:table-cell office:value-type="float" office:value="0.0011004" calcext:value-type="float">
            <text:p>0.0011004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160804" calcext:value-type="float">
            <text:p>0.0160804</text:p>
          </table:table-cell>
        </table:table-row>
        <table:table-row table:style-name="ro1">
          <table:table-cell office:value-type="float" office:value="0.0011088" calcext:value-type="float">
            <text:p>0.0011088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1809045" calcext:value-type="float">
            <text:p>0.01809045</text:p>
          </table:table-cell>
        </table:table-row>
        <table:table-row table:style-name="ro1">
          <table:table-cell office:value-type="float" office:value="0.0011172" calcext:value-type="float">
            <text:p>0.0011172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11256" calcext:value-type="float">
            <text:p>0.0011256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1809045" calcext:value-type="float">
            <text:p>0.01809045</text:p>
          </table:table-cell>
        </table:table-row>
        <table:table-row table:style-name="ro1">
          <table:table-cell office:value-type="float" office:value="0.001134" calcext:value-type="float">
            <text:p>0.001134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11424" calcext:value-type="float">
            <text:p>0.0011424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11508" calcext:value-type="float">
            <text:p>0.0011508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11592" calcext:value-type="float">
            <text:p>0.0011592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11676" calcext:value-type="float">
            <text:p>0.0011676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1176" calcext:value-type="float">
            <text:p>0.001176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11844" calcext:value-type="float">
            <text:p>0.0011844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11928" calcext:value-type="float">
            <text:p>0.0011928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41206" calcext:value-type="float">
            <text:p>0.0241206</text:p>
          </table:table-cell>
        </table:table-row>
        <table:table-row table:style-name="ro1">
          <table:table-cell office:value-type="float" office:value="0.0012012" calcext:value-type="float">
            <text:p>0.0012012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41206" calcext:value-type="float">
            <text:p>0.0241206</text:p>
          </table:table-cell>
        </table:table-row>
        <table:table-row table:style-name="ro1">
          <table:table-cell office:value-type="float" office:value="0.0012096" calcext:value-type="float">
            <text:p>0.0012096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41206" calcext:value-type="float">
            <text:p>0.0241206</text:p>
          </table:table-cell>
        </table:table-row>
        <table:table-row table:style-name="ro1">
          <table:table-cell office:value-type="float" office:value="0.001218" calcext:value-type="float">
            <text:p>0.001218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41206" calcext:value-type="float">
            <text:p>0.0241206</text:p>
          </table:table-cell>
        </table:table-row>
        <table:table-row table:style-name="ro1">
          <table:table-cell office:value-type="float" office:value="0.0012264" calcext:value-type="float">
            <text:p>0.0012264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12348" calcext:value-type="float">
            <text:p>0.0012348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12432" calcext:value-type="float">
            <text:p>0.0012432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12516" calcext:value-type="float">
            <text:p>0.0012516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126" calcext:value-type="float">
            <text:p>0.00126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12684" calcext:value-type="float">
            <text:p>0.0012684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12768" calcext:value-type="float">
            <text:p>0.0012768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12852" calcext:value-type="float">
            <text:p>0.0012852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12936" calcext:value-type="float">
            <text:p>0.0012936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1302" calcext:value-type="float">
            <text:p>0.001302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1809045" calcext:value-type="float">
            <text:p>0.01809045</text:p>
          </table:table-cell>
        </table:table-row>
        <table:table-row table:style-name="ro1">
          <table:table-cell office:value-type="float" office:value="0.0013104" calcext:value-type="float">
            <text:p>0.0013104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1809045" calcext:value-type="float">
            <text:p>0.01809045</text:p>
          </table:table-cell>
        </table:table-row>
        <table:table-row table:style-name="ro1">
          <table:table-cell office:value-type="float" office:value="0.0013188" calcext:value-type="float">
            <text:p>0.0013188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1407035" calcext:value-type="float">
            <text:p>0.01407035</text:p>
          </table:table-cell>
        </table:table-row>
        <table:table-row table:style-name="ro1">
          <table:table-cell office:value-type="float" office:value="0.0013272" calcext:value-type="float">
            <text:p>0.0013272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160804" calcext:value-type="float">
            <text:p>0.0160804</text:p>
          </table:table-cell>
        </table:table-row>
        <table:table-row table:style-name="ro1">
          <table:table-cell office:value-type="float" office:value="0.0013356" calcext:value-type="float">
            <text:p>0.0013356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160804" calcext:value-type="float">
            <text:p>0.0160804</text:p>
          </table:table-cell>
        </table:table-row>
        <table:table-row table:style-name="ro1">
          <table:table-cell office:value-type="float" office:value="0.001344" calcext:value-type="float">
            <text:p>0.001344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160804" calcext:value-type="float">
            <text:p>0.0160804</text:p>
          </table:table-cell>
        </table:table-row>
        <table:table-row table:style-name="ro1">
          <table:table-cell office:value-type="float" office:value="0.0013524" calcext:value-type="float">
            <text:p>0.0013524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1407035" calcext:value-type="float">
            <text:p>0.01407035</text:p>
          </table:table-cell>
        </table:table-row>
        <table:table-row table:style-name="ro1">
          <table:table-cell office:value-type="float" office:value="0.0013608" calcext:value-type="float">
            <text:p>0.0013608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120603" calcext:value-type="float">
            <text:p>0.0120603</text:p>
          </table:table-cell>
        </table:table-row>
        <table:table-row table:style-name="ro1">
          <table:table-cell office:value-type="float" office:value="0.0013692" calcext:value-type="float">
            <text:p>0.0013692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120603" calcext:value-type="float">
            <text:p>0.0120603</text:p>
          </table:table-cell>
        </table:table-row>
        <table:table-row table:style-name="ro1">
          <table:table-cell office:value-type="float" office:value="0.0013776" calcext:value-type="float">
            <text:p>0.0013776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1005025" calcext:value-type="float">
            <text:p>0.01005025</text:p>
          </table:table-cell>
        </table:table-row>
        <table:table-row table:style-name="ro1">
          <table:table-cell office:value-type="float" office:value="0.001386" calcext:value-type="float">
            <text:p>0.001386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1005025" calcext:value-type="float">
            <text:p>0.01005025</text:p>
          </table:table-cell>
        </table:table-row>
        <table:table-row table:style-name="ro1">
          <table:table-cell office:value-type="float" office:value="0.0013944" calcext:value-type="float">
            <text:p>0.0013944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080402" calcext:value-type="float">
            <text:p>0.0080402</text:p>
          </table:table-cell>
        </table:table-row>
        <table:table-row table:style-name="ro1">
          <table:table-cell office:value-type="float" office:value="0.0014028" calcext:value-type="float">
            <text:p>0.0014028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080402" calcext:value-type="float">
            <text:p>0.0080402</text:p>
          </table:table-cell>
        </table:table-row>
        <table:table-row table:style-name="ro1">
          <table:table-cell office:value-type="float" office:value="0.0014112" calcext:value-type="float">
            <text:p>0.0014112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0.0040201" calcext:value-type="float">
            <text:p>0.0040201</text:p>
          </table:table-cell>
        </table:table-row>
        <table:table-row table:style-name="ro1">
          <table:table-cell office:value-type="float" office:value="0.0014196" calcext:value-type="float">
            <text:p>0.0014196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0201005" calcext:value-type="float">
            <text:p>0.00201005</text:p>
          </table:table-cell>
        </table:table-row>
        <table:table-row table:style-name="ro1">
          <table:table-cell office:value-type="float" office:value="0.001428" calcext:value-type="float">
            <text:p>0.001428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0201005" calcext:value-type="float">
            <text:p>0.00201005</text:p>
          </table:table-cell>
        </table:table-row>
        <table:table-row table:style-name="ro1">
          <table:table-cell office:value-type="float" office:value="0.0014364" calcext:value-type="float">
            <text:p>0.0014364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0201005" calcext:value-type="float">
            <text:p>0.00201005</text:p>
          </table:table-cell>
        </table:table-row>
        <table:table-row table:style-name="ro1">
          <table:table-cell office:value-type="float" office:value="0.0014448" calcext:value-type="float">
            <text:p>0.0014448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-0.00201005" calcext:value-type="float">
            <text:p>-0.00201005</text:p>
          </table:table-cell>
        </table:table-row>
        <table:table-row table:style-name="ro1">
          <table:table-cell office:value-type="float" office:value="0.0014532" calcext:value-type="float">
            <text:p>0.0014532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4616" calcext:value-type="float">
            <text:p>0.00146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47" calcext:value-type="float">
            <text:p>0.00147</text:p>
          </table:table-cell>
          <table:table-cell office:value-type="float" office:value="-0.16080402" calcext:value-type="float">
            <text:p>-0.16080402</text:p>
          </table:table-cell>
          <table:table-cell office:value-type="float" office:value="-0.0040201" calcext:value-type="float">
            <text:p>-0.0040201</text:p>
          </table:table-cell>
        </table:table-row>
        <table:table-row table:style-name="ro1">
          <table:table-cell office:value-type="float" office:value="0.0014784" calcext:value-type="float">
            <text:p>0.0014784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-0.0040201" calcext:value-type="float">
            <text:p>-0.0040201</text:p>
          </table:table-cell>
        </table:table-row>
        <table:table-row table:style-name="ro1">
          <table:table-cell office:value-type="float" office:value="0.0014868" calcext:value-type="float">
            <text:p>0.0014868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-0.00603015" calcext:value-type="float">
            <text:p>-0.00603015</text:p>
          </table:table-cell>
        </table:table-row>
        <table:table-row table:style-name="ro1">
          <table:table-cell office:value-type="float" office:value="0.0014952" calcext:value-type="float">
            <text:p>0.00149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080402" calcext:value-type="float">
            <text:p>-0.0080402</text:p>
          </table:table-cell>
        </table:table-row>
        <table:table-row table:style-name="ro1">
          <table:table-cell office:value-type="float" office:value="0.0015036" calcext:value-type="float">
            <text:p>0.0015036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-0.0080402" calcext:value-type="float">
            <text:p>-0.0080402</text:p>
          </table:table-cell>
        </table:table-row>
        <table:table-row table:style-name="ro1">
          <table:table-cell office:value-type="float" office:value="0.001512" calcext:value-type="float">
            <text:p>0.001512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-0.0120603" calcext:value-type="float">
            <text:p>-0.0120603</text:p>
          </table:table-cell>
        </table:table-row>
        <table:table-row table:style-name="ro1">
          <table:table-cell office:value-type="float" office:value="0.0015204" calcext:value-type="float">
            <text:p>0.0015204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-0.01005025" calcext:value-type="float">
            <text:p>-0.01005025</text:p>
          </table:table-cell>
        </table:table-row>
        <table:table-row table:style-name="ro1">
          <table:table-cell office:value-type="float" office:value="0.0015288" calcext:value-type="float">
            <text:p>0.0015288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120603" calcext:value-type="float">
            <text:p>-0.0120603</text:p>
          </table:table-cell>
        </table:table-row>
        <table:table-row table:style-name="ro1">
          <table:table-cell office:value-type="float" office:value="0.0015372" calcext:value-type="float">
            <text:p>0.0015372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120603" calcext:value-type="float">
            <text:p>-0.0120603</text:p>
          </table:table-cell>
        </table:table-row>
        <table:table-row table:style-name="ro1">
          <table:table-cell office:value-type="float" office:value="0.0015456" calcext:value-type="float">
            <text:p>0.0015456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1407035" calcext:value-type="float">
            <text:p>-0.01407035</text:p>
          </table:table-cell>
        </table:table-row>
        <table:table-row table:style-name="ro1">
          <table:table-cell office:value-type="float" office:value="0.001554" calcext:value-type="float">
            <text:p>0.001554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-0.01407035" calcext:value-type="float">
            <text:p>-0.01407035</text:p>
          </table:table-cell>
        </table:table-row>
        <table:table-row table:style-name="ro1">
          <table:table-cell office:value-type="float" office:value="0.0015624" calcext:value-type="float">
            <text:p>0.0015624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1809045" calcext:value-type="float">
            <text:p>-0.01809045</text:p>
          </table:table-cell>
        </table:table-row>
        <table:table-row table:style-name="ro1">
          <table:table-cell office:value-type="float" office:value="0.0015708" calcext:value-type="float">
            <text:p>0.0015708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1809045" calcext:value-type="float">
            <text:p>-0.01809045</text:p>
          </table:table-cell>
        </table:table-row>
        <table:table-row table:style-name="ro1">
          <table:table-cell office:value-type="float" office:value="0.0015792" calcext:value-type="float">
            <text:p>0.0015792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1809045" calcext:value-type="float">
            <text:p>-0.01809045</text:p>
          </table:table-cell>
        </table:table-row>
        <table:table-row table:style-name="ro1">
          <table:table-cell office:value-type="float" office:value="0.0015876" calcext:value-type="float">
            <text:p>0.0015876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2211055" calcext:value-type="float">
            <text:p>-0.02211055</text:p>
          </table:table-cell>
        </table:table-row>
        <table:table-row table:style-name="ro1">
          <table:table-cell office:value-type="float" office:value="0.001596" calcext:value-type="float">
            <text:p>0.001596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6044" calcext:value-type="float">
            <text:p>0.0016044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2211055" calcext:value-type="float">
            <text:p>-0.02211055</text:p>
          </table:table-cell>
        </table:table-row>
        <table:table-row table:style-name="ro1">
          <table:table-cell office:value-type="float" office:value="0.0016128" calcext:value-type="float">
            <text:p>0.0016128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2211055" calcext:value-type="float">
            <text:p>-0.02211055</text:p>
          </table:table-cell>
        </table:table-row>
        <table:table-row table:style-name="ro1">
          <table:table-cell office:value-type="float" office:value="0.0016212" calcext:value-type="float">
            <text:p>0.0016212</text:p>
          </table:table-cell>
          <table:table-cell office:value-type="float" office:value="-2.25125628" calcext:value-type="float">
            <text:p>-2.25125628</text:p>
          </table:table-cell>
          <table:table-cell office:value-type="float" office:value="-0.02211055" calcext:value-type="float">
            <text:p>-0.02211055</text:p>
          </table:table-cell>
        </table:table-row>
        <table:table-row table:style-name="ro1">
          <table:table-cell office:value-type="float" office:value="0.0016296" calcext:value-type="float">
            <text:p>0.0016296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1638" calcext:value-type="float">
            <text:p>0.001638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16464" calcext:value-type="float">
            <text:p>0.0016464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16548" calcext:value-type="float">
            <text:p>0.0016548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16632" calcext:value-type="float">
            <text:p>0.0016632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16716" calcext:value-type="float">
            <text:p>0.0016716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168" calcext:value-type="float">
            <text:p>0.00168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16884" calcext:value-type="float">
            <text:p>0.0016884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281407" calcext:value-type="float">
            <text:p>-0.0281407</text:p>
          </table:table-cell>
        </table:table-row>
        <table:table-row table:style-name="ro1">
          <table:table-cell office:value-type="float" office:value="0.0016968" calcext:value-type="float">
            <text:p>0.0016968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17052" calcext:value-type="float">
            <text:p>0.0017052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17136" calcext:value-type="float">
            <text:p>0.0017136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81407" calcext:value-type="float">
            <text:p>-0.0281407</text:p>
          </table:table-cell>
        </table:table-row>
        <table:table-row table:style-name="ro1">
          <table:table-cell office:value-type="float" office:value="0.001722" calcext:value-type="float">
            <text:p>0.001722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281407" calcext:value-type="float">
            <text:p>-0.0281407</text:p>
          </table:table-cell>
        </table:table-row>
        <table:table-row table:style-name="ro1">
          <table:table-cell office:value-type="float" office:value="0.0017304" calcext:value-type="float">
            <text:p>0.0017304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17388" calcext:value-type="float">
            <text:p>0.0017388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17472" calcext:value-type="float">
            <text:p>0.0017472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281407" calcext:value-type="float">
            <text:p>-0.0281407</text:p>
          </table:table-cell>
        </table:table-row>
        <table:table-row table:style-name="ro1">
          <table:table-cell office:value-type="float" office:value="0.0017556" calcext:value-type="float">
            <text:p>0.0017556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1764" calcext:value-type="float">
            <text:p>0.001764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17724" calcext:value-type="float">
            <text:p>0.0017724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17808" calcext:value-type="float">
            <text:p>0.0017808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17892" calcext:value-type="float">
            <text:p>0.0017892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17976" calcext:value-type="float">
            <text:p>0.0017976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1806" calcext:value-type="float">
            <text:p>0.001806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211055" calcext:value-type="float">
            <text:p>-0.02211055</text:p>
          </table:table-cell>
        </table:table-row>
        <table:table-row table:style-name="ro1">
          <table:table-cell office:value-type="float" office:value="0.0018144" calcext:value-type="float">
            <text:p>0.0018144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211055" calcext:value-type="float">
            <text:p>-0.02211055</text:p>
          </table:table-cell>
        </table:table-row>
        <table:table-row table:style-name="ro1">
          <table:table-cell office:value-type="float" office:value="0.0018228" calcext:value-type="float">
            <text:p>0.0018228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8312" calcext:value-type="float">
            <text:p>0.0018312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8396" calcext:value-type="float">
            <text:p>0.0018396</text:p>
          </table:table-cell>
          <table:table-cell office:value-type="float" office:value="-2.25125628" calcext:value-type="float">
            <text:p>-2.25125628</text:p>
          </table:table-cell>
          <table:table-cell office:value-type="float" office:value="-0.01809045" calcext:value-type="float">
            <text:p>-0.01809045</text:p>
          </table:table-cell>
        </table:table-row>
        <table:table-row table:style-name="ro1">
          <table:table-cell office:value-type="float" office:value="0.001848" calcext:value-type="float">
            <text:p>0.001848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1809045" calcext:value-type="float">
            <text:p>-0.01809045</text:p>
          </table:table-cell>
        </table:table-row>
        <table:table-row table:style-name="ro1">
          <table:table-cell office:value-type="float" office:value="0.0018564" calcext:value-type="float">
            <text:p>0.0018564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1809045" calcext:value-type="float">
            <text:p>-0.01809045</text:p>
          </table:table-cell>
        </table:table-row>
        <table:table-row table:style-name="ro1">
          <table:table-cell office:value-type="float" office:value="0.0018648" calcext:value-type="float">
            <text:p>0.0018648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1407035" calcext:value-type="float">
            <text:p>-0.01407035</text:p>
          </table:table-cell>
        </table:table-row>
        <table:table-row table:style-name="ro1">
          <table:table-cell office:value-type="float" office:value="0.0018732" calcext:value-type="float">
            <text:p>0.0018732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1407035" calcext:value-type="float">
            <text:p>-0.01407035</text:p>
          </table:table-cell>
        </table:table-row>
        <table:table-row table:style-name="ro1">
          <table:table-cell office:value-type="float" office:value="0.0018816" calcext:value-type="float">
            <text:p>0.0018816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120603" calcext:value-type="float">
            <text:p>-0.0120603</text:p>
          </table:table-cell>
        </table:table-row>
        <table:table-row table:style-name="ro1">
          <table:table-cell office:value-type="float" office:value="0.00189" calcext:value-type="float">
            <text:p>0.00189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120603" calcext:value-type="float">
            <text:p>-0.0120603</text:p>
          </table:table-cell>
        </table:table-row>
        <table:table-row table:style-name="ro1">
          <table:table-cell office:value-type="float" office:value="0.0018984" calcext:value-type="float">
            <text:p>0.0018984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120603" calcext:value-type="float">
            <text:p>-0.0120603</text:p>
          </table:table-cell>
        </table:table-row>
        <table:table-row table:style-name="ro1">
          <table:table-cell office:value-type="float" office:value="0.0019068" calcext:value-type="float">
            <text:p>0.0019068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1005025" calcext:value-type="float">
            <text:p>-0.01005025</text:p>
          </table:table-cell>
        </table:table-row>
        <table:table-row table:style-name="ro1">
          <table:table-cell office:value-type="float" office:value="0.0019152" calcext:value-type="float">
            <text:p>0.0019152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1005025" calcext:value-type="float">
            <text:p>-0.01005025</text:p>
          </table:table-cell>
        </table:table-row>
        <table:table-row table:style-name="ro1">
          <table:table-cell office:value-type="float" office:value="0.0019236" calcext:value-type="float">
            <text:p>0.0019236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080402" calcext:value-type="float">
            <text:p>-0.0080402</text:p>
          </table:table-cell>
        </table:table-row>
        <table:table-row table:style-name="ro1">
          <table:table-cell office:value-type="float" office:value="0.001932" calcext:value-type="float">
            <text:p>0.001932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-0.00603015" calcext:value-type="float">
            <text:p>-0.00603015</text:p>
          </table:table-cell>
        </table:table-row>
        <table:table-row table:style-name="ro1">
          <table:table-cell office:value-type="float" office:value="0.0019404" calcext:value-type="float">
            <text:p>0.0019404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-0.0040201" calcext:value-type="float">
            <text:p>-0.0040201</text:p>
          </table:table-cell>
        </table:table-row>
        <table:table-row table:style-name="ro1">
          <table:table-cell office:value-type="float" office:value="0.0019488" calcext:value-type="float">
            <text:p>0.0019488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-0.0040201" calcext:value-type="float">
            <text:p>-0.0040201</text:p>
          </table:table-cell>
        </table:table-row>
        <table:table-row table:style-name="ro1">
          <table:table-cell office:value-type="float" office:value="0.0019572" calcext:value-type="float">
            <text:p>0.0019572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0201005" calcext:value-type="float">
            <text:p>-0.00201005</text:p>
          </table:table-cell>
        </table:table-row>
        <table:table-row table:style-name="ro1">
          <table:table-cell office:value-type="float" office:value="0.0019656" calcext:value-type="float">
            <text:p>0.0019656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974" calcext:value-type="float">
            <text:p>0.00197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0201005" calcext:value-type="float">
            <text:p>-0.00201005</text:p>
          </table:table-cell>
        </table:table-row>
        <table:table-row table:style-name="ro1">
          <table:table-cell office:value-type="float" office:value="0.0019824" calcext:value-type="float">
            <text:p>0.0019824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0.00201005" calcext:value-type="float">
            <text:p>0.00201005</text:p>
          </table:table-cell>
        </table:table-row>
        <table:table-row table:style-name="ro1">
          <table:table-cell office:value-type="float" office:value="0.0019908" calcext:value-type="float">
            <text:p>0.0019908</text:p>
          </table:table-cell>
          <table:table-cell office:value-type="float" office:value="-0.16080402" calcext:value-type="float">
            <text:p>-0.16080402</text:p>
          </table:table-cell>
          <table:table-cell office:value-type="float" office:value="0.00201005" calcext:value-type="float">
            <text:p>0.00201005</text:p>
          </table:table-cell>
        </table:table-row>
        <table:table-row table:style-name="ro1">
          <table:table-cell office:value-type="float" office:value="0.0019992" calcext:value-type="float">
            <text:p>0.0019992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0.0040201" calcext:value-type="float">
            <text:p>0.0040201</text:p>
          </table:table-cell>
        </table:table-row>
        <table:table-row table:style-name="ro1">
          <table:table-cell office:value-type="float" office:value="0.0020076" calcext:value-type="float">
            <text:p>0.0020076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0.0040201" calcext:value-type="float">
            <text:p>0.0040201</text:p>
          </table:table-cell>
        </table:table-row>
        <table:table-row table:style-name="ro1">
          <table:table-cell office:value-type="float" office:value="0.002016" calcext:value-type="float">
            <text:p>0.002016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0.00603015" calcext:value-type="float">
            <text:p>0.00603015</text:p>
          </table:table-cell>
        </table:table-row>
        <table:table-row table:style-name="ro1">
          <table:table-cell office:value-type="float" office:value="0.0020244" calcext:value-type="float">
            <text:p>0.0020244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0.0080402" calcext:value-type="float">
            <text:p>0.0080402</text:p>
          </table:table-cell>
        </table:table-row>
        <table:table-row table:style-name="ro1">
          <table:table-cell office:value-type="float" office:value="0.0020328" calcext:value-type="float">
            <text:p>0.0020328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080402" calcext:value-type="float">
            <text:p>0.0080402</text:p>
          </table:table-cell>
        </table:table-row>
        <table:table-row table:style-name="ro1">
          <table:table-cell office:value-type="float" office:value="0.0020412" calcext:value-type="float">
            <text:p>0.0020412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1005025" calcext:value-type="float">
            <text:p>0.01005025</text:p>
          </table:table-cell>
        </table:table-row>
        <table:table-row table:style-name="ro1">
          <table:table-cell office:value-type="float" office:value="0.0020496" calcext:value-type="float">
            <text:p>0.0020496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0.01005025" calcext:value-type="float">
            <text:p>0.01005025</text:p>
          </table:table-cell>
        </table:table-row>
        <table:table-row table:style-name="ro1">
          <table:table-cell office:value-type="float" office:value="0.002058" calcext:value-type="float">
            <text:p>0.002058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120603" calcext:value-type="float">
            <text:p>0.0120603</text:p>
          </table:table-cell>
        </table:table-row>
        <table:table-row table:style-name="ro1">
          <table:table-cell office:value-type="float" office:value="0.0020664" calcext:value-type="float">
            <text:p>0.0020664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1407035" calcext:value-type="float">
            <text:p>0.01407035</text:p>
          </table:table-cell>
        </table:table-row>
        <table:table-row table:style-name="ro1">
          <table:table-cell office:value-type="float" office:value="0.0020748" calcext:value-type="float">
            <text:p>0.0020748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0.01407035" calcext:value-type="float">
            <text:p>0.01407035</text:p>
          </table:table-cell>
        </table:table-row>
        <table:table-row table:style-name="ro1">
          <table:table-cell office:value-type="float" office:value="0.0020832" calcext:value-type="float">
            <text:p>0.0020832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160804" calcext:value-type="float">
            <text:p>0.0160804</text:p>
          </table:table-cell>
        </table:table-row>
        <table:table-row table:style-name="ro1">
          <table:table-cell office:value-type="float" office:value="0.0020916" calcext:value-type="float">
            <text:p>0.0020916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160804" calcext:value-type="float">
            <text:p>0.0160804</text:p>
          </table:table-cell>
        </table:table-row>
        <table:table-row table:style-name="ro1">
          <table:table-cell office:value-type="float" office:value="0.0021" calcext:value-type="float">
            <text:p>0.0021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160804" calcext:value-type="float">
            <text:p>0.0160804</text:p>
          </table:table-cell>
        </table:table-row>
        <table:table-row table:style-name="ro1">
          <table:table-cell office:value-type="float" office:value="0.0021084" calcext:value-type="float">
            <text:p>0.0021084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1809045" calcext:value-type="float">
            <text:p>0.01809045</text:p>
          </table:table-cell>
        </table:table-row>
        <table:table-row table:style-name="ro1">
          <table:table-cell office:value-type="float" office:value="0.0021168" calcext:value-type="float">
            <text:p>0.0021168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1809045" calcext:value-type="float">
            <text:p>0.01809045</text:p>
          </table:table-cell>
        </table:table-row>
        <table:table-row table:style-name="ro1">
          <table:table-cell office:value-type="float" office:value="0.0021252" calcext:value-type="float">
            <text:p>0.0021252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21336" calcext:value-type="float">
            <text:p>0.0021336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2142" calcext:value-type="float">
            <text:p>0.002142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21504" calcext:value-type="float">
            <text:p>0.0021504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21588" calcext:value-type="float">
            <text:p>0.0021588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21672" calcext:value-type="float">
            <text:p>0.0021672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21756" calcext:value-type="float">
            <text:p>0.0021756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2184" calcext:value-type="float">
            <text:p>0.002184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21924" calcext:value-type="float">
            <text:p>0.0021924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22008" calcext:value-type="float">
            <text:p>0.0022008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22092" calcext:value-type="float">
            <text:p>0.0022092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41206" calcext:value-type="float">
            <text:p>0.0241206</text:p>
          </table:table-cell>
        </table:table-row>
        <table:table-row table:style-name="ro1">
          <table:table-cell office:value-type="float" office:value="0.0022176" calcext:value-type="float">
            <text:p>0.0022176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41206" calcext:value-type="float">
            <text:p>0.0241206</text:p>
          </table:table-cell>
        </table:table-row>
        <table:table-row table:style-name="ro1">
          <table:table-cell office:value-type="float" office:value="0.002226" calcext:value-type="float">
            <text:p>0.002226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241206" calcext:value-type="float">
            <text:p>0.0241206</text:p>
          </table:table-cell>
        </table:table-row>
        <table:table-row table:style-name="ro1">
          <table:table-cell office:value-type="float" office:value="0.0022344" calcext:value-type="float">
            <text:p>0.0022344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22428" calcext:value-type="float">
            <text:p>0.0022428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41206" calcext:value-type="float">
            <text:p>0.0241206</text:p>
          </table:table-cell>
        </table:table-row>
        <table:table-row table:style-name="ro1">
          <table:table-cell office:value-type="float" office:value="0.0022512" calcext:value-type="float">
            <text:p>0.0022512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22596" calcext:value-type="float">
            <text:p>0.0022596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2268" calcext:value-type="float">
            <text:p>0.002268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22764" calcext:value-type="float">
            <text:p>0.0022764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22848" calcext:value-type="float">
            <text:p>0.0022848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22932" calcext:value-type="float">
            <text:p>0.0022932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23016" calcext:value-type="float">
            <text:p>0.0023016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1809045" calcext:value-type="float">
            <text:p>0.01809045</text:p>
          </table:table-cell>
        </table:table-row>
        <table:table-row table:style-name="ro1">
          <table:table-cell office:value-type="float" office:value="0.00231" calcext:value-type="float">
            <text:p>0.00231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1809045" calcext:value-type="float">
            <text:p>0.01809045</text:p>
          </table:table-cell>
        </table:table-row>
        <table:table-row table:style-name="ro1">
          <table:table-cell office:value-type="float" office:value="0.0023184" calcext:value-type="float">
            <text:p>0.0023184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1809045" calcext:value-type="float">
            <text:p>0.01809045</text:p>
          </table:table-cell>
        </table:table-row>
        <table:table-row table:style-name="ro1">
          <table:table-cell office:value-type="float" office:value="0.0023268" calcext:value-type="float">
            <text:p>0.0023268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160804" calcext:value-type="float">
            <text:p>0.0160804</text:p>
          </table:table-cell>
        </table:table-row>
        <table:table-row table:style-name="ro1">
          <table:table-cell office:value-type="float" office:value="0.0023352" calcext:value-type="float">
            <text:p>0.0023352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160804" calcext:value-type="float">
            <text:p>0.0160804</text:p>
          </table:table-cell>
        </table:table-row>
        <table:table-row table:style-name="ro1">
          <table:table-cell office:value-type="float" office:value="0.0023436" calcext:value-type="float">
            <text:p>0.0023436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160804" calcext:value-type="float">
            <text:p>0.0160804</text:p>
          </table:table-cell>
        </table:table-row>
        <table:table-row table:style-name="ro1">
          <table:table-cell office:value-type="float" office:value="0.002352" calcext:value-type="float">
            <text:p>0.002352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120603" calcext:value-type="float">
            <text:p>0.0120603</text:p>
          </table:table-cell>
        </table:table-row>
        <table:table-row table:style-name="ro1">
          <table:table-cell office:value-type="float" office:value="0.0023604" calcext:value-type="float">
            <text:p>0.0023604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120603" calcext:value-type="float">
            <text:p>0.0120603</text:p>
          </table:table-cell>
        </table:table-row>
        <table:table-row table:style-name="ro1">
          <table:table-cell office:value-type="float" office:value="0.0023688" calcext:value-type="float">
            <text:p>0.0023688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120603" calcext:value-type="float">
            <text:p>0.0120603</text:p>
          </table:table-cell>
        </table:table-row>
        <table:table-row table:style-name="ro1">
          <table:table-cell office:value-type="float" office:value="0.0023772" calcext:value-type="float">
            <text:p>0.0023772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1005025" calcext:value-type="float">
            <text:p>0.01005025</text:p>
          </table:table-cell>
        </table:table-row>
        <table:table-row table:style-name="ro1">
          <table:table-cell office:value-type="float" office:value="0.0023856" calcext:value-type="float">
            <text:p>0.0023856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1005025" calcext:value-type="float">
            <text:p>0.01005025</text:p>
          </table:table-cell>
        </table:table-row>
        <table:table-row table:style-name="ro1">
          <table:table-cell office:value-type="float" office:value="0.002394" calcext:value-type="float">
            <text:p>0.002394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0.0080402" calcext:value-type="float">
            <text:p>0.0080402</text:p>
          </table:table-cell>
        </table:table-row>
        <table:table-row table:style-name="ro1">
          <table:table-cell office:value-type="float" office:value="0.0024024" calcext:value-type="float">
            <text:p>0.0024024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080402" calcext:value-type="float">
            <text:p>0.0080402</text:p>
          </table:table-cell>
        </table:table-row>
        <table:table-row table:style-name="ro1">
          <table:table-cell office:value-type="float" office:value="0.0024108" calcext:value-type="float">
            <text:p>0.0024108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0.0080402" calcext:value-type="float">
            <text:p>0.0080402</text:p>
          </table:table-cell>
        </table:table-row>
        <table:table-row table:style-name="ro1">
          <table:table-cell office:value-type="float" office:value="0.0024192" calcext:value-type="float">
            <text:p>0.0024192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0.00201005" calcext:value-type="float">
            <text:p>0.00201005</text:p>
          </table:table-cell>
        </table:table-row>
        <table:table-row table:style-name="ro1">
          <table:table-cell office:value-type="float" office:value="0.0024276" calcext:value-type="float">
            <text:p>0.0024276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0201005" calcext:value-type="float">
            <text:p>0.00201005</text:p>
          </table:table-cell>
        </table:table-row>
        <table:table-row table:style-name="ro1">
          <table:table-cell office:value-type="float" office:value="0.002436" calcext:value-type="float">
            <text:p>0.002436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0201005" calcext:value-type="float">
            <text:p>0.00201005</text:p>
          </table:table-cell>
        </table:table-row>
        <table:table-row table:style-name="ro1">
          <table:table-cell office:value-type="float" office:value="0.0024444" calcext:value-type="float">
            <text:p>0.0024444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0.00201005" calcext:value-type="float">
            <text:p>0.00201005</text:p>
          </table:table-cell>
        </table:table-row>
        <table:table-row table:style-name="ro1">
          <table:table-cell office:value-type="float" office:value="0.0024528" calcext:value-type="float">
            <text:p>0.0024528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4612" calcext:value-type="float">
            <text:p>0.0024612</text:p>
          </table:table-cell>
          <table:table-cell office:value-type="float" office:value="0" calcext:value-type="float">
            <text:p>0</text:p>
          </table:table-cell>
          <table:table-cell office:value-type="float" office:value="-0.00201005" calcext:value-type="float">
            <text:p>-0.00201005</text:p>
          </table:table-cell>
        </table:table-row>
        <table:table-row table:style-name="ro1">
          <table:table-cell office:value-type="float" office:value="0.0024696" calcext:value-type="float">
            <text:p>0.0024696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-0.00201005" calcext:value-type="float">
            <text:p>-0.00201005</text:p>
          </table:table-cell>
        </table:table-row>
        <table:table-row table:style-name="ro1">
          <table:table-cell office:value-type="float" office:value="0.002478" calcext:value-type="float">
            <text:p>0.002478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-0.00603015" calcext:value-type="float">
            <text:p>-0.00603015</text:p>
          </table:table-cell>
        </table:table-row>
        <table:table-row table:style-name="ro1">
          <table:table-cell office:value-type="float" office:value="0.0024864" calcext:value-type="float">
            <text:p>0.0024864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-0.00603015" calcext:value-type="float">
            <text:p>-0.00603015</text:p>
          </table:table-cell>
        </table:table-row>
        <table:table-row table:style-name="ro1">
          <table:table-cell office:value-type="float" office:value="0.0024948" calcext:value-type="float">
            <text:p>0.00249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0603015" calcext:value-type="float">
            <text:p>-0.00603015</text:p>
          </table:table-cell>
        </table:table-row>
        <table:table-row table:style-name="ro1">
          <table:table-cell office:value-type="float" office:value="0.0025032" calcext:value-type="float">
            <text:p>0.0025032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-0.0080402" calcext:value-type="float">
            <text:p>-0.0080402</text:p>
          </table:table-cell>
        </table:table-row>
        <table:table-row table:style-name="ro1">
          <table:table-cell office:value-type="float" office:value="0.0025116" calcext:value-type="float">
            <text:p>0.0025116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-0.01005025" calcext:value-type="float">
            <text:p>-0.01005025</text:p>
          </table:table-cell>
        </table:table-row>
        <table:table-row table:style-name="ro1">
          <table:table-cell office:value-type="float" office:value="0.00252" calcext:value-type="float">
            <text:p>0.00252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-0.0120603" calcext:value-type="float">
            <text:p>-0.0120603</text:p>
          </table:table-cell>
        </table:table-row>
        <table:table-row table:style-name="ro1">
          <table:table-cell office:value-type="float" office:value="0.0025284" calcext:value-type="float">
            <text:p>0.0025284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-0.0120603" calcext:value-type="float">
            <text:p>-0.0120603</text:p>
          </table:table-cell>
        </table:table-row>
        <table:table-row table:style-name="ro1">
          <table:table-cell office:value-type="float" office:value="0.0025368" calcext:value-type="float">
            <text:p>0.0025368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-0.0120603" calcext:value-type="float">
            <text:p>-0.0120603</text:p>
          </table:table-cell>
        </table:table-row>
        <table:table-row table:style-name="ro1">
          <table:table-cell office:value-type="float" office:value="0.0025452" calcext:value-type="float">
            <text:p>0.0025452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1407035" calcext:value-type="float">
            <text:p>-0.01407035</text:p>
          </table:table-cell>
        </table:table-row>
        <table:table-row table:style-name="ro1">
          <table:table-cell office:value-type="float" office:value="0.0025536" calcext:value-type="float">
            <text:p>0.0025536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160804" calcext:value-type="float">
            <text:p>-0.0160804</text:p>
          </table:table-cell>
        </table:table-row>
        <table:table-row table:style-name="ro1">
          <table:table-cell office:value-type="float" office:value="0.002562" calcext:value-type="float">
            <text:p>0.002562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160804" calcext:value-type="float">
            <text:p>-0.0160804</text:p>
          </table:table-cell>
        </table:table-row>
        <table:table-row table:style-name="ro1">
          <table:table-cell office:value-type="float" office:value="0.0025704" calcext:value-type="float">
            <text:p>0.0025704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5788" calcext:value-type="float">
            <text:p>0.0025788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1809045" calcext:value-type="float">
            <text:p>-0.01809045</text:p>
          </table:table-cell>
        </table:table-row>
        <table:table-row table:style-name="ro1">
          <table:table-cell office:value-type="float" office:value="0.0025872" calcext:value-type="float">
            <text:p>0.0025872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5956" calcext:value-type="float">
            <text:p>0.0025956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604" calcext:value-type="float">
            <text:p>0.002604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6124" calcext:value-type="float">
            <text:p>0.0026124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26208" calcext:value-type="float">
            <text:p>0.0026208</text:p>
          </table:table-cell>
          <table:table-cell office:value-type="float" office:value="-2.25125628" calcext:value-type="float">
            <text:p>-2.25125628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26292" calcext:value-type="float">
            <text:p>0.0026292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26376" calcext:value-type="float">
            <text:p>0.0026376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2646" calcext:value-type="float">
            <text:p>0.002646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26544" calcext:value-type="float">
            <text:p>0.0026544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26628" calcext:value-type="float">
            <text:p>0.0026628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26712" calcext:value-type="float">
            <text:p>0.0026712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26796" calcext:value-type="float">
            <text:p>0.0026796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281407" calcext:value-type="float">
            <text:p>-0.0281407</text:p>
          </table:table-cell>
        </table:table-row>
        <table:table-row table:style-name="ro1">
          <table:table-cell office:value-type="float" office:value="0.002688" calcext:value-type="float">
            <text:p>0.002688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26964" calcext:value-type="float">
            <text:p>0.0026964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281407" calcext:value-type="float">
            <text:p>-0.0281407</text:p>
          </table:table-cell>
        </table:table-row>
        <table:table-row table:style-name="ro1">
          <table:table-cell office:value-type="float" office:value="0.0027048" calcext:value-type="float">
            <text:p>0.0027048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81407" calcext:value-type="float">
            <text:p>-0.0281407</text:p>
          </table:table-cell>
        </table:table-row>
        <table:table-row table:style-name="ro1">
          <table:table-cell office:value-type="float" office:value="0.0027132" calcext:value-type="float">
            <text:p>0.0027132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81407" calcext:value-type="float">
            <text:p>-0.0281407</text:p>
          </table:table-cell>
        </table:table-row>
        <table:table-row table:style-name="ro1">
          <table:table-cell office:value-type="float" office:value="0.0027216" calcext:value-type="float">
            <text:p>0.0027216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273" calcext:value-type="float">
            <text:p>0.00273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27384" calcext:value-type="float">
            <text:p>0.0027384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281407" calcext:value-type="float">
            <text:p>-0.0281407</text:p>
          </table:table-cell>
        </table:table-row>
        <table:table-row table:style-name="ro1">
          <table:table-cell office:value-type="float" office:value="0.0027468" calcext:value-type="float">
            <text:p>0.0027468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81407" calcext:value-type="float">
            <text:p>-0.0281407</text:p>
          </table:table-cell>
        </table:table-row>
        <table:table-row table:style-name="ro1">
          <table:table-cell office:value-type="float" office:value="0.0027552" calcext:value-type="float">
            <text:p>0.0027552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27636" calcext:value-type="float">
            <text:p>0.0027636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2772" calcext:value-type="float">
            <text:p>0.002772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27804" calcext:value-type="float">
            <text:p>0.0027804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27888" calcext:value-type="float">
            <text:p>0.0027888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27972" calcext:value-type="float">
            <text:p>0.0027972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28056" calcext:value-type="float">
            <text:p>0.0028056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2814" calcext:value-type="float">
            <text:p>0.002814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211055" calcext:value-type="float">
            <text:p>-0.02211055</text:p>
          </table:table-cell>
        </table:table-row>
        <table:table-row table:style-name="ro1">
          <table:table-cell office:value-type="float" office:value="0.0028224" calcext:value-type="float">
            <text:p>0.0028224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2211055" calcext:value-type="float">
            <text:p>-0.02211055</text:p>
          </table:table-cell>
        </table:table-row>
        <table:table-row table:style-name="ro1">
          <table:table-cell office:value-type="float" office:value="0.0028308" calcext:value-type="float">
            <text:p>0.0028308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8392" calcext:value-type="float">
            <text:p>0.0028392</text:p>
          </table:table-cell>
          <table:table-cell office:value-type="float" office:value="-2.25125628" calcext:value-type="float">
            <text:p>-2.25125628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8476" calcext:value-type="float">
            <text:p>0.0028476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1809045" calcext:value-type="float">
            <text:p>-0.01809045</text:p>
          </table:table-cell>
        </table:table-row>
        <table:table-row table:style-name="ro1">
          <table:table-cell office:value-type="float" office:value="0.002856" calcext:value-type="float">
            <text:p>0.002856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1809045" calcext:value-type="float">
            <text:p>-0.01809045</text:p>
          </table:table-cell>
        </table:table-row>
        <table:table-row table:style-name="ro1">
          <table:table-cell office:value-type="float" office:value="0.0028644" calcext:value-type="float">
            <text:p>0.0028644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160804" calcext:value-type="float">
            <text:p>-0.0160804</text:p>
          </table:table-cell>
        </table:table-row>
        <table:table-row table:style-name="ro1">
          <table:table-cell office:value-type="float" office:value="0.0028728" calcext:value-type="float">
            <text:p>0.0028728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1407035" calcext:value-type="float">
            <text:p>-0.01407035</text:p>
          </table:table-cell>
        </table:table-row>
        <table:table-row table:style-name="ro1">
          <table:table-cell office:value-type="float" office:value="0.0028812" calcext:value-type="float">
            <text:p>0.0028812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1407035" calcext:value-type="float">
            <text:p>-0.01407035</text:p>
          </table:table-cell>
        </table:table-row>
        <table:table-row table:style-name="ro1">
          <table:table-cell office:value-type="float" office:value="0.0028896" calcext:value-type="float">
            <text:p>0.0028896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120603" calcext:value-type="float">
            <text:p>-0.0120603</text:p>
          </table:table-cell>
        </table:table-row>
        <table:table-row table:style-name="ro1">
          <table:table-cell office:value-type="float" office:value="0.002898" calcext:value-type="float">
            <text:p>0.002898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120603" calcext:value-type="float">
            <text:p>-0.0120603</text:p>
          </table:table-cell>
        </table:table-row>
        <table:table-row table:style-name="ro1">
          <table:table-cell office:value-type="float" office:value="0.0029064" calcext:value-type="float">
            <text:p>0.0029064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-0.01005025" calcext:value-type="float">
            <text:p>-0.01005025</text:p>
          </table:table-cell>
        </table:table-row>
        <table:table-row table:style-name="ro1">
          <table:table-cell office:value-type="float" office:value="0.0029148" calcext:value-type="float">
            <text:p>0.0029148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1005025" calcext:value-type="float">
            <text:p>-0.01005025</text:p>
          </table:table-cell>
        </table:table-row>
        <table:table-row table:style-name="ro1">
          <table:table-cell office:value-type="float" office:value="0.0029232" calcext:value-type="float">
            <text:p>0.0029232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1005025" calcext:value-type="float">
            <text:p>-0.01005025</text:p>
          </table:table-cell>
        </table:table-row>
        <table:table-row table:style-name="ro1">
          <table:table-cell office:value-type="float" office:value="0.0029316" calcext:value-type="float">
            <text:p>0.0029316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0603015" calcext:value-type="float">
            <text:p>-0.00603015</text:p>
          </table:table-cell>
        </table:table-row>
        <table:table-row table:style-name="ro1">
          <table:table-cell office:value-type="float" office:value="0.00294" calcext:value-type="float">
            <text:p>0.00294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-0.00603015" calcext:value-type="float">
            <text:p>-0.00603015</text:p>
          </table:table-cell>
        </table:table-row>
        <table:table-row table:style-name="ro1">
          <table:table-cell office:value-type="float" office:value="0.0029484" calcext:value-type="float">
            <text:p>0.0029484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-0.0040201" calcext:value-type="float">
            <text:p>-0.0040201</text:p>
          </table:table-cell>
        </table:table-row>
        <table:table-row table:style-name="ro1">
          <table:table-cell office:value-type="float" office:value="0.0029568" calcext:value-type="float">
            <text:p>0.0029568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0201005" calcext:value-type="float">
            <text:p>-0.00201005</text:p>
          </table:table-cell>
        </table:table-row>
        <table:table-row table:style-name="ro1">
          <table:table-cell office:value-type="float" office:value="0.0029652" calcext:value-type="float">
            <text:p>0.0029652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9736" calcext:value-type="float">
            <text:p>0.0029736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0.00201005" calcext:value-type="float">
            <text:p>0.00201005</text:p>
          </table:table-cell>
        </table:table-row>
        <table:table-row table:style-name="ro1">
          <table:table-cell office:value-type="float" office:value="0.002982" calcext:value-type="float">
            <text:p>0.002982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0.00201005" calcext:value-type="float">
            <text:p>0.00201005</text:p>
          </table:table-cell>
        </table:table-row>
        <table:table-row table:style-name="ro1">
          <table:table-cell office:value-type="float" office:value="0.0029904" calcext:value-type="float">
            <text:p>0.0029904</text:p>
          </table:table-cell>
          <table:table-cell office:value-type="float" office:value="-0.16080402" calcext:value-type="float">
            <text:p>-0.16080402</text:p>
          </table:table-cell>
          <table:table-cell office:value-type="float" office:value="0.0040201" calcext:value-type="float">
            <text:p>0.0040201</text:p>
          </table:table-cell>
        </table:table-row>
        <table:table-row table:style-name="ro1">
          <table:table-cell office:value-type="float" office:value="0.0029988" calcext:value-type="float">
            <text:p>0.0029988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0.0040201" calcext:value-type="float">
            <text:p>0.0040201</text:p>
          </table:table-cell>
        </table:table-row>
        <table:table-row table:style-name="ro1">
          <table:table-cell office:value-type="float" office:value="0.0030072" calcext:value-type="float">
            <text:p>0.0030072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0.0040201" calcext:value-type="float">
            <text:p>0.0040201</text:p>
          </table:table-cell>
        </table:table-row>
        <table:table-row table:style-name="ro1">
          <table:table-cell office:value-type="float" office:value="0.0030156" calcext:value-type="float">
            <text:p>0.0030156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0.00603015" calcext:value-type="float">
            <text:p>0.00603015</text:p>
          </table:table-cell>
        </table:table-row>
        <table:table-row table:style-name="ro1">
          <table:table-cell office:value-type="float" office:value="0.003024" calcext:value-type="float">
            <text:p>0.003024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0.0080402" calcext:value-type="float">
            <text:p>0.0080402</text:p>
          </table:table-cell>
        </table:table-row>
        <table:table-row table:style-name="ro1">
          <table:table-cell office:value-type="float" office:value="0.0030324" calcext:value-type="float">
            <text:p>0.0030324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080402" calcext:value-type="float">
            <text:p>0.0080402</text:p>
          </table:table-cell>
        </table:table-row>
        <table:table-row table:style-name="ro1">
          <table:table-cell office:value-type="float" office:value="0.0030408" calcext:value-type="float">
            <text:p>0.0030408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1005025" calcext:value-type="float">
            <text:p>0.01005025</text:p>
          </table:table-cell>
        </table:table-row>
        <table:table-row table:style-name="ro1">
          <table:table-cell office:value-type="float" office:value="0.0030492" calcext:value-type="float">
            <text:p>0.0030492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0.01005025" calcext:value-type="float">
            <text:p>0.01005025</text:p>
          </table:table-cell>
        </table:table-row>
        <table:table-row table:style-name="ro1">
          <table:table-cell office:value-type="float" office:value="0.0030576" calcext:value-type="float">
            <text:p>0.0030576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120603" calcext:value-type="float">
            <text:p>0.0120603</text:p>
          </table:table-cell>
        </table:table-row>
        <table:table-row table:style-name="ro1">
          <table:table-cell office:value-type="float" office:value="0.003066" calcext:value-type="float">
            <text:p>0.003066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1407035" calcext:value-type="float">
            <text:p>0.01407035</text:p>
          </table:table-cell>
        </table:table-row>
        <table:table-row table:style-name="ro1">
          <table:table-cell office:value-type="float" office:value="0.0030744" calcext:value-type="float">
            <text:p>0.0030744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0.01407035" calcext:value-type="float">
            <text:p>0.01407035</text:p>
          </table:table-cell>
        </table:table-row>
        <table:table-row table:style-name="ro1">
          <table:table-cell office:value-type="float" office:value="0.0030828" calcext:value-type="float">
            <text:p>0.0030828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1407035" calcext:value-type="float">
            <text:p>0.01407035</text:p>
          </table:table-cell>
        </table:table-row>
        <table:table-row table:style-name="ro1">
          <table:table-cell office:value-type="float" office:value="0.0030912" calcext:value-type="float">
            <text:p>0.0030912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1809045" calcext:value-type="float">
            <text:p>0.01809045</text:p>
          </table:table-cell>
        </table:table-row>
        <table:table-row table:style-name="ro1">
          <table:table-cell office:value-type="float" office:value="0.0030996" calcext:value-type="float">
            <text:p>0.0030996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160804" calcext:value-type="float">
            <text:p>0.0160804</text:p>
          </table:table-cell>
        </table:table-row>
        <table:table-row table:style-name="ro1">
          <table:table-cell office:value-type="float" office:value="0.003108" calcext:value-type="float">
            <text:p>0.003108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160804" calcext:value-type="float">
            <text:p>0.0160804</text:p>
          </table:table-cell>
        </table:table-row>
        <table:table-row table:style-name="ro1">
          <table:table-cell office:value-type="float" office:value="0.0031164" calcext:value-type="float">
            <text:p>0.0031164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1809045" calcext:value-type="float">
            <text:p>0.01809045</text:p>
          </table:table-cell>
        </table:table-row>
        <table:table-row table:style-name="ro1">
          <table:table-cell office:value-type="float" office:value="0.0031248" calcext:value-type="float">
            <text:p>0.0031248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1809045" calcext:value-type="float">
            <text:p>0.01809045</text:p>
          </table:table-cell>
        </table:table-row>
        <table:table-row table:style-name="ro1">
          <table:table-cell office:value-type="float" office:value="0.0031332" calcext:value-type="float">
            <text:p>0.0031332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31416" calcext:value-type="float">
            <text:p>0.0031416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315" calcext:value-type="float">
            <text:p>0.00315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31584" calcext:value-type="float">
            <text:p>0.0031584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31668" calcext:value-type="float">
            <text:p>0.0031668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31752" calcext:value-type="float">
            <text:p>0.0031752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31836" calcext:value-type="float">
            <text:p>0.0031836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41206" calcext:value-type="float">
            <text:p>0.0241206</text:p>
          </table:table-cell>
        </table:table-row>
        <table:table-row table:style-name="ro1">
          <table:table-cell office:value-type="float" office:value="0.003192" calcext:value-type="float">
            <text:p>0.003192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41206" calcext:value-type="float">
            <text:p>0.0241206</text:p>
          </table:table-cell>
        </table:table-row>
        <table:table-row table:style-name="ro1">
          <table:table-cell office:value-type="float" office:value="0.0032004" calcext:value-type="float">
            <text:p>0.0032004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32088" calcext:value-type="float">
            <text:p>0.0032088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32172" calcext:value-type="float">
            <text:p>0.0032172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32256" calcext:value-type="float">
            <text:p>0.0032256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3234" calcext:value-type="float">
            <text:p>0.003234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32424" calcext:value-type="float">
            <text:p>0.0032424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32508" calcext:value-type="float">
            <text:p>0.0032508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32592" calcext:value-type="float">
            <text:p>0.0032592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32676" calcext:value-type="float">
            <text:p>0.0032676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3276" calcext:value-type="float">
            <text:p>0.003276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32844" calcext:value-type="float">
            <text:p>0.0032844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32928" calcext:value-type="float">
            <text:p>0.0032928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33012" calcext:value-type="float">
            <text:p>0.0033012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33096" calcext:value-type="float">
            <text:p>0.0033096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1809045" calcext:value-type="float">
            <text:p>0.01809045</text:p>
          </table:table-cell>
        </table:table-row>
        <table:table-row table:style-name="ro1">
          <table:table-cell office:value-type="float" office:value="0.003318" calcext:value-type="float">
            <text:p>0.003318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1809045" calcext:value-type="float">
            <text:p>0.01809045</text:p>
          </table:table-cell>
        </table:table-row>
        <table:table-row table:style-name="ro1">
          <table:table-cell office:value-type="float" office:value="0.0033264" calcext:value-type="float">
            <text:p>0.0033264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160804" calcext:value-type="float">
            <text:p>0.0160804</text:p>
          </table:table-cell>
        </table:table-row>
        <table:table-row table:style-name="ro1">
          <table:table-cell office:value-type="float" office:value="0.0033348" calcext:value-type="float">
            <text:p>0.0033348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1407035" calcext:value-type="float">
            <text:p>0.01407035</text:p>
          </table:table-cell>
        </table:table-row>
        <table:table-row table:style-name="ro1">
          <table:table-cell office:value-type="float" office:value="0.0033432" calcext:value-type="float">
            <text:p>0.0033432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1407035" calcext:value-type="float">
            <text:p>0.01407035</text:p>
          </table:table-cell>
        </table:table-row>
        <table:table-row table:style-name="ro1">
          <table:table-cell office:value-type="float" office:value="0.0033516" calcext:value-type="float">
            <text:p>0.0033516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1407035" calcext:value-type="float">
            <text:p>0.01407035</text:p>
          </table:table-cell>
        </table:table-row>
        <table:table-row table:style-name="ro1">
          <table:table-cell office:value-type="float" office:value="0.00336" calcext:value-type="float">
            <text:p>0.00336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1407035" calcext:value-type="float">
            <text:p>0.01407035</text:p>
          </table:table-cell>
        </table:table-row>
        <table:table-row table:style-name="ro1">
          <table:table-cell office:value-type="float" office:value="0.0033684" calcext:value-type="float">
            <text:p>0.0033684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120603" calcext:value-type="float">
            <text:p>0.0120603</text:p>
          </table:table-cell>
        </table:table-row>
        <table:table-row table:style-name="ro1">
          <table:table-cell office:value-type="float" office:value="0.0033768" calcext:value-type="float">
            <text:p>0.0033768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120603" calcext:value-type="float">
            <text:p>0.0120603</text:p>
          </table:table-cell>
        </table:table-row>
        <table:table-row table:style-name="ro1">
          <table:table-cell office:value-type="float" office:value="0.0033852" calcext:value-type="float">
            <text:p>0.0033852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1005025" calcext:value-type="float">
            <text:p>0.01005025</text:p>
          </table:table-cell>
        </table:table-row>
        <table:table-row table:style-name="ro1">
          <table:table-cell office:value-type="float" office:value="0.0033936" calcext:value-type="float">
            <text:p>0.0033936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0.0080402" calcext:value-type="float">
            <text:p>0.0080402</text:p>
          </table:table-cell>
        </table:table-row>
        <table:table-row table:style-name="ro1">
          <table:table-cell office:value-type="float" office:value="0.003402" calcext:value-type="float">
            <text:p>0.003402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0603015" calcext:value-type="float">
            <text:p>0.00603015</text:p>
          </table:table-cell>
        </table:table-row>
        <table:table-row table:style-name="ro1">
          <table:table-cell office:value-type="float" office:value="0.0034104" calcext:value-type="float">
            <text:p>0.0034104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0603015" calcext:value-type="float">
            <text:p>0.00603015</text:p>
          </table:table-cell>
        </table:table-row>
        <table:table-row table:style-name="ro1">
          <table:table-cell office:value-type="float" office:value="0.0034188" calcext:value-type="float">
            <text:p>0.0034188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0.0040201" calcext:value-type="float">
            <text:p>0.0040201</text:p>
          </table:table-cell>
        </table:table-row>
        <table:table-row table:style-name="ro1">
          <table:table-cell office:value-type="float" office:value="0.0034272" calcext:value-type="float">
            <text:p>0.003427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0201005" calcext:value-type="float">
            <text:p>0.00201005</text:p>
          </table:table-cell>
        </table:table-row>
        <table:table-row table:style-name="ro1">
          <table:table-cell office:value-type="float" office:value="0.0034356" calcext:value-type="float">
            <text:p>0.0034356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444" calcext:value-type="float">
            <text:p>0.003444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0.00201005" calcext:value-type="float">
            <text:p>0.00201005</text:p>
          </table:table-cell>
        </table:table-row>
        <table:table-row table:style-name="ro1">
          <table:table-cell office:value-type="float" office:value="0.0034524" calcext:value-type="float">
            <text:p>0.0034524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4608" calcext:value-type="float">
            <text:p>0.0034608</text:p>
          </table:table-cell>
          <table:table-cell office:value-type="float" office:value="0" calcext:value-type="float">
            <text:p>0</text:p>
          </table:table-cell>
          <table:table-cell office:value-type="float" office:value="-0.00201005" calcext:value-type="float">
            <text:p>-0.00201005</text:p>
          </table:table-cell>
        </table:table-row>
        <table:table-row table:style-name="ro1">
          <table:table-cell office:value-type="float" office:value="0.0034692" calcext:value-type="float">
            <text:p>0.0034692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-0.0040201" calcext:value-type="float">
            <text:p>-0.0040201</text:p>
          </table:table-cell>
        </table:table-row>
        <table:table-row table:style-name="ro1">
          <table:table-cell office:value-type="float" office:value="0.0034776" calcext:value-type="float">
            <text:p>0.0034776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-0.00603015" calcext:value-type="float">
            <text:p>-0.00603015</text:p>
          </table:table-cell>
        </table:table-row>
        <table:table-row table:style-name="ro1">
          <table:table-cell office:value-type="float" office:value="0.003486" calcext:value-type="float">
            <text:p>0.003486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-0.00603015" calcext:value-type="float">
            <text:p>-0.00603015</text:p>
          </table:table-cell>
        </table:table-row>
        <table:table-row table:style-name="ro1">
          <table:table-cell office:value-type="float" office:value="0.0034944" calcext:value-type="float">
            <text:p>0.00349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080402" calcext:value-type="float">
            <text:p>-0.0080402</text:p>
          </table:table-cell>
        </table:table-row>
        <table:table-row table:style-name="ro1">
          <table:table-cell office:value-type="float" office:value="0.0035028" calcext:value-type="float">
            <text:p>0.0035028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-0.01005025" calcext:value-type="float">
            <text:p>-0.01005025</text:p>
          </table:table-cell>
        </table:table-row>
        <table:table-row table:style-name="ro1">
          <table:table-cell office:value-type="float" office:value="0.0035112" calcext:value-type="float">
            <text:p>0.0035112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080402" calcext:value-type="float">
            <text:p>-0.0080402</text:p>
          </table:table-cell>
        </table:table-row>
        <table:table-row table:style-name="ro1">
          <table:table-cell office:value-type="float" office:value="0.0035196" calcext:value-type="float">
            <text:p>0.0035196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-0.01005025" calcext:value-type="float">
            <text:p>-0.01005025</text:p>
          </table:table-cell>
        </table:table-row>
        <table:table-row table:style-name="ro1">
          <table:table-cell office:value-type="float" office:value="0.003528" calcext:value-type="float">
            <text:p>0.003528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-0.01005025" calcext:value-type="float">
            <text:p>-0.01005025</text:p>
          </table:table-cell>
        </table:table-row>
        <table:table-row table:style-name="ro1">
          <table:table-cell office:value-type="float" office:value="0.0035364" calcext:value-type="float">
            <text:p>0.0035364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-0.01407035" calcext:value-type="float">
            <text:p>-0.01407035</text:p>
          </table:table-cell>
        </table:table-row>
        <table:table-row table:style-name="ro1">
          <table:table-cell office:value-type="float" office:value="0.0035448" calcext:value-type="float">
            <text:p>0.0035448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1407035" calcext:value-type="float">
            <text:p>-0.01407035</text:p>
          </table:table-cell>
        </table:table-row>
        <table:table-row table:style-name="ro1">
          <table:table-cell office:value-type="float" office:value="0.0035532" calcext:value-type="float">
            <text:p>0.0035532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160804" calcext:value-type="float">
            <text:p>-0.0160804</text:p>
          </table:table-cell>
        </table:table-row>
        <table:table-row table:style-name="ro1">
          <table:table-cell office:value-type="float" office:value="0.0035616" calcext:value-type="float">
            <text:p>0.0035616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1809045" calcext:value-type="float">
            <text:p>-0.01809045</text:p>
          </table:table-cell>
        </table:table-row>
        <table:table-row table:style-name="ro1">
          <table:table-cell office:value-type="float" office:value="0.00357" calcext:value-type="float">
            <text:p>0.00357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1809045" calcext:value-type="float">
            <text:p>-0.01809045</text:p>
          </table:table-cell>
        </table:table-row>
        <table:table-row table:style-name="ro1">
          <table:table-cell office:value-type="float" office:value="0.0035784" calcext:value-type="float">
            <text:p>0.0035784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1809045" calcext:value-type="float">
            <text:p>-0.01809045</text:p>
          </table:table-cell>
        </table:table-row>
        <table:table-row table:style-name="ro1">
          <table:table-cell office:value-type="float" office:value="0.0035868" calcext:value-type="float">
            <text:p>0.0035868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5952" calcext:value-type="float">
            <text:p>0.0035952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6036" calcext:value-type="float">
            <text:p>0.0036036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3612" calcext:value-type="float">
            <text:p>0.003612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2211055" calcext:value-type="float">
            <text:p>-0.02211055</text:p>
          </table:table-cell>
        </table:table-row>
        <table:table-row table:style-name="ro1">
          <table:table-cell office:value-type="float" office:value="0.0036204" calcext:value-type="float">
            <text:p>0.0036204</text:p>
          </table:table-cell>
          <table:table-cell office:value-type="float" office:value="-2.25125628" calcext:value-type="float">
            <text:p>-2.25125628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36288" calcext:value-type="float">
            <text:p>0.0036288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36372" calcext:value-type="float">
            <text:p>0.0036372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36456" calcext:value-type="float">
            <text:p>0.0036456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3654" calcext:value-type="float">
            <text:p>0.003654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36624" calcext:value-type="float">
            <text:p>0.0036624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36708" calcext:value-type="float">
            <text:p>0.0036708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36792" calcext:value-type="float">
            <text:p>0.0036792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36876" calcext:value-type="float">
            <text:p>0.0036876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3696" calcext:value-type="float">
            <text:p>0.003696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281407" calcext:value-type="float">
            <text:p>-0.0281407</text:p>
          </table:table-cell>
        </table:table-row>
        <table:table-row table:style-name="ro1">
          <table:table-cell office:value-type="float" office:value="0.0037044" calcext:value-type="float">
            <text:p>0.0037044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37128" calcext:value-type="float">
            <text:p>0.0037128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81407" calcext:value-type="float">
            <text:p>-0.0281407</text:p>
          </table:table-cell>
        </table:table-row>
        <table:table-row table:style-name="ro1">
          <table:table-cell office:value-type="float" office:value="0.0037212" calcext:value-type="float">
            <text:p>0.0037212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37296" calcext:value-type="float">
            <text:p>0.0037296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3738" calcext:value-type="float">
            <text:p>0.003738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37464" calcext:value-type="float">
            <text:p>0.0037464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37548" calcext:value-type="float">
            <text:p>0.0037548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37632" calcext:value-type="float">
            <text:p>0.0037632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37716" calcext:value-type="float">
            <text:p>0.0037716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378" calcext:value-type="float">
            <text:p>0.00378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37884" calcext:value-type="float">
            <text:p>0.0037884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37968" calcext:value-type="float">
            <text:p>0.0037968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38052" calcext:value-type="float">
            <text:p>0.0038052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211055" calcext:value-type="float">
            <text:p>-0.02211055</text:p>
          </table:table-cell>
        </table:table-row>
        <table:table-row table:style-name="ro1">
          <table:table-cell office:value-type="float" office:value="0.0038136" calcext:value-type="float">
            <text:p>0.0038136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211055" calcext:value-type="float">
            <text:p>-0.02211055</text:p>
          </table:table-cell>
        </table:table-row>
        <table:table-row table:style-name="ro1">
          <table:table-cell office:value-type="float" office:value="0.003822" calcext:value-type="float">
            <text:p>0.003822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38304" calcext:value-type="float">
            <text:p>0.0038304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1809045" calcext:value-type="float">
            <text:p>-0.01809045</text:p>
          </table:table-cell>
        </table:table-row>
        <table:table-row table:style-name="ro1">
          <table:table-cell office:value-type="float" office:value="0.0038388" calcext:value-type="float">
            <text:p>0.0038388</text:p>
          </table:table-cell>
          <table:table-cell office:value-type="float" office:value="-2.25125628" calcext:value-type="float">
            <text:p>-2.25125628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8472" calcext:value-type="float">
            <text:p>0.0038472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8556" calcext:value-type="float">
            <text:p>0.0038556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160804" calcext:value-type="float">
            <text:p>-0.0160804</text:p>
          </table:table-cell>
        </table:table-row>
        <table:table-row table:style-name="ro1">
          <table:table-cell office:value-type="float" office:value="0.003864" calcext:value-type="float">
            <text:p>0.003864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160804" calcext:value-type="float">
            <text:p>-0.0160804</text:p>
          </table:table-cell>
        </table:table-row>
        <table:table-row table:style-name="ro1">
          <table:table-cell office:value-type="float" office:value="0.0038724" calcext:value-type="float">
            <text:p>0.0038724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1407035" calcext:value-type="float">
            <text:p>-0.01407035</text:p>
          </table:table-cell>
        </table:table-row>
        <table:table-row table:style-name="ro1">
          <table:table-cell office:value-type="float" office:value="0.0038808" calcext:value-type="float">
            <text:p>0.0038808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1407035" calcext:value-type="float">
            <text:p>-0.01407035</text:p>
          </table:table-cell>
        </table:table-row>
        <table:table-row table:style-name="ro1">
          <table:table-cell office:value-type="float" office:value="0.0038892" calcext:value-type="float">
            <text:p>0.0038892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1407035" calcext:value-type="float">
            <text:p>-0.01407035</text:p>
          </table:table-cell>
        </table:table-row>
        <table:table-row table:style-name="ro1">
          <table:table-cell office:value-type="float" office:value="0.0038976" calcext:value-type="float">
            <text:p>0.0038976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120603" calcext:value-type="float">
            <text:p>-0.0120603</text:p>
          </table:table-cell>
        </table:table-row>
        <table:table-row table:style-name="ro1">
          <table:table-cell office:value-type="float" office:value="0.003906" calcext:value-type="float">
            <text:p>0.003906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-0.0120603" calcext:value-type="float">
            <text:p>-0.0120603</text:p>
          </table:table-cell>
        </table:table-row>
        <table:table-row table:style-name="ro1">
          <table:table-cell office:value-type="float" office:value="0.0039144" calcext:value-type="float">
            <text:p>0.0039144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080402" calcext:value-type="float">
            <text:p>-0.0080402</text:p>
          </table:table-cell>
        </table:table-row>
        <table:table-row table:style-name="ro1">
          <table:table-cell office:value-type="float" office:value="0.0039228" calcext:value-type="float">
            <text:p>0.0039228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1005025" calcext:value-type="float">
            <text:p>-0.01005025</text:p>
          </table:table-cell>
        </table:table-row>
        <table:table-row table:style-name="ro1">
          <table:table-cell office:value-type="float" office:value="0.0039312" calcext:value-type="float">
            <text:p>0.0039312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0603015" calcext:value-type="float">
            <text:p>-0.00603015</text:p>
          </table:table-cell>
        </table:table-row>
        <table:table-row table:style-name="ro1">
          <table:table-cell office:value-type="float" office:value="0.0039396" calcext:value-type="float">
            <text:p>0.0039396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0603015" calcext:value-type="float">
            <text:p>-0.00603015</text:p>
          </table:table-cell>
        </table:table-row>
        <table:table-row table:style-name="ro1">
          <table:table-cell office:value-type="float" office:value="0.003948" calcext:value-type="float">
            <text:p>0.003948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-0.0040201" calcext:value-type="float">
            <text:p>-0.0040201</text:p>
          </table:table-cell>
        </table:table-row>
        <table:table-row table:style-name="ro1">
          <table:table-cell office:value-type="float" office:value="0.0039564" calcext:value-type="float">
            <text:p>0.0039564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040201" calcext:value-type="float">
            <text:p>-0.0040201</text:p>
          </table:table-cell>
        </table:table-row>
        <table:table-row table:style-name="ro1">
          <table:table-cell office:value-type="float" office:value="0.0039648" calcext:value-type="float">
            <text:p>0.0039648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-0.00201005" calcext:value-type="float">
            <text:p>-0.00201005</text:p>
          </table:table-cell>
        </table:table-row>
        <table:table-row table:style-name="ro1">
          <table:table-cell office:value-type="float" office:value="0.0039732" calcext:value-type="float">
            <text:p>0.0039732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9816" calcext:value-type="float">
            <text:p>0.0039816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99" calcext:value-type="float">
            <text:p>0.00399</text:p>
          </table:table-cell>
          <table:table-cell office:value-type="float" office:value="-0.16080402" calcext:value-type="float">
            <text:p>-0.16080402</text:p>
          </table:table-cell>
          <table:table-cell office:value-type="float" office:value="0.00201005" calcext:value-type="float">
            <text:p>0.00201005</text:p>
          </table:table-cell>
        </table:table-row>
        <table:table-row table:style-name="ro1">
          <table:table-cell office:value-type="float" office:value="0.0039984" calcext:value-type="float">
            <text:p>0.0039984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0.0040201" calcext:value-type="float">
            <text:p>0.0040201</text:p>
          </table:table-cell>
        </table:table-row>
        <table:table-row table:style-name="ro1">
          <table:table-cell office:value-type="float" office:value="0.0040068" calcext:value-type="float">
            <text:p>0.0040068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0.0040201" calcext:value-type="float">
            <text:p>0.0040201</text:p>
          </table:table-cell>
        </table:table-row>
        <table:table-row table:style-name="ro1">
          <table:table-cell office:value-type="float" office:value="0.0040152" calcext:value-type="float">
            <text:p>0.0040152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0.00603015" calcext:value-type="float">
            <text:p>0.00603015</text:p>
          </table:table-cell>
        </table:table-row>
        <table:table-row table:style-name="ro1">
          <table:table-cell office:value-type="float" office:value="0.0040236" calcext:value-type="float">
            <text:p>0.0040236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080402" calcext:value-type="float">
            <text:p>0.0080402</text:p>
          </table:table-cell>
        </table:table-row>
        <table:table-row table:style-name="ro1">
          <table:table-cell office:value-type="float" office:value="0.004032" calcext:value-type="float">
            <text:p>0.004032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080402" calcext:value-type="float">
            <text:p>0.0080402</text:p>
          </table:table-cell>
        </table:table-row>
        <table:table-row table:style-name="ro1">
          <table:table-cell office:value-type="float" office:value="0.0040404" calcext:value-type="float">
            <text:p>0.0040404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080402" calcext:value-type="float">
            <text:p>0.0080402</text:p>
          </table:table-cell>
        </table:table-row>
        <table:table-row table:style-name="ro1">
          <table:table-cell office:value-type="float" office:value="0.0040488" calcext:value-type="float">
            <text:p>0.0040488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0.0120603" calcext:value-type="float">
            <text:p>0.0120603</text:p>
          </table:table-cell>
        </table:table-row>
        <table:table-row table:style-name="ro1">
          <table:table-cell office:value-type="float" office:value="0.0040572" calcext:value-type="float">
            <text:p>0.0040572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1005025" calcext:value-type="float">
            <text:p>0.01005025</text:p>
          </table:table-cell>
        </table:table-row>
        <table:table-row table:style-name="ro1">
          <table:table-cell office:value-type="float" office:value="0.0040656" calcext:value-type="float">
            <text:p>0.0040656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120603" calcext:value-type="float">
            <text:p>0.0120603</text:p>
          </table:table-cell>
        </table:table-row>
        <table:table-row table:style-name="ro1">
          <table:table-cell office:value-type="float" office:value="0.004074" calcext:value-type="float">
            <text:p>0.004074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0.01407035" calcext:value-type="float">
            <text:p>0.01407035</text:p>
          </table:table-cell>
        </table:table-row>
        <table:table-row table:style-name="ro1">
          <table:table-cell office:value-type="float" office:value="0.0040824" calcext:value-type="float">
            <text:p>0.0040824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1407035" calcext:value-type="float">
            <text:p>0.01407035</text:p>
          </table:table-cell>
        </table:table-row>
        <table:table-row table:style-name="ro1">
          <table:table-cell office:value-type="float" office:value="0.0040908" calcext:value-type="float">
            <text:p>0.0040908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160804" calcext:value-type="float">
            <text:p>0.0160804</text:p>
          </table:table-cell>
        </table:table-row>
        <table:table-row table:style-name="ro1">
          <table:table-cell office:value-type="float" office:value="0.0040992" calcext:value-type="float">
            <text:p>0.0040992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160804" calcext:value-type="float">
            <text:p>0.0160804</text:p>
          </table:table-cell>
        </table:table-row>
        <table:table-row table:style-name="ro1">
          <table:table-cell office:value-type="float" office:value="0.0041076" calcext:value-type="float">
            <text:p>0.0041076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160804" calcext:value-type="float">
            <text:p>0.0160804</text:p>
          </table:table-cell>
        </table:table-row>
        <table:table-row table:style-name="ro1">
          <table:table-cell office:value-type="float" office:value="0.004116" calcext:value-type="float">
            <text:p>0.004116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41244" calcext:value-type="float">
            <text:p>0.0041244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1809045" calcext:value-type="float">
            <text:p>0.01809045</text:p>
          </table:table-cell>
        </table:table-row>
        <table:table-row table:style-name="ro1">
          <table:table-cell office:value-type="float" office:value="0.0041328" calcext:value-type="float">
            <text:p>0.0041328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41412" calcext:value-type="float">
            <text:p>0.0041412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41496" calcext:value-type="float">
            <text:p>0.0041496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4158" calcext:value-type="float">
            <text:p>0.004158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41664" calcext:value-type="float">
            <text:p>0.0041664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41748" calcext:value-type="float">
            <text:p>0.0041748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41832" calcext:value-type="float">
            <text:p>0.0041832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41916" calcext:value-type="float">
            <text:p>0.0041916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42" calcext:value-type="float">
            <text:p>0.0042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42084" calcext:value-type="float">
            <text:p>0.0042084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42168" calcext:value-type="float">
            <text:p>0.0042168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42252" calcext:value-type="float">
            <text:p>0.0042252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42336" calcext:value-type="float">
            <text:p>0.0042336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4242" calcext:value-type="float">
            <text:p>0.004242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42504" calcext:value-type="float">
            <text:p>0.0042504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42588" calcext:value-type="float">
            <text:p>0.0042588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42672" calcext:value-type="float">
            <text:p>0.0042672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41206" calcext:value-type="float">
            <text:p>0.0241206</text:p>
          </table:table-cell>
        </table:table-row>
        <table:table-row table:style-name="ro1">
          <table:table-cell office:value-type="float" office:value="0.0042756" calcext:value-type="float">
            <text:p>0.0042756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4284" calcext:value-type="float">
            <text:p>0.004284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42924" calcext:value-type="float">
            <text:p>0.0042924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43008" calcext:value-type="float">
            <text:p>0.0043008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43092" calcext:value-type="float">
            <text:p>0.0043092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1809045" calcext:value-type="float">
            <text:p>0.01809045</text:p>
          </table:table-cell>
        </table:table-row>
        <table:table-row table:style-name="ro1">
          <table:table-cell office:value-type="float" office:value="0.0043176" calcext:value-type="float">
            <text:p>0.0043176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1809045" calcext:value-type="float">
            <text:p>0.01809045</text:p>
          </table:table-cell>
        </table:table-row>
        <table:table-row table:style-name="ro1">
          <table:table-cell office:value-type="float" office:value="0.004326" calcext:value-type="float">
            <text:p>0.004326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160804" calcext:value-type="float">
            <text:p>0.0160804</text:p>
          </table:table-cell>
        </table:table-row>
        <table:table-row table:style-name="ro1">
          <table:table-cell office:value-type="float" office:value="0.0043344" calcext:value-type="float">
            <text:p>0.0043344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1407035" calcext:value-type="float">
            <text:p>0.01407035</text:p>
          </table:table-cell>
        </table:table-row>
        <table:table-row table:style-name="ro1">
          <table:table-cell office:value-type="float" office:value="0.0043428" calcext:value-type="float">
            <text:p>0.0043428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1407035" calcext:value-type="float">
            <text:p>0.01407035</text:p>
          </table:table-cell>
        </table:table-row>
        <table:table-row table:style-name="ro1">
          <table:table-cell office:value-type="float" office:value="0.0043512" calcext:value-type="float">
            <text:p>0.0043512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1407035" calcext:value-type="float">
            <text:p>0.01407035</text:p>
          </table:table-cell>
        </table:table-row>
        <table:table-row table:style-name="ro1">
          <table:table-cell office:value-type="float" office:value="0.0043596" calcext:value-type="float">
            <text:p>0.0043596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1407035" calcext:value-type="float">
            <text:p>0.01407035</text:p>
          </table:table-cell>
        </table:table-row>
        <table:table-row table:style-name="ro1">
          <table:table-cell office:value-type="float" office:value="0.004368" calcext:value-type="float">
            <text:p>0.004368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120603" calcext:value-type="float">
            <text:p>0.0120603</text:p>
          </table:table-cell>
        </table:table-row>
        <table:table-row table:style-name="ro1">
          <table:table-cell office:value-type="float" office:value="0.0043764" calcext:value-type="float">
            <text:p>0.0043764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080402" calcext:value-type="float">
            <text:p>0.0080402</text:p>
          </table:table-cell>
        </table:table-row>
        <table:table-row table:style-name="ro1">
          <table:table-cell office:value-type="float" office:value="0.0043848" calcext:value-type="float">
            <text:p>0.0043848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080402" calcext:value-type="float">
            <text:p>0.0080402</text:p>
          </table:table-cell>
        </table:table-row>
        <table:table-row table:style-name="ro1">
          <table:table-cell office:value-type="float" office:value="0.0043932" calcext:value-type="float">
            <text:p>0.0043932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0.0080402" calcext:value-type="float">
            <text:p>0.0080402</text:p>
          </table:table-cell>
        </table:table-row>
        <table:table-row table:style-name="ro1">
          <table:table-cell office:value-type="float" office:value="0.0044016" calcext:value-type="float">
            <text:p>0.0044016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0603015" calcext:value-type="float">
            <text:p>0.00603015</text:p>
          </table:table-cell>
        </table:table-row>
        <table:table-row table:style-name="ro1">
          <table:table-cell office:value-type="float" office:value="0.00441" calcext:value-type="float">
            <text:p>0.00441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080402" calcext:value-type="float">
            <text:p>0.0080402</text:p>
          </table:table-cell>
        </table:table-row>
        <table:table-row table:style-name="ro1">
          <table:table-cell office:value-type="float" office:value="0.0044184" calcext:value-type="float">
            <text:p>0.0044184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0.00603015" calcext:value-type="float">
            <text:p>0.00603015</text:p>
          </table:table-cell>
        </table:table-row>
        <table:table-row table:style-name="ro1">
          <table:table-cell office:value-type="float" office:value="0.0044268" calcext:value-type="float">
            <text:p>0.0044268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040201" calcext:value-type="float">
            <text:p>0.0040201</text:p>
          </table:table-cell>
        </table:table-row>
        <table:table-row table:style-name="ro1">
          <table:table-cell office:value-type="float" office:value="0.0044352" calcext:value-type="float">
            <text:p>0.0044352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0201005" calcext:value-type="float">
            <text:p>0.00201005</text:p>
          </table:table-cell>
        </table:table-row>
        <table:table-row table:style-name="ro1">
          <table:table-cell office:value-type="float" office:value="0.0044436" calcext:value-type="float">
            <text:p>0.0044436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452" calcext:value-type="float">
            <text:p>0.004452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4604" calcext:value-type="float">
            <text:p>0.0044604</text:p>
          </table:table-cell>
          <table:table-cell office:value-type="float" office:value="0" calcext:value-type="float">
            <text:p>0</text:p>
          </table:table-cell>
          <table:table-cell office:value-type="float" office:value="-0.00201005" calcext:value-type="float">
            <text:p>-0.00201005</text:p>
          </table:table-cell>
        </table:table-row>
        <table:table-row table:style-name="ro1">
          <table:table-cell office:value-type="float" office:value="0.0044688" calcext:value-type="float">
            <text:p>0.0044688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-0.00603015" calcext:value-type="float">
            <text:p>-0.00603015</text:p>
          </table:table-cell>
        </table:table-row>
        <table:table-row table:style-name="ro1">
          <table:table-cell office:value-type="float" office:value="0.0044772" calcext:value-type="float">
            <text:p>0.0044772</text:p>
          </table:table-cell>
          <table:table-cell office:value-type="float" office:value="-0.16080402" calcext:value-type="float">
            <text:p>-0.16080402</text:p>
          </table:table-cell>
          <table:table-cell office:value-type="float" office:value="-0.0040201" calcext:value-type="float">
            <text:p>-0.0040201</text:p>
          </table:table-cell>
        </table:table-row>
        <table:table-row table:style-name="ro1">
          <table:table-cell office:value-type="float" office:value="0.0044856" calcext:value-type="float">
            <text:p>0.0044856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-0.00603015" calcext:value-type="float">
            <text:p>-0.00603015</text:p>
          </table:table-cell>
        </table:table-row>
        <table:table-row table:style-name="ro1">
          <table:table-cell office:value-type="float" office:value="0.004494" calcext:value-type="float">
            <text:p>0.00449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080402" calcext:value-type="float">
            <text:p>-0.0080402</text:p>
          </table:table-cell>
        </table:table-row>
        <table:table-row table:style-name="ro1">
          <table:table-cell office:value-type="float" office:value="0.0045024" calcext:value-type="float">
            <text:p>0.0045024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-0.01005025" calcext:value-type="float">
            <text:p>-0.01005025</text:p>
          </table:table-cell>
        </table:table-row>
        <table:table-row table:style-name="ro1">
          <table:table-cell office:value-type="float" office:value="0.0045108" calcext:value-type="float">
            <text:p>0.0045108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1005025" calcext:value-type="float">
            <text:p>-0.01005025</text:p>
          </table:table-cell>
        </table:table-row>
        <table:table-row table:style-name="ro1">
          <table:table-cell office:value-type="float" office:value="0.0045192" calcext:value-type="float">
            <text:p>0.0045192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-0.01005025" calcext:value-type="float">
            <text:p>-0.01005025</text:p>
          </table:table-cell>
        </table:table-row>
        <table:table-row table:style-name="ro1">
          <table:table-cell office:value-type="float" office:value="0.0045276" calcext:value-type="float">
            <text:p>0.0045276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-0.01407035" calcext:value-type="float">
            <text:p>-0.01407035</text:p>
          </table:table-cell>
        </table:table-row>
        <table:table-row table:style-name="ro1">
          <table:table-cell office:value-type="float" office:value="0.004536" calcext:value-type="float">
            <text:p>0.004536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-0.01407035" calcext:value-type="float">
            <text:p>-0.01407035</text:p>
          </table:table-cell>
        </table:table-row>
        <table:table-row table:style-name="ro1">
          <table:table-cell office:value-type="float" office:value="0.0045444" calcext:value-type="float">
            <text:p>0.0045444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160804" calcext:value-type="float">
            <text:p>-0.0160804</text:p>
          </table:table-cell>
        </table:table-row>
        <table:table-row table:style-name="ro1">
          <table:table-cell office:value-type="float" office:value="0.0045528" calcext:value-type="float">
            <text:p>0.0045528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1407035" calcext:value-type="float">
            <text:p>-0.01407035</text:p>
          </table:table-cell>
        </table:table-row>
        <table:table-row table:style-name="ro1">
          <table:table-cell office:value-type="float" office:value="0.0045612" calcext:value-type="float">
            <text:p>0.0045612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-0.0160804" calcext:value-type="float">
            <text:p>-0.0160804</text:p>
          </table:table-cell>
        </table:table-row>
        <table:table-row table:style-name="ro1">
          <table:table-cell office:value-type="float" office:value="0.0045696" calcext:value-type="float">
            <text:p>0.0045696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160804" calcext:value-type="float">
            <text:p>-0.0160804</text:p>
          </table:table-cell>
        </table:table-row>
        <table:table-row table:style-name="ro1">
          <table:table-cell office:value-type="float" office:value="0.004578" calcext:value-type="float">
            <text:p>0.004578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1809045" calcext:value-type="float">
            <text:p>-0.01809045</text:p>
          </table:table-cell>
        </table:table-row>
        <table:table-row table:style-name="ro1">
          <table:table-cell office:value-type="float" office:value="0.0045864" calcext:value-type="float">
            <text:p>0.0045864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5948" calcext:value-type="float">
            <text:p>0.0045948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6032" calcext:value-type="float">
            <text:p>0.0046032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6116" calcext:value-type="float">
            <text:p>0.0046116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2211055" calcext:value-type="float">
            <text:p>-0.02211055</text:p>
          </table:table-cell>
        </table:table-row>
        <table:table-row table:style-name="ro1">
          <table:table-cell office:value-type="float" office:value="0.00462" calcext:value-type="float">
            <text:p>0.00462</text:p>
          </table:table-cell>
          <table:table-cell office:value-type="float" office:value="-2.25125628" calcext:value-type="float">
            <text:p>-2.25125628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46284" calcext:value-type="float">
            <text:p>0.0046284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46368" calcext:value-type="float">
            <text:p>0.0046368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46452" calcext:value-type="float">
            <text:p>0.0046452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46536" calcext:value-type="float">
            <text:p>0.0046536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4662" calcext:value-type="float">
            <text:p>0.004662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46704" calcext:value-type="float">
            <text:p>0.0046704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46788" calcext:value-type="float">
            <text:p>0.0046788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46872" calcext:value-type="float">
            <text:p>0.0046872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281407" calcext:value-type="float">
            <text:p>-0.0281407</text:p>
          </table:table-cell>
        </table:table-row>
        <table:table-row table:style-name="ro1">
          <table:table-cell office:value-type="float" office:value="0.0046956" calcext:value-type="float">
            <text:p>0.0046956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281407" calcext:value-type="float">
            <text:p>-0.0281407</text:p>
          </table:table-cell>
        </table:table-row>
        <table:table-row table:style-name="ro1">
          <table:table-cell office:value-type="float" office:value="0.004704" calcext:value-type="float">
            <text:p>0.004704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47124" calcext:value-type="float">
            <text:p>0.0047124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47208" calcext:value-type="float">
            <text:p>0.0047208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81407" calcext:value-type="float">
            <text:p>-0.0281407</text:p>
          </table:table-cell>
        </table:table-row>
        <table:table-row table:style-name="ro1">
          <table:table-cell office:value-type="float" office:value="0.0047292" calcext:value-type="float">
            <text:p>0.0047292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47376" calcext:value-type="float">
            <text:p>0.0047376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4746" calcext:value-type="float">
            <text:p>0.004746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47544" calcext:value-type="float">
            <text:p>0.0047544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47628" calcext:value-type="float">
            <text:p>0.0047628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47712" calcext:value-type="float">
            <text:p>0.0047712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47796" calcext:value-type="float">
            <text:p>0.0047796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4788" calcext:value-type="float">
            <text:p>0.004788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47964" calcext:value-type="float">
            <text:p>0.0047964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48048" calcext:value-type="float">
            <text:p>0.0048048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2211055" calcext:value-type="float">
            <text:p>-0.02211055</text:p>
          </table:table-cell>
        </table:table-row>
        <table:table-row table:style-name="ro1">
          <table:table-cell office:value-type="float" office:value="0.0048132" calcext:value-type="float">
            <text:p>0.0048132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211055" calcext:value-type="float">
            <text:p>-0.02211055</text:p>
          </table:table-cell>
        </table:table-row>
        <table:table-row table:style-name="ro1">
          <table:table-cell office:value-type="float" office:value="0.0048216" calcext:value-type="float">
            <text:p>0.0048216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83" calcext:value-type="float">
            <text:p>0.00483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1809045" calcext:value-type="float">
            <text:p>-0.01809045</text:p>
          </table:table-cell>
        </table:table-row>
        <table:table-row table:style-name="ro1">
          <table:table-cell office:value-type="float" office:value="0.0048384" calcext:value-type="float">
            <text:p>0.0048384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8468" calcext:value-type="float">
            <text:p>0.0048468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1809045" calcext:value-type="float">
            <text:p>-0.01809045</text:p>
          </table:table-cell>
        </table:table-row>
        <table:table-row table:style-name="ro1">
          <table:table-cell office:value-type="float" office:value="0.0048552" calcext:value-type="float">
            <text:p>0.0048552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160804" calcext:value-type="float">
            <text:p>-0.0160804</text:p>
          </table:table-cell>
        </table:table-row>
        <table:table-row table:style-name="ro1">
          <table:table-cell office:value-type="float" office:value="0.0048636" calcext:value-type="float">
            <text:p>0.0048636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160804" calcext:value-type="float">
            <text:p>-0.0160804</text:p>
          </table:table-cell>
        </table:table-row>
        <table:table-row table:style-name="ro1">
          <table:table-cell office:value-type="float" office:value="0.004872" calcext:value-type="float">
            <text:p>0.004872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160804" calcext:value-type="float">
            <text:p>-0.0160804</text:p>
          </table:table-cell>
        </table:table-row>
        <table:table-row table:style-name="ro1">
          <table:table-cell office:value-type="float" office:value="0.0048804" calcext:value-type="float">
            <text:p>0.0048804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1407035" calcext:value-type="float">
            <text:p>-0.01407035</text:p>
          </table:table-cell>
        </table:table-row>
        <table:table-row table:style-name="ro1">
          <table:table-cell office:value-type="float" office:value="0.0048888" calcext:value-type="float">
            <text:p>0.0048888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1407035" calcext:value-type="float">
            <text:p>-0.01407035</text:p>
          </table:table-cell>
        </table:table-row>
        <table:table-row table:style-name="ro1">
          <table:table-cell office:value-type="float" office:value="0.0048972" calcext:value-type="float">
            <text:p>0.0048972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120603" calcext:value-type="float">
            <text:p>-0.0120603</text:p>
          </table:table-cell>
        </table:table-row>
        <table:table-row table:style-name="ro1">
          <table:table-cell office:value-type="float" office:value="0.0049056" calcext:value-type="float">
            <text:p>0.0049056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-0.0120603" calcext:value-type="float">
            <text:p>-0.0120603</text:p>
          </table:table-cell>
        </table:table-row>
        <table:table-row table:style-name="ro1">
          <table:table-cell office:value-type="float" office:value="0.004914" calcext:value-type="float">
            <text:p>0.004914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080402" calcext:value-type="float">
            <text:p>-0.0080402</text:p>
          </table:table-cell>
        </table:table-row>
        <table:table-row table:style-name="ro1">
          <table:table-cell office:value-type="float" office:value="0.0049224" calcext:value-type="float">
            <text:p>0.0049224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080402" calcext:value-type="float">
            <text:p>-0.0080402</text:p>
          </table:table-cell>
        </table:table-row>
        <table:table-row table:style-name="ro1">
          <table:table-cell office:value-type="float" office:value="0.0049308" calcext:value-type="float">
            <text:p>0.0049308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-0.0080402" calcext:value-type="float">
            <text:p>-0.0080402</text:p>
          </table:table-cell>
        </table:table-row>
        <table:table-row table:style-name="ro1">
          <table:table-cell office:value-type="float" office:value="0.0049392" calcext:value-type="float">
            <text:p>0.0049392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-0.00603015" calcext:value-type="float">
            <text:p>-0.00603015</text:p>
          </table:table-cell>
        </table:table-row>
        <table:table-row table:style-name="ro1">
          <table:table-cell office:value-type="float" office:value="0.0049476" calcext:value-type="float">
            <text:p>0.0049476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-0.00603015" calcext:value-type="float">
            <text:p>-0.00603015</text:p>
          </table:table-cell>
        </table:table-row>
        <table:table-row table:style-name="ro1">
          <table:table-cell office:value-type="float" office:value="0.004956" calcext:value-type="float">
            <text:p>0.004956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040201" calcext:value-type="float">
            <text:p>-0.0040201</text:p>
          </table:table-cell>
        </table:table-row>
        <table:table-row table:style-name="ro1">
          <table:table-cell office:value-type="float" office:value="0.0049644" calcext:value-type="float">
            <text:p>0.0049644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-0.00201005" calcext:value-type="float">
            <text:p>-0.00201005</text:p>
          </table:table-cell>
        </table:table-row>
        <table:table-row table:style-name="ro1">
          <table:table-cell office:value-type="float" office:value="0.0049728" calcext:value-type="float">
            <text:p>0.004972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9812" calcext:value-type="float">
            <text:p>0.0049812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0.00201005" calcext:value-type="float">
            <text:p>0.00201005</text:p>
          </table:table-cell>
        </table:table-row>
        <table:table-row table:style-name="ro1">
          <table:table-cell office:value-type="float" office:value="0.0049896" calcext:value-type="float">
            <text:p>0.0049896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998" calcext:value-type="float">
            <text:p>0.004998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0.00201005" calcext:value-type="float">
            <text:p>0.00201005</text:p>
          </table:table-cell>
        </table:table-row>
        <table:table-row table:style-name="ro1">
          <table:table-cell office:value-type="float" office:value="0.0050064" calcext:value-type="float">
            <text:p>0.0050064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0.0040201" calcext:value-type="float">
            <text:p>0.0040201</text:p>
          </table:table-cell>
        </table:table-row>
        <table:table-row table:style-name="ro1">
          <table:table-cell office:value-type="float" office:value="0.0050148" calcext:value-type="float">
            <text:p>0.0050148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0.00603015" calcext:value-type="float">
            <text:p>0.00603015</text:p>
          </table:table-cell>
        </table:table-row>
        <table:table-row table:style-name="ro1">
          <table:table-cell office:value-type="float" office:value="0.0050232" calcext:value-type="float">
            <text:p>0.0050232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0.00603015" calcext:value-type="float">
            <text:p>0.00603015</text:p>
          </table:table-cell>
        </table:table-row>
        <table:table-row table:style-name="ro1">
          <table:table-cell office:value-type="float" office:value="0.0050316" calcext:value-type="float">
            <text:p>0.00503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080402" calcext:value-type="float">
            <text:p>0.0080402</text:p>
          </table:table-cell>
        </table:table-row>
        <table:table-row table:style-name="ro1">
          <table:table-cell office:value-type="float" office:value="0.00504" calcext:value-type="float">
            <text:p>0.00504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1005025" calcext:value-type="float">
            <text:p>0.01005025</text:p>
          </table:table-cell>
        </table:table-row>
        <table:table-row table:style-name="ro1">
          <table:table-cell office:value-type="float" office:value="0.0050484" calcext:value-type="float">
            <text:p>0.0050484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0.01005025" calcext:value-type="float">
            <text:p>0.01005025</text:p>
          </table:table-cell>
        </table:table-row>
        <table:table-row table:style-name="ro1">
          <table:table-cell office:value-type="float" office:value="0.0050568" calcext:value-type="float">
            <text:p>0.0050568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120603" calcext:value-type="float">
            <text:p>0.0120603</text:p>
          </table:table-cell>
        </table:table-row>
        <table:table-row table:style-name="ro1">
          <table:table-cell office:value-type="float" office:value="0.0050652" calcext:value-type="float">
            <text:p>0.0050652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1407035" calcext:value-type="float">
            <text:p>0.01407035</text:p>
          </table:table-cell>
        </table:table-row>
        <table:table-row table:style-name="ro1">
          <table:table-cell office:value-type="float" office:value="0.0050736" calcext:value-type="float">
            <text:p>0.0050736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0.01407035" calcext:value-type="float">
            <text:p>0.01407035</text:p>
          </table:table-cell>
        </table:table-row>
        <table:table-row table:style-name="ro1">
          <table:table-cell office:value-type="float" office:value="0.005082" calcext:value-type="float">
            <text:p>0.005082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160804" calcext:value-type="float">
            <text:p>0.0160804</text:p>
          </table:table-cell>
        </table:table-row>
        <table:table-row table:style-name="ro1">
          <table:table-cell office:value-type="float" office:value="0.0050904" calcext:value-type="float">
            <text:p>0.0050904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160804" calcext:value-type="float">
            <text:p>0.0160804</text:p>
          </table:table-cell>
        </table:table-row>
        <table:table-row table:style-name="ro1">
          <table:table-cell office:value-type="float" office:value="0.0050988" calcext:value-type="float">
            <text:p>0.0050988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160804" calcext:value-type="float">
            <text:p>0.0160804</text:p>
          </table:table-cell>
        </table:table-row>
        <table:table-row table:style-name="ro1">
          <table:table-cell office:value-type="float" office:value="0.0051072" calcext:value-type="float">
            <text:p>0.0051072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160804" calcext:value-type="float">
            <text:p>0.0160804</text:p>
          </table:table-cell>
        </table:table-row>
        <table:table-row table:style-name="ro1">
          <table:table-cell office:value-type="float" office:value="0.0051156" calcext:value-type="float">
            <text:p>0.0051156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1809045" calcext:value-type="float">
            <text:p>0.01809045</text:p>
          </table:table-cell>
        </table:table-row>
        <table:table-row table:style-name="ro1">
          <table:table-cell office:value-type="float" office:value="0.005124" calcext:value-type="float">
            <text:p>0.005124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160804" calcext:value-type="float">
            <text:p>0.0160804</text:p>
          </table:table-cell>
        </table:table-row>
        <table:table-row table:style-name="ro1">
          <table:table-cell office:value-type="float" office:value="0.0051324" calcext:value-type="float">
            <text:p>0.0051324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51408" calcext:value-type="float">
            <text:p>0.0051408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51492" calcext:value-type="float">
            <text:p>0.0051492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51576" calcext:value-type="float">
            <text:p>0.0051576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5166" calcext:value-type="float">
            <text:p>0.005166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51744" calcext:value-type="float">
            <text:p>0.0051744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51828" calcext:value-type="float">
            <text:p>0.0051828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51912" calcext:value-type="float">
            <text:p>0.0051912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51996" calcext:value-type="float">
            <text:p>0.0051996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5208" calcext:value-type="float">
            <text:p>0.005208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52164" calcext:value-type="float">
            <text:p>0.0052164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52248" calcext:value-type="float">
            <text:p>0.0052248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52332" calcext:value-type="float">
            <text:p>0.0052332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52416" calcext:value-type="float">
            <text:p>0.0052416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525" calcext:value-type="float">
            <text:p>0.00525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52584" calcext:value-type="float">
            <text:p>0.0052584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52668" calcext:value-type="float">
            <text:p>0.0052668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52752" calcext:value-type="float">
            <text:p>0.0052752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52836" calcext:value-type="float">
            <text:p>0.0052836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5292" calcext:value-type="float">
            <text:p>0.005292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53004" calcext:value-type="float">
            <text:p>0.0053004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1809045" calcext:value-type="float">
            <text:p>0.01809045</text:p>
          </table:table-cell>
        </table:table-row>
        <table:table-row table:style-name="ro1">
          <table:table-cell office:value-type="float" office:value="0.0053088" calcext:value-type="float">
            <text:p>0.0053088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1809045" calcext:value-type="float">
            <text:p>0.01809045</text:p>
          </table:table-cell>
        </table:table-row>
        <table:table-row table:style-name="ro1">
          <table:table-cell office:value-type="float" office:value="0.0053172" calcext:value-type="float">
            <text:p>0.0053172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160804" calcext:value-type="float">
            <text:p>0.0160804</text:p>
          </table:table-cell>
        </table:table-row>
        <table:table-row table:style-name="ro1">
          <table:table-cell office:value-type="float" office:value="0.0053256" calcext:value-type="float">
            <text:p>0.0053256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1407035" calcext:value-type="float">
            <text:p>0.01407035</text:p>
          </table:table-cell>
        </table:table-row>
        <table:table-row table:style-name="ro1">
          <table:table-cell office:value-type="float" office:value="0.005334" calcext:value-type="float">
            <text:p>0.005334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1407035" calcext:value-type="float">
            <text:p>0.01407035</text:p>
          </table:table-cell>
        </table:table-row>
        <table:table-row table:style-name="ro1">
          <table:table-cell office:value-type="float" office:value="0.0053424" calcext:value-type="float">
            <text:p>0.0053424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1407035" calcext:value-type="float">
            <text:p>0.01407035</text:p>
          </table:table-cell>
        </table:table-row>
        <table:table-row table:style-name="ro1">
          <table:table-cell office:value-type="float" office:value="0.0053508" calcext:value-type="float">
            <text:p>0.0053508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1407035" calcext:value-type="float">
            <text:p>0.01407035</text:p>
          </table:table-cell>
        </table:table-row>
        <table:table-row table:style-name="ro1">
          <table:table-cell office:value-type="float" office:value="0.0053592" calcext:value-type="float">
            <text:p>0.0053592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120603" calcext:value-type="float">
            <text:p>0.0120603</text:p>
          </table:table-cell>
        </table:table-row>
        <table:table-row table:style-name="ro1">
          <table:table-cell office:value-type="float" office:value="0.0053676" calcext:value-type="float">
            <text:p>0.0053676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120603" calcext:value-type="float">
            <text:p>0.0120603</text:p>
          </table:table-cell>
        </table:table-row>
        <table:table-row table:style-name="ro1">
          <table:table-cell office:value-type="float" office:value="0.005376" calcext:value-type="float">
            <text:p>0.005376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1005025" calcext:value-type="float">
            <text:p>0.01005025</text:p>
          </table:table-cell>
        </table:table-row>
        <table:table-row table:style-name="ro1">
          <table:table-cell office:value-type="float" office:value="0.0053844" calcext:value-type="float">
            <text:p>0.0053844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1005025" calcext:value-type="float">
            <text:p>0.01005025</text:p>
          </table:table-cell>
        </table:table-row>
        <table:table-row table:style-name="ro1">
          <table:table-cell office:value-type="float" office:value="0.0053928" calcext:value-type="float">
            <text:p>0.0053928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080402" calcext:value-type="float">
            <text:p>0.0080402</text:p>
          </table:table-cell>
        </table:table-row>
        <table:table-row table:style-name="ro1">
          <table:table-cell office:value-type="float" office:value="0.0054012" calcext:value-type="float">
            <text:p>0.0054012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080402" calcext:value-type="float">
            <text:p>0.0080402</text:p>
          </table:table-cell>
        </table:table-row>
        <table:table-row table:style-name="ro1">
          <table:table-cell office:value-type="float" office:value="0.0054096" calcext:value-type="float">
            <text:p>0.0054096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0603015" calcext:value-type="float">
            <text:p>0.00603015</text:p>
          </table:table-cell>
        </table:table-row>
        <table:table-row table:style-name="ro1">
          <table:table-cell office:value-type="float" office:value="0.005418" calcext:value-type="float">
            <text:p>0.005418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0.0040201" calcext:value-type="float">
            <text:p>0.0040201</text:p>
          </table:table-cell>
        </table:table-row>
        <table:table-row table:style-name="ro1">
          <table:table-cell office:value-type="float" office:value="0.0054264" calcext:value-type="float">
            <text:p>0.0054264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0201005" calcext:value-type="float">
            <text:p>0.00201005</text:p>
          </table:table-cell>
        </table:table-row>
        <table:table-row table:style-name="ro1">
          <table:table-cell office:value-type="float" office:value="0.0054348" calcext:value-type="float">
            <text:p>0.0054348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0201005" calcext:value-type="float">
            <text:p>0.00201005</text:p>
          </table:table-cell>
        </table:table-row>
        <table:table-row table:style-name="ro1">
          <table:table-cell office:value-type="float" office:value="0.0054432" calcext:value-type="float">
            <text:p>0.0054432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0.00201005" calcext:value-type="float">
            <text:p>0.00201005</text:p>
          </table:table-cell>
        </table:table-row>
        <table:table-row table:style-name="ro1">
          <table:table-cell office:value-type="float" office:value="0.0054516" calcext:value-type="float">
            <text:p>0.0054516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-0.00201005" calcext:value-type="float">
            <text:p>-0.00201005</text:p>
          </table:table-cell>
        </table:table-row>
        <table:table-row table:style-name="ro1">
          <table:table-cell office:value-type="float" office:value="0.00546" calcext:value-type="float">
            <text:p>0.00546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4684" calcext:value-type="float">
            <text:p>0.0054684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-0.0040201" calcext:value-type="float">
            <text:p>-0.0040201</text:p>
          </table:table-cell>
        </table:table-row>
        <table:table-row table:style-name="ro1">
          <table:table-cell office:value-type="float" office:value="0.0054768" calcext:value-type="float">
            <text:p>0.0054768</text:p>
          </table:table-cell>
          <table:table-cell office:value-type="float" office:value="-0.16080402" calcext:value-type="float">
            <text:p>-0.16080402</text:p>
          </table:table-cell>
          <table:table-cell office:value-type="float" office:value="-0.0040201" calcext:value-type="float">
            <text:p>-0.0040201</text:p>
          </table:table-cell>
        </table:table-row>
        <table:table-row table:style-name="ro1">
          <table:table-cell office:value-type="float" office:value="0.0054852" calcext:value-type="float">
            <text:p>0.0054852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-0.00603015" calcext:value-type="float">
            <text:p>-0.00603015</text:p>
          </table:table-cell>
        </table:table-row>
        <table:table-row table:style-name="ro1">
          <table:table-cell office:value-type="float" office:value="0.0054936" calcext:value-type="float">
            <text:p>0.00549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080402" calcext:value-type="float">
            <text:p>-0.0080402</text:p>
          </table:table-cell>
        </table:table-row>
        <table:table-row table:style-name="ro1">
          <table:table-cell office:value-type="float" office:value="0.005502" calcext:value-type="float">
            <text:p>0.005502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-0.0080402" calcext:value-type="float">
            <text:p>-0.0080402</text:p>
          </table:table-cell>
        </table:table-row>
        <table:table-row table:style-name="ro1">
          <table:table-cell office:value-type="float" office:value="0.0055104" calcext:value-type="float">
            <text:p>0.0055104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1005025" calcext:value-type="float">
            <text:p>-0.01005025</text:p>
          </table:table-cell>
        </table:table-row>
        <table:table-row table:style-name="ro1">
          <table:table-cell office:value-type="float" office:value="0.0055188" calcext:value-type="float">
            <text:p>0.0055188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-0.01005025" calcext:value-type="float">
            <text:p>-0.01005025</text:p>
          </table:table-cell>
        </table:table-row>
        <table:table-row table:style-name="ro1">
          <table:table-cell office:value-type="float" office:value="0.0055272" calcext:value-type="float">
            <text:p>0.0055272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-0.0120603" calcext:value-type="float">
            <text:p>-0.0120603</text:p>
          </table:table-cell>
        </table:table-row>
        <table:table-row table:style-name="ro1">
          <table:table-cell office:value-type="float" office:value="0.0055356" calcext:value-type="float">
            <text:p>0.0055356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-0.0120603" calcext:value-type="float">
            <text:p>-0.0120603</text:p>
          </table:table-cell>
        </table:table-row>
        <table:table-row table:style-name="ro1">
          <table:table-cell office:value-type="float" office:value="0.005544" calcext:value-type="float">
            <text:p>0.005544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1407035" calcext:value-type="float">
            <text:p>-0.01407035</text:p>
          </table:table-cell>
        </table:table-row>
        <table:table-row table:style-name="ro1">
          <table:table-cell office:value-type="float" office:value="0.0055524" calcext:value-type="float">
            <text:p>0.0055524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160804" calcext:value-type="float">
            <text:p>-0.0160804</text:p>
          </table:table-cell>
        </table:table-row>
        <table:table-row table:style-name="ro1">
          <table:table-cell office:value-type="float" office:value="0.0055608" calcext:value-type="float">
            <text:p>0.0055608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160804" calcext:value-type="float">
            <text:p>-0.0160804</text:p>
          </table:table-cell>
        </table:table-row>
        <table:table-row table:style-name="ro1">
          <table:table-cell office:value-type="float" office:value="0.0055692" calcext:value-type="float">
            <text:p>0.0055692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160804" calcext:value-type="float">
            <text:p>-0.0160804</text:p>
          </table:table-cell>
        </table:table-row>
        <table:table-row table:style-name="ro1">
          <table:table-cell office:value-type="float" office:value="0.0055776" calcext:value-type="float">
            <text:p>0.0055776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586" calcext:value-type="float">
            <text:p>0.005586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1809045" calcext:value-type="float">
            <text:p>-0.01809045</text:p>
          </table:table-cell>
        </table:table-row>
        <table:table-row table:style-name="ro1">
          <table:table-cell office:value-type="float" office:value="0.0055944" calcext:value-type="float">
            <text:p>0.0055944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2211055" calcext:value-type="float">
            <text:p>-0.02211055</text:p>
          </table:table-cell>
        </table:table-row>
        <table:table-row table:style-name="ro1">
          <table:table-cell office:value-type="float" office:value="0.0056028" calcext:value-type="float">
            <text:p>0.0056028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2211055" calcext:value-type="float">
            <text:p>-0.02211055</text:p>
          </table:table-cell>
        </table:table-row>
        <table:table-row table:style-name="ro1">
          <table:table-cell office:value-type="float" office:value="0.0056112" calcext:value-type="float">
            <text:p>0.0056112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2211055" calcext:value-type="float">
            <text:p>-0.02211055</text:p>
          </table:table-cell>
        </table:table-row>
        <table:table-row table:style-name="ro1">
          <table:table-cell office:value-type="float" office:value="0.0056196" calcext:value-type="float">
            <text:p>0.0056196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2211055" calcext:value-type="float">
            <text:p>-0.02211055</text:p>
          </table:table-cell>
        </table:table-row>
        <table:table-row table:style-name="ro1">
          <table:table-cell office:value-type="float" office:value="0.005628" calcext:value-type="float">
            <text:p>0.005628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56364" calcext:value-type="float">
            <text:p>0.0056364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56448" calcext:value-type="float">
            <text:p>0.0056448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56532" calcext:value-type="float">
            <text:p>0.0056532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56616" calcext:value-type="float">
            <text:p>0.0056616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567" calcext:value-type="float">
            <text:p>0.00567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281407" calcext:value-type="float">
            <text:p>-0.0281407</text:p>
          </table:table-cell>
        </table:table-row>
        <table:table-row table:style-name="ro1">
          <table:table-cell office:value-type="float" office:value="0.0056784" calcext:value-type="float">
            <text:p>0.0056784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56868" calcext:value-type="float">
            <text:p>0.0056868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56952" calcext:value-type="float">
            <text:p>0.0056952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57036" calcext:value-type="float">
            <text:p>0.0057036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81407" calcext:value-type="float">
            <text:p>-0.0281407</text:p>
          </table:table-cell>
        </table:table-row>
        <table:table-row table:style-name="ro1">
          <table:table-cell office:value-type="float" office:value="0.005712" calcext:value-type="float">
            <text:p>0.005712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3015075" calcext:value-type="float">
            <text:p>-0.03015075</text:p>
          </table:table-cell>
        </table:table-row>
        <table:table-row table:style-name="ro1">
          <table:table-cell office:value-type="float" office:value="0.0057204" calcext:value-type="float">
            <text:p>0.0057204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57288" calcext:value-type="float">
            <text:p>0.0057288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281407" calcext:value-type="float">
            <text:p>-0.0281407</text:p>
          </table:table-cell>
        </table:table-row>
        <table:table-row table:style-name="ro1">
          <table:table-cell office:value-type="float" office:value="0.0057372" calcext:value-type="float">
            <text:p>0.0057372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81407" calcext:value-type="float">
            <text:p>-0.0281407</text:p>
          </table:table-cell>
        </table:table-row>
        <table:table-row table:style-name="ro1">
          <table:table-cell office:value-type="float" office:value="0.0057456" calcext:value-type="float">
            <text:p>0.0057456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5754" calcext:value-type="float">
            <text:p>0.005754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57624" calcext:value-type="float">
            <text:p>0.0057624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57708" calcext:value-type="float">
            <text:p>0.0057708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57792" calcext:value-type="float">
            <text:p>0.0057792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57876" calcext:value-type="float">
            <text:p>0.0057876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5796" calcext:value-type="float">
            <text:p>0.005796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58044" calcext:value-type="float">
            <text:p>0.0058044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211055" calcext:value-type="float">
            <text:p>-0.02211055</text:p>
          </table:table-cell>
        </table:table-row>
        <table:table-row table:style-name="ro1">
          <table:table-cell office:value-type="float" office:value="0.0058128" calcext:value-type="float">
            <text:p>0.0058128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211055" calcext:value-type="float">
            <text:p>-0.02211055</text:p>
          </table:table-cell>
        </table:table-row>
        <table:table-row table:style-name="ro1">
          <table:table-cell office:value-type="float" office:value="0.0058212" calcext:value-type="float">
            <text:p>0.0058212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2211055" calcext:value-type="float">
            <text:p>-0.02211055</text:p>
          </table:table-cell>
        </table:table-row>
        <table:table-row table:style-name="ro1">
          <table:table-cell office:value-type="float" office:value="0.0058296" calcext:value-type="float">
            <text:p>0.0058296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838" calcext:value-type="float">
            <text:p>0.005838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8464" calcext:value-type="float">
            <text:p>0.0058464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1809045" calcext:value-type="float">
            <text:p>-0.01809045</text:p>
          </table:table-cell>
        </table:table-row>
        <table:table-row table:style-name="ro1">
          <table:table-cell office:value-type="float" office:value="0.0058548" calcext:value-type="float">
            <text:p>0.0058548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160804" calcext:value-type="float">
            <text:p>-0.0160804</text:p>
          </table:table-cell>
        </table:table-row>
        <table:table-row table:style-name="ro1">
          <table:table-cell office:value-type="float" office:value="0.0058632" calcext:value-type="float">
            <text:p>0.0058632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160804" calcext:value-type="float">
            <text:p>-0.0160804</text:p>
          </table:table-cell>
        </table:table-row>
        <table:table-row table:style-name="ro1">
          <table:table-cell office:value-type="float" office:value="0.0058716" calcext:value-type="float">
            <text:p>0.0058716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1809045" calcext:value-type="float">
            <text:p>-0.01809045</text:p>
          </table:table-cell>
        </table:table-row>
        <table:table-row table:style-name="ro1">
          <table:table-cell office:value-type="float" office:value="0.00588" calcext:value-type="float">
            <text:p>0.00588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1407035" calcext:value-type="float">
            <text:p>-0.01407035</text:p>
          </table:table-cell>
        </table:table-row>
        <table:table-row table:style-name="ro1">
          <table:table-cell office:value-type="float" office:value="0.0058884" calcext:value-type="float">
            <text:p>0.0058884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1407035" calcext:value-type="float">
            <text:p>-0.01407035</text:p>
          </table:table-cell>
        </table:table-row>
        <table:table-row table:style-name="ro1">
          <table:table-cell office:value-type="float" office:value="0.0058968" calcext:value-type="float">
            <text:p>0.0058968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120603" calcext:value-type="float">
            <text:p>-0.0120603</text:p>
          </table:table-cell>
        </table:table-row>
        <table:table-row table:style-name="ro1">
          <table:table-cell office:value-type="float" office:value="0.0059052" calcext:value-type="float">
            <text:p>0.0059052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1005025" calcext:value-type="float">
            <text:p>-0.01005025</text:p>
          </table:table-cell>
        </table:table-row>
        <table:table-row table:style-name="ro1">
          <table:table-cell office:value-type="float" office:value="0.0059136" calcext:value-type="float">
            <text:p>0.0059136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080402" calcext:value-type="float">
            <text:p>-0.0080402</text:p>
          </table:table-cell>
        </table:table-row>
        <table:table-row table:style-name="ro1">
          <table:table-cell office:value-type="float" office:value="0.005922" calcext:value-type="float">
            <text:p>0.005922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0603015" calcext:value-type="float">
            <text:p>-0.00603015</text:p>
          </table:table-cell>
        </table:table-row>
        <table:table-row table:style-name="ro1">
          <table:table-cell office:value-type="float" office:value="0.0059304" calcext:value-type="float">
            <text:p>0.0059304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0603015" calcext:value-type="float">
            <text:p>-0.00603015</text:p>
          </table:table-cell>
        </table:table-row>
        <table:table-row table:style-name="ro1">
          <table:table-cell office:value-type="float" office:value="0.0059388" calcext:value-type="float">
            <text:p>0.0059388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0603015" calcext:value-type="float">
            <text:p>-0.00603015</text:p>
          </table:table-cell>
        </table:table-row>
        <table:table-row table:style-name="ro1">
          <table:table-cell office:value-type="float" office:value="0.0059472" calcext:value-type="float">
            <text:p>0.0059472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-0.00603015" calcext:value-type="float">
            <text:p>-0.00603015</text:p>
          </table:table-cell>
        </table:table-row>
        <table:table-row table:style-name="ro1">
          <table:table-cell office:value-type="float" office:value="0.0059556" calcext:value-type="float">
            <text:p>0.0059556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040201" calcext:value-type="float">
            <text:p>-0.0040201</text:p>
          </table:table-cell>
        </table:table-row>
        <table:table-row table:style-name="ro1">
          <table:table-cell office:value-type="float" office:value="0.005964" calcext:value-type="float">
            <text:p>0.005964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-0.00201005" calcext:value-type="float">
            <text:p>-0.00201005</text:p>
          </table:table-cell>
        </table:table-row>
        <table:table-row table:style-name="ro1">
          <table:table-cell office:value-type="float" office:value="0.0059724" calcext:value-type="float">
            <text:p>0.00597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9808" calcext:value-type="float">
            <text:p>0.0059808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0.00201005" calcext:value-type="float">
            <text:p>0.00201005</text:p>
          </table:table-cell>
        </table:table-row>
        <table:table-row table:style-name="ro1">
          <table:table-cell office:value-type="float" office:value="0.0059892" calcext:value-type="float">
            <text:p>0.0059892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0.00201005" calcext:value-type="float">
            <text:p>0.00201005</text:p>
          </table:table-cell>
        </table:table-row>
        <table:table-row table:style-name="ro1">
          <table:table-cell office:value-type="float" office:value="0.0059976" calcext:value-type="float">
            <text:p>0.0059976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0.0040201" calcext:value-type="float">
            <text:p>0.0040201</text:p>
          </table:table-cell>
        </table:table-row>
        <table:table-row table:style-name="ro1">
          <table:table-cell office:value-type="float" office:value="0.006006" calcext:value-type="float">
            <text:p>0.006006</text:p>
          </table:table-cell>
          <table:table-cell office:value-type="float" office:value="0" calcext:value-type="float">
            <text:p>0</text:p>
          </table:table-cell>
          <table:table-cell office:value-type="float" office:value="0.00603015" calcext:value-type="float">
            <text:p>0.00603015</text:p>
          </table:table-cell>
        </table:table-row>
        <table:table-row table:style-name="ro1">
          <table:table-cell office:value-type="float" office:value="0.0060144" calcext:value-type="float">
            <text:p>0.0060144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0.00603015" calcext:value-type="float">
            <text:p>0.00603015</text:p>
          </table:table-cell>
        </table:table-row>
        <table:table-row table:style-name="ro1">
          <table:table-cell office:value-type="float" office:value="0.0060228" calcext:value-type="float">
            <text:p>0.0060228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0.0080402" calcext:value-type="float">
            <text:p>0.0080402</text:p>
          </table:table-cell>
        </table:table-row>
        <table:table-row table:style-name="ro1">
          <table:table-cell office:value-type="float" office:value="0.0060312" calcext:value-type="float">
            <text:p>0.0060312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080402" calcext:value-type="float">
            <text:p>0.0080402</text:p>
          </table:table-cell>
        </table:table-row>
        <table:table-row table:style-name="ro1">
          <table:table-cell office:value-type="float" office:value="0.0060396" calcext:value-type="float">
            <text:p>0.0060396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1005025" calcext:value-type="float">
            <text:p>0.01005025</text:p>
          </table:table-cell>
        </table:table-row>
        <table:table-row table:style-name="ro1">
          <table:table-cell office:value-type="float" office:value="0.006048" calcext:value-type="float">
            <text:p>0.006048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0.0120603" calcext:value-type="float">
            <text:p>0.0120603</text:p>
          </table:table-cell>
        </table:table-row>
        <table:table-row table:style-name="ro1">
          <table:table-cell office:value-type="float" office:value="0.0060564" calcext:value-type="float">
            <text:p>0.0060564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0.0120603" calcext:value-type="float">
            <text:p>0.0120603</text:p>
          </table:table-cell>
        </table:table-row>
        <table:table-row table:style-name="ro1">
          <table:table-cell office:value-type="float" office:value="0.0060648" calcext:value-type="float">
            <text:p>0.0060648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120603" calcext:value-type="float">
            <text:p>0.0120603</text:p>
          </table:table-cell>
        </table:table-row>
        <table:table-row table:style-name="ro1">
          <table:table-cell office:value-type="float" office:value="0.0060732" calcext:value-type="float">
            <text:p>0.0060732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0.0120603" calcext:value-type="float">
            <text:p>0.0120603</text:p>
          </table:table-cell>
        </table:table-row>
        <table:table-row table:style-name="ro1">
          <table:table-cell office:value-type="float" office:value="0.0060816" calcext:value-type="float">
            <text:p>0.0060816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1407035" calcext:value-type="float">
            <text:p>0.01407035</text:p>
          </table:table-cell>
        </table:table-row>
        <table:table-row table:style-name="ro1">
          <table:table-cell office:value-type="float" office:value="0.00609" calcext:value-type="float">
            <text:p>0.00609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160804" calcext:value-type="float">
            <text:p>0.0160804</text:p>
          </table:table-cell>
        </table:table-row>
        <table:table-row table:style-name="ro1">
          <table:table-cell office:value-type="float" office:value="0.0060984" calcext:value-type="float">
            <text:p>0.0060984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160804" calcext:value-type="float">
            <text:p>0.0160804</text:p>
          </table:table-cell>
        </table:table-row>
        <table:table-row table:style-name="ro1">
          <table:table-cell office:value-type="float" office:value="0.0061068" calcext:value-type="float">
            <text:p>0.0061068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160804" calcext:value-type="float">
            <text:p>0.0160804</text:p>
          </table:table-cell>
        </table:table-row>
        <table:table-row table:style-name="ro1">
          <table:table-cell office:value-type="float" office:value="0.0061152" calcext:value-type="float">
            <text:p>0.0061152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61236" calcext:value-type="float">
            <text:p>0.0061236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6132" calcext:value-type="float">
            <text:p>0.006132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1809045" calcext:value-type="float">
            <text:p>0.01809045</text:p>
          </table:table-cell>
        </table:table-row>
        <table:table-row table:style-name="ro1">
          <table:table-cell office:value-type="float" office:value="0.0061404" calcext:value-type="float">
            <text:p>0.0061404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61488" calcext:value-type="float">
            <text:p>0.0061488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61572" calcext:value-type="float">
            <text:p>0.0061572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61656" calcext:value-type="float">
            <text:p>0.0061656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6174" calcext:value-type="float">
            <text:p>0.006174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61824" calcext:value-type="float">
            <text:p>0.0061824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61908" calcext:value-type="float">
            <text:p>0.0061908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61992" calcext:value-type="float">
            <text:p>0.0061992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62076" calcext:value-type="float">
            <text:p>0.0062076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41206" calcext:value-type="float">
            <text:p>0.0241206</text:p>
          </table:table-cell>
        </table:table-row>
        <table:table-row table:style-name="ro1">
          <table:table-cell office:value-type="float" office:value="0.006216" calcext:value-type="float">
            <text:p>0.006216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41206" calcext:value-type="float">
            <text:p>0.0241206</text:p>
          </table:table-cell>
        </table:table-row>
        <table:table-row table:style-name="ro1">
          <table:table-cell office:value-type="float" office:value="0.0062244" calcext:value-type="float">
            <text:p>0.0062244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62328" calcext:value-type="float">
            <text:p>0.0062328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62412" calcext:value-type="float">
            <text:p>0.0062412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241206" calcext:value-type="float">
            <text:p>0.0241206</text:p>
          </table:table-cell>
        </table:table-row>
        <table:table-row table:style-name="ro1">
          <table:table-cell office:value-type="float" office:value="0.0062496" calcext:value-type="float">
            <text:p>0.0062496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6258" calcext:value-type="float">
            <text:p>0.006258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62664" calcext:value-type="float">
            <text:p>0.0062664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62748" calcext:value-type="float">
            <text:p>0.0062748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62832" calcext:value-type="float">
            <text:p>0.0062832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62916" calcext:value-type="float">
            <text:p>0.0062916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1809045" calcext:value-type="float">
            <text:p>0.01809045</text:p>
          </table:table-cell>
        </table:table-row>
        <table:table-row table:style-name="ro1">
          <table:table-cell office:value-type="float" office:value="0.0063" calcext:value-type="float">
            <text:p>0.0063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1809045" calcext:value-type="float">
            <text:p>0.01809045</text:p>
          </table:table-cell>
        </table:table-row>
        <table:table-row table:style-name="ro1">
          <table:table-cell office:value-type="float" office:value="0.0063084" calcext:value-type="float">
            <text:p>0.0063084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1809045" calcext:value-type="float">
            <text:p>0.01809045</text:p>
          </table:table-cell>
        </table:table-row>
        <table:table-row table:style-name="ro1">
          <table:table-cell office:value-type="float" office:value="0.0063168" calcext:value-type="float">
            <text:p>0.0063168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160804" calcext:value-type="float">
            <text:p>0.0160804</text:p>
          </table:table-cell>
        </table:table-row>
        <table:table-row table:style-name="ro1">
          <table:table-cell office:value-type="float" office:value="0.0063252" calcext:value-type="float">
            <text:p>0.0063252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1407035" calcext:value-type="float">
            <text:p>0.01407035</text:p>
          </table:table-cell>
        </table:table-row>
        <table:table-row table:style-name="ro1">
          <table:table-cell office:value-type="float" office:value="0.0063336" calcext:value-type="float">
            <text:p>0.0063336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160804" calcext:value-type="float">
            <text:p>0.0160804</text:p>
          </table:table-cell>
        </table:table-row>
        <table:table-row table:style-name="ro1">
          <table:table-cell office:value-type="float" office:value="0.006342" calcext:value-type="float">
            <text:p>0.006342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1407035" calcext:value-type="float">
            <text:p>0.01407035</text:p>
          </table:table-cell>
        </table:table-row>
        <table:table-row table:style-name="ro1">
          <table:table-cell office:value-type="float" office:value="0.0063504" calcext:value-type="float">
            <text:p>0.0063504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120603" calcext:value-type="float">
            <text:p>0.0120603</text:p>
          </table:table-cell>
        </table:table-row>
        <table:table-row table:style-name="ro1">
          <table:table-cell office:value-type="float" office:value="0.0063588" calcext:value-type="float">
            <text:p>0.0063588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120603" calcext:value-type="float">
            <text:p>0.0120603</text:p>
          </table:table-cell>
        </table:table-row>
        <table:table-row table:style-name="ro1">
          <table:table-cell office:value-type="float" office:value="0.0063672" calcext:value-type="float">
            <text:p>0.0063672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120603" calcext:value-type="float">
            <text:p>0.0120603</text:p>
          </table:table-cell>
        </table:table-row>
        <table:table-row table:style-name="ro1">
          <table:table-cell office:value-type="float" office:value="0.0063756" calcext:value-type="float">
            <text:p>0.0063756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1005025" calcext:value-type="float">
            <text:p>0.01005025</text:p>
          </table:table-cell>
        </table:table-row>
        <table:table-row table:style-name="ro1">
          <table:table-cell office:value-type="float" office:value="0.006384" calcext:value-type="float">
            <text:p>0.006384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1005025" calcext:value-type="float">
            <text:p>0.01005025</text:p>
          </table:table-cell>
        </table:table-row>
        <table:table-row table:style-name="ro1">
          <table:table-cell office:value-type="float" office:value="0.0063924" calcext:value-type="float">
            <text:p>0.0063924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0.0080402" calcext:value-type="float">
            <text:p>0.0080402</text:p>
          </table:table-cell>
        </table:table-row>
        <table:table-row table:style-name="ro1">
          <table:table-cell office:value-type="float" office:value="0.0064008" calcext:value-type="float">
            <text:p>0.0064008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080402" calcext:value-type="float">
            <text:p>0.0080402</text:p>
          </table:table-cell>
        </table:table-row>
        <table:table-row table:style-name="ro1">
          <table:table-cell office:value-type="float" office:value="0.0064092" calcext:value-type="float">
            <text:p>0.0064092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0.00603015" calcext:value-type="float">
            <text:p>0.00603015</text:p>
          </table:table-cell>
        </table:table-row>
        <table:table-row table:style-name="ro1">
          <table:table-cell office:value-type="float" office:value="0.0064176" calcext:value-type="float">
            <text:p>0.0064176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0.0040201" calcext:value-type="float">
            <text:p>0.0040201</text:p>
          </table:table-cell>
        </table:table-row>
        <table:table-row table:style-name="ro1">
          <table:table-cell office:value-type="float" office:value="0.006426" calcext:value-type="float">
            <text:p>0.006426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040201" calcext:value-type="float">
            <text:p>0.0040201</text:p>
          </table:table-cell>
        </table:table-row>
        <table:table-row table:style-name="ro1">
          <table:table-cell office:value-type="float" office:value="0.0064344" calcext:value-type="float">
            <text:p>0.0064344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0201005" calcext:value-type="float">
            <text:p>0.00201005</text:p>
          </table:table-cell>
        </table:table-row>
        <table:table-row table:style-name="ro1">
          <table:table-cell office:value-type="float" office:value="0.0064428" calcext:value-type="float">
            <text:p>0.0064428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4512" calcext:value-type="float">
            <text:p>0.0064512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4596" calcext:value-type="float">
            <text:p>0.0064596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-0.00201005" calcext:value-type="float">
            <text:p>-0.00201005</text:p>
          </table:table-cell>
        </table:table-row>
        <table:table-row table:style-name="ro1">
          <table:table-cell office:value-type="float" office:value="0.006468" calcext:value-type="float">
            <text:p>0.006468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-0.00201005" calcext:value-type="float">
            <text:p>-0.00201005</text:p>
          </table:table-cell>
        </table:table-row>
        <table:table-row table:style-name="ro1">
          <table:table-cell office:value-type="float" office:value="0.0064764" calcext:value-type="float">
            <text:p>0.0064764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-0.0040201" calcext:value-type="float">
            <text:p>-0.0040201</text:p>
          </table:table-cell>
        </table:table-row>
        <table:table-row table:style-name="ro1">
          <table:table-cell office:value-type="float" office:value="0.0064848" calcext:value-type="float">
            <text:p>0.0064848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-0.00603015" calcext:value-type="float">
            <text:p>-0.00603015</text:p>
          </table:table-cell>
        </table:table-row>
        <table:table-row table:style-name="ro1">
          <table:table-cell office:value-type="float" office:value="0.0064932" calcext:value-type="float">
            <text:p>0.0064932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-0.00603015" calcext:value-type="float">
            <text:p>-0.00603015</text:p>
          </table:table-cell>
        </table:table-row>
        <table:table-row table:style-name="ro1">
          <table:table-cell office:value-type="float" office:value="0.0065016" calcext:value-type="float">
            <text:p>0.0065016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-0.0080402" calcext:value-type="float">
            <text:p>-0.0080402</text:p>
          </table:table-cell>
        </table:table-row>
        <table:table-row table:style-name="ro1">
          <table:table-cell office:value-type="float" office:value="0.00651" calcext:value-type="float">
            <text:p>0.00651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1005025" calcext:value-type="float">
            <text:p>-0.01005025</text:p>
          </table:table-cell>
        </table:table-row>
        <table:table-row table:style-name="ro1">
          <table:table-cell office:value-type="float" office:value="0.0065184" calcext:value-type="float">
            <text:p>0.0065184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-0.01005025" calcext:value-type="float">
            <text:p>-0.01005025</text:p>
          </table:table-cell>
        </table:table-row>
        <table:table-row table:style-name="ro1">
          <table:table-cell office:value-type="float" office:value="0.0065268" calcext:value-type="float">
            <text:p>0.0065268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-0.01005025" calcext:value-type="float">
            <text:p>-0.01005025</text:p>
          </table:table-cell>
        </table:table-row>
        <table:table-row table:style-name="ro1">
          <table:table-cell office:value-type="float" office:value="0.0065352" calcext:value-type="float">
            <text:p>0.0065352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-0.01407035" calcext:value-type="float">
            <text:p>-0.01407035</text:p>
          </table:table-cell>
        </table:table-row>
        <table:table-row table:style-name="ro1">
          <table:table-cell office:value-type="float" office:value="0.0065436" calcext:value-type="float">
            <text:p>0.0065436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1407035" calcext:value-type="float">
            <text:p>-0.01407035</text:p>
          </table:table-cell>
        </table:table-row>
        <table:table-row table:style-name="ro1">
          <table:table-cell office:value-type="float" office:value="0.006552" calcext:value-type="float">
            <text:p>0.006552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1407035" calcext:value-type="float">
            <text:p>-0.01407035</text:p>
          </table:table-cell>
        </table:table-row>
        <table:table-row table:style-name="ro1">
          <table:table-cell office:value-type="float" office:value="0.0065604" calcext:value-type="float">
            <text:p>0.0065604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-0.0160804" calcext:value-type="float">
            <text:p>-0.0160804</text:p>
          </table:table-cell>
        </table:table-row>
        <table:table-row table:style-name="ro1">
          <table:table-cell office:value-type="float" office:value="0.0065688" calcext:value-type="float">
            <text:p>0.0065688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160804" calcext:value-type="float">
            <text:p>-0.0160804</text:p>
          </table:table-cell>
        </table:table-row>
        <table:table-row table:style-name="ro1">
          <table:table-cell office:value-type="float" office:value="0.0065772" calcext:value-type="float">
            <text:p>0.0065772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1809045" calcext:value-type="float">
            <text:p>-0.01809045</text:p>
          </table:table-cell>
        </table:table-row>
        <table:table-row table:style-name="ro1">
          <table:table-cell office:value-type="float" office:value="0.0065856" calcext:value-type="float">
            <text:p>0.0065856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594" calcext:value-type="float">
            <text:p>0.006594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2211055" calcext:value-type="float">
            <text:p>-0.02211055</text:p>
          </table:table-cell>
        </table:table-row>
        <table:table-row table:style-name="ro1">
          <table:table-cell office:value-type="float" office:value="0.0066024" calcext:value-type="float">
            <text:p>0.0066024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66108" calcext:value-type="float">
            <text:p>0.0066108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2211055" calcext:value-type="float">
            <text:p>-0.02211055</text:p>
          </table:table-cell>
        </table:table-row>
        <table:table-row table:style-name="ro1">
          <table:table-cell office:value-type="float" office:value="0.0066192" calcext:value-type="float">
            <text:p>0.0066192</text:p>
          </table:table-cell>
          <table:table-cell office:value-type="float" office:value="-2.25125628" calcext:value-type="float">
            <text:p>-2.25125628</text:p>
          </table:table-cell>
          <table:table-cell office:value-type="float" office:value="-0.02211055" calcext:value-type="float">
            <text:p>-0.02211055</text:p>
          </table:table-cell>
        </table:table-row>
        <table:table-row table:style-name="ro1">
          <table:table-cell office:value-type="float" office:value="0.0066276" calcext:value-type="float">
            <text:p>0.0066276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6636" calcext:value-type="float">
            <text:p>0.006636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66444" calcext:value-type="float">
            <text:p>0.0066444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66528" calcext:value-type="float">
            <text:p>0.0066528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66612" calcext:value-type="float">
            <text:p>0.0066612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66696" calcext:value-type="float">
            <text:p>0.0066696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6678" calcext:value-type="float">
            <text:p>0.006678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281407" calcext:value-type="float">
            <text:p>-0.0281407</text:p>
          </table:table-cell>
        </table:table-row>
        <table:table-row table:style-name="ro1">
          <table:table-cell office:value-type="float" office:value="0.0066864" calcext:value-type="float">
            <text:p>0.0066864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281407" calcext:value-type="float">
            <text:p>-0.0281407</text:p>
          </table:table-cell>
        </table:table-row>
        <table:table-row table:style-name="ro1">
          <table:table-cell office:value-type="float" office:value="0.0066948" calcext:value-type="float">
            <text:p>0.0066948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67032" calcext:value-type="float">
            <text:p>0.0067032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81407" calcext:value-type="float">
            <text:p>-0.0281407</text:p>
          </table:table-cell>
        </table:table-row>
        <table:table-row table:style-name="ro1">
          <table:table-cell office:value-type="float" office:value="0.0067116" calcext:value-type="float">
            <text:p>0.0067116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81407" calcext:value-type="float">
            <text:p>-0.0281407</text:p>
          </table:table-cell>
        </table:table-row>
        <table:table-row table:style-name="ro1">
          <table:table-cell office:value-type="float" office:value="0.00672" calcext:value-type="float">
            <text:p>0.00672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81407" calcext:value-type="float">
            <text:p>-0.0281407</text:p>
          </table:table-cell>
        </table:table-row>
        <table:table-row table:style-name="ro1">
          <table:table-cell office:value-type="float" office:value="0.0067284" calcext:value-type="float">
            <text:p>0.0067284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281407" calcext:value-type="float">
            <text:p>-0.0281407</text:p>
          </table:table-cell>
        </table:table-row>
        <table:table-row table:style-name="ro1">
          <table:table-cell office:value-type="float" office:value="0.0067368" calcext:value-type="float">
            <text:p>0.0067368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67452" calcext:value-type="float">
            <text:p>0.0067452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81407" calcext:value-type="float">
            <text:p>-0.0281407</text:p>
          </table:table-cell>
        </table:table-row>
        <table:table-row table:style-name="ro1">
          <table:table-cell office:value-type="float" office:value="0.0067536" calcext:value-type="float">
            <text:p>0.0067536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6762" calcext:value-type="float">
            <text:p>0.006762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81407" calcext:value-type="float">
            <text:p>-0.0281407</text:p>
          </table:table-cell>
        </table:table-row>
        <table:table-row table:style-name="ro1">
          <table:table-cell office:value-type="float" office:value="0.0067704" calcext:value-type="float">
            <text:p>0.0067704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67788" calcext:value-type="float">
            <text:p>0.0067788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281407" calcext:value-type="float">
            <text:p>-0.0281407</text:p>
          </table:table-cell>
        </table:table-row>
        <table:table-row table:style-name="ro1">
          <table:table-cell office:value-type="float" office:value="0.0067872" calcext:value-type="float">
            <text:p>0.0067872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67956" calcext:value-type="float">
            <text:p>0.0067956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6804" calcext:value-type="float">
            <text:p>0.006804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211055" calcext:value-type="float">
            <text:p>-0.02211055</text:p>
          </table:table-cell>
        </table:table-row>
        <table:table-row table:style-name="ro1">
          <table:table-cell office:value-type="float" office:value="0.0068124" calcext:value-type="float">
            <text:p>0.0068124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2211055" calcext:value-type="float">
            <text:p>-0.02211055</text:p>
          </table:table-cell>
        </table:table-row>
        <table:table-row table:style-name="ro1">
          <table:table-cell office:value-type="float" office:value="0.0068208" calcext:value-type="float">
            <text:p>0.0068208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2211055" calcext:value-type="float">
            <text:p>-0.02211055</text:p>
          </table:table-cell>
        </table:table-row>
        <table:table-row table:style-name="ro1">
          <table:table-cell office:value-type="float" office:value="0.0068292" calcext:value-type="float">
            <text:p>0.0068292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8376" calcext:value-type="float">
            <text:p>0.0068376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1809045" calcext:value-type="float">
            <text:p>-0.01809045</text:p>
          </table:table-cell>
        </table:table-row>
        <table:table-row table:style-name="ro1">
          <table:table-cell office:value-type="float" office:value="0.006846" calcext:value-type="float">
            <text:p>0.006846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1809045" calcext:value-type="float">
            <text:p>-0.01809045</text:p>
          </table:table-cell>
        </table:table-row>
        <table:table-row table:style-name="ro1">
          <table:table-cell office:value-type="float" office:value="0.0068544" calcext:value-type="float">
            <text:p>0.0068544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160804" calcext:value-type="float">
            <text:p>-0.0160804</text:p>
          </table:table-cell>
        </table:table-row>
        <table:table-row table:style-name="ro1">
          <table:table-cell office:value-type="float" office:value="0.0068628" calcext:value-type="float">
            <text:p>0.0068628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160804" calcext:value-type="float">
            <text:p>-0.0160804</text:p>
          </table:table-cell>
        </table:table-row>
        <table:table-row table:style-name="ro1">
          <table:table-cell office:value-type="float" office:value="0.0068712" calcext:value-type="float">
            <text:p>0.0068712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1407035" calcext:value-type="float">
            <text:p>-0.01407035</text:p>
          </table:table-cell>
        </table:table-row>
        <table:table-row table:style-name="ro1">
          <table:table-cell office:value-type="float" office:value="0.0068796" calcext:value-type="float">
            <text:p>0.0068796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1407035" calcext:value-type="float">
            <text:p>-0.01407035</text:p>
          </table:table-cell>
        </table:table-row>
        <table:table-row table:style-name="ro1">
          <table:table-cell office:value-type="float" office:value="0.006888" calcext:value-type="float">
            <text:p>0.006888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120603" calcext:value-type="float">
            <text:p>-0.0120603</text:p>
          </table:table-cell>
        </table:table-row>
        <table:table-row table:style-name="ro1">
          <table:table-cell office:value-type="float" office:value="0.0068964" calcext:value-type="float">
            <text:p>0.0068964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120603" calcext:value-type="float">
            <text:p>-0.0120603</text:p>
          </table:table-cell>
        </table:table-row>
        <table:table-row table:style-name="ro1">
          <table:table-cell office:value-type="float" office:value="0.0069048" calcext:value-type="float">
            <text:p>0.0069048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1005025" calcext:value-type="float">
            <text:p>-0.01005025</text:p>
          </table:table-cell>
        </table:table-row>
        <table:table-row table:style-name="ro1">
          <table:table-cell office:value-type="float" office:value="0.0069132" calcext:value-type="float">
            <text:p>0.0069132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1005025" calcext:value-type="float">
            <text:p>-0.01005025</text:p>
          </table:table-cell>
        </table:table-row>
        <table:table-row table:style-name="ro1">
          <table:table-cell office:value-type="float" office:value="0.0069216" calcext:value-type="float">
            <text:p>0.0069216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1005025" calcext:value-type="float">
            <text:p>-0.01005025</text:p>
          </table:table-cell>
        </table:table-row>
        <table:table-row table:style-name="ro1">
          <table:table-cell office:value-type="float" office:value="0.00693" calcext:value-type="float">
            <text:p>0.00693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-0.00603015" calcext:value-type="float">
            <text:p>-0.00603015</text:p>
          </table:table-cell>
        </table:table-row>
        <table:table-row table:style-name="ro1">
          <table:table-cell office:value-type="float" office:value="0.0069384" calcext:value-type="float">
            <text:p>0.0069384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0603015" calcext:value-type="float">
            <text:p>-0.00603015</text:p>
          </table:table-cell>
        </table:table-row>
        <table:table-row table:style-name="ro1">
          <table:table-cell office:value-type="float" office:value="0.0069468" calcext:value-type="float">
            <text:p>0.0069468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-0.0040201" calcext:value-type="float">
            <text:p>-0.0040201</text:p>
          </table:table-cell>
        </table:table-row>
        <table:table-row table:style-name="ro1">
          <table:table-cell office:value-type="float" office:value="0.0069552" calcext:value-type="float">
            <text:p>0.0069552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0201005" calcext:value-type="float">
            <text:p>-0.00201005</text:p>
          </table:table-cell>
        </table:table-row>
        <table:table-row table:style-name="ro1">
          <table:table-cell office:value-type="float" office:value="0.0069636" calcext:value-type="float">
            <text:p>0.0069636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-0.00201005" calcext:value-type="float">
            <text:p>-0.00201005</text:p>
          </table:table-cell>
        </table:table-row>
        <table:table-row table:style-name="ro1">
          <table:table-cell office:value-type="float" office:value="0.006972" calcext:value-type="float">
            <text:p>0.0069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9804" calcext:value-type="float">
            <text:p>0.0069804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9888" calcext:value-type="float">
            <text:p>0.0069888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0.0040201" calcext:value-type="float">
            <text:p>0.0040201</text:p>
          </table:table-cell>
        </table:table-row>
        <table:table-row table:style-name="ro1">
          <table:table-cell office:value-type="float" office:value="0.0069972" calcext:value-type="float">
            <text:p>0.0069972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0.0040201" calcext:value-type="float">
            <text:p>0.0040201</text:p>
          </table:table-cell>
        </table:table-row>
        <table:table-row table:style-name="ro1">
          <table:table-cell office:value-type="float" office:value="0.0070056" calcext:value-type="float">
            <text:p>0.0070056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0.00603015" calcext:value-type="float">
            <text:p>0.00603015</text:p>
          </table:table-cell>
        </table:table-row>
        <table:table-row table:style-name="ro1">
          <table:table-cell office:value-type="float" office:value="0.007014" calcext:value-type="float">
            <text:p>0.007014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0.00603015" calcext:value-type="float">
            <text:p>0.00603015</text:p>
          </table:table-cell>
        </table:table-row>
        <table:table-row table:style-name="ro1">
          <table:table-cell office:value-type="float" office:value="0.0070224" calcext:value-type="float">
            <text:p>0.0070224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0.0080402" calcext:value-type="float">
            <text:p>0.0080402</text:p>
          </table:table-cell>
        </table:table-row>
        <table:table-row table:style-name="ro1">
          <table:table-cell office:value-type="float" office:value="0.0070308" calcext:value-type="float">
            <text:p>0.0070308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080402" calcext:value-type="float">
            <text:p>0.0080402</text:p>
          </table:table-cell>
        </table:table-row>
        <table:table-row table:style-name="ro1">
          <table:table-cell office:value-type="float" office:value="0.0070392" calcext:value-type="float">
            <text:p>0.00703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120603" calcext:value-type="float">
            <text:p>0.0120603</text:p>
          </table:table-cell>
        </table:table-row>
        <table:table-row table:style-name="ro1">
          <table:table-cell office:value-type="float" office:value="0.0070476" calcext:value-type="float">
            <text:p>0.0070476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0.0080402" calcext:value-type="float">
            <text:p>0.0080402</text:p>
          </table:table-cell>
        </table:table-row>
        <table:table-row table:style-name="ro1">
          <table:table-cell office:value-type="float" office:value="0.007056" calcext:value-type="float">
            <text:p>0.007056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0.0120603" calcext:value-type="float">
            <text:p>0.0120603</text:p>
          </table:table-cell>
        </table:table-row>
        <table:table-row table:style-name="ro1">
          <table:table-cell office:value-type="float" office:value="0.0070644" calcext:value-type="float">
            <text:p>0.0070644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120603" calcext:value-type="float">
            <text:p>0.0120603</text:p>
          </table:table-cell>
        </table:table-row>
        <table:table-row table:style-name="ro1">
          <table:table-cell office:value-type="float" office:value="0.0070728" calcext:value-type="float">
            <text:p>0.0070728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0.01407035" calcext:value-type="float">
            <text:p>0.01407035</text:p>
          </table:table-cell>
        </table:table-row>
        <table:table-row table:style-name="ro1">
          <table:table-cell office:value-type="float" office:value="0.0070812" calcext:value-type="float">
            <text:p>0.0070812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1407035" calcext:value-type="float">
            <text:p>0.01407035</text:p>
          </table:table-cell>
        </table:table-row>
        <table:table-row table:style-name="ro1">
          <table:table-cell office:value-type="float" office:value="0.0070896" calcext:value-type="float">
            <text:p>0.0070896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1809045" calcext:value-type="float">
            <text:p>0.01809045</text:p>
          </table:table-cell>
        </table:table-row>
        <table:table-row table:style-name="ro1">
          <table:table-cell office:value-type="float" office:value="0.007098" calcext:value-type="float">
            <text:p>0.007098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160804" calcext:value-type="float">
            <text:p>0.0160804</text:p>
          </table:table-cell>
        </table:table-row>
        <table:table-row table:style-name="ro1">
          <table:table-cell office:value-type="float" office:value="0.0071064" calcext:value-type="float">
            <text:p>0.0071064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1809045" calcext:value-type="float">
            <text:p>0.01809045</text:p>
          </table:table-cell>
        </table:table-row>
        <table:table-row table:style-name="ro1">
          <table:table-cell office:value-type="float" office:value="0.0071148" calcext:value-type="float">
            <text:p>0.0071148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1809045" calcext:value-type="float">
            <text:p>0.01809045</text:p>
          </table:table-cell>
        </table:table-row>
        <table:table-row table:style-name="ro1">
          <table:table-cell office:value-type="float" office:value="0.0071232" calcext:value-type="float">
            <text:p>0.0071232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71316" calcext:value-type="float">
            <text:p>0.0071316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714" calcext:value-type="float">
            <text:p>0.00714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71484" calcext:value-type="float">
            <text:p>0.0071484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71568" calcext:value-type="float">
            <text:p>0.0071568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71652" calcext:value-type="float">
            <text:p>0.0071652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71736" calcext:value-type="float">
            <text:p>0.0071736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7182" calcext:value-type="float">
            <text:p>0.007182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71904" calcext:value-type="float">
            <text:p>0.0071904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41206" calcext:value-type="float">
            <text:p>0.0241206</text:p>
          </table:table-cell>
        </table:table-row>
        <table:table-row table:style-name="ro1">
          <table:table-cell office:value-type="float" office:value="0.0071988" calcext:value-type="float">
            <text:p>0.0071988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72072" calcext:value-type="float">
            <text:p>0.0072072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72156" calcext:value-type="float">
            <text:p>0.0072156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7224" calcext:value-type="float">
            <text:p>0.007224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72324" calcext:value-type="float">
            <text:p>0.0072324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41206" calcext:value-type="float">
            <text:p>0.0241206</text:p>
          </table:table-cell>
        </table:table-row>
        <table:table-row table:style-name="ro1">
          <table:table-cell office:value-type="float" office:value="0.0072408" calcext:value-type="float">
            <text:p>0.0072408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72492" calcext:value-type="float">
            <text:p>0.0072492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72576" calcext:value-type="float">
            <text:p>0.0072576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7266" calcext:value-type="float">
            <text:p>0.007266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72744" calcext:value-type="float">
            <text:p>0.0072744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72828" calcext:value-type="float">
            <text:p>0.0072828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72912" calcext:value-type="float">
            <text:p>0.0072912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1809045" calcext:value-type="float">
            <text:p>0.01809045</text:p>
          </table:table-cell>
        </table:table-row>
        <table:table-row table:style-name="ro1">
          <table:table-cell office:value-type="float" office:value="0.0072996" calcext:value-type="float">
            <text:p>0.0072996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7308" calcext:value-type="float">
            <text:p>0.007308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1809045" calcext:value-type="float">
            <text:p>0.01809045</text:p>
          </table:table-cell>
        </table:table-row>
        <table:table-row table:style-name="ro1">
          <table:table-cell office:value-type="float" office:value="0.0073164" calcext:value-type="float">
            <text:p>0.0073164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1809045" calcext:value-type="float">
            <text:p>0.01809045</text:p>
          </table:table-cell>
        </table:table-row>
        <table:table-row table:style-name="ro1">
          <table:table-cell office:value-type="float" office:value="0.0073248" calcext:value-type="float">
            <text:p>0.0073248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160804" calcext:value-type="float">
            <text:p>0.0160804</text:p>
          </table:table-cell>
        </table:table-row>
        <table:table-row table:style-name="ro1">
          <table:table-cell office:value-type="float" office:value="0.0073332" calcext:value-type="float">
            <text:p>0.0073332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160804" calcext:value-type="float">
            <text:p>0.0160804</text:p>
          </table:table-cell>
        </table:table-row>
        <table:table-row table:style-name="ro1">
          <table:table-cell office:value-type="float" office:value="0.0073416" calcext:value-type="float">
            <text:p>0.0073416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1407035" calcext:value-type="float">
            <text:p>0.01407035</text:p>
          </table:table-cell>
        </table:table-row>
        <table:table-row table:style-name="ro1">
          <table:table-cell office:value-type="float" office:value="0.00735" calcext:value-type="float">
            <text:p>0.00735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120603" calcext:value-type="float">
            <text:p>0.0120603</text:p>
          </table:table-cell>
        </table:table-row>
        <table:table-row table:style-name="ro1">
          <table:table-cell office:value-type="float" office:value="0.0073584" calcext:value-type="float">
            <text:p>0.0073584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1407035" calcext:value-type="float">
            <text:p>0.01407035</text:p>
          </table:table-cell>
        </table:table-row>
        <table:table-row table:style-name="ro1">
          <table:table-cell office:value-type="float" office:value="0.0073668" calcext:value-type="float">
            <text:p>0.0073668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1005025" calcext:value-type="float">
            <text:p>0.01005025</text:p>
          </table:table-cell>
        </table:table-row>
        <table:table-row table:style-name="ro1">
          <table:table-cell office:value-type="float" office:value="0.0073752" calcext:value-type="float">
            <text:p>0.0073752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1005025" calcext:value-type="float">
            <text:p>0.01005025</text:p>
          </table:table-cell>
        </table:table-row>
        <table:table-row table:style-name="ro1">
          <table:table-cell office:value-type="float" office:value="0.0073836" calcext:value-type="float">
            <text:p>0.0073836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1005025" calcext:value-type="float">
            <text:p>0.01005025</text:p>
          </table:table-cell>
        </table:table-row>
        <table:table-row table:style-name="ro1">
          <table:table-cell office:value-type="float" office:value="0.007392" calcext:value-type="float">
            <text:p>0.007392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0.01005025" calcext:value-type="float">
            <text:p>0.01005025</text:p>
          </table:table-cell>
        </table:table-row>
        <table:table-row table:style-name="ro1">
          <table:table-cell office:value-type="float" office:value="0.0074004" calcext:value-type="float">
            <text:p>0.0074004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080402" calcext:value-type="float">
            <text:p>0.0080402</text:p>
          </table:table-cell>
        </table:table-row>
        <table:table-row table:style-name="ro1">
          <table:table-cell office:value-type="float" office:value="0.0074088" calcext:value-type="float">
            <text:p>0.0074088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0603015" calcext:value-type="float">
            <text:p>0.00603015</text:p>
          </table:table-cell>
        </table:table-row>
        <table:table-row table:style-name="ro1">
          <table:table-cell office:value-type="float" office:value="0.0074172" calcext:value-type="float">
            <text:p>0.0074172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0.0040201" calcext:value-type="float">
            <text:p>0.0040201</text:p>
          </table:table-cell>
        </table:table-row>
        <table:table-row table:style-name="ro1">
          <table:table-cell office:value-type="float" office:value="0.0074256" calcext:value-type="float">
            <text:p>0.0074256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040201" calcext:value-type="float">
            <text:p>0.0040201</text:p>
          </table:table-cell>
        </table:table-row>
        <table:table-row table:style-name="ro1">
          <table:table-cell office:value-type="float" office:value="0.007434" calcext:value-type="float">
            <text:p>0.007434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0201005" calcext:value-type="float">
            <text:p>0.00201005</text:p>
          </table:table-cell>
        </table:table-row>
        <table:table-row table:style-name="ro1">
          <table:table-cell office:value-type="float" office:value="0.0074424" calcext:value-type="float">
            <text:p>0.0074424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4508" calcext:value-type="float">
            <text:p>0.0074508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-0.00201005" calcext:value-type="float">
            <text:p>-0.00201005</text:p>
          </table:table-cell>
        </table:table-row>
        <table:table-row table:style-name="ro1">
          <table:table-cell office:value-type="float" office:value="0.0074592" calcext:value-type="float">
            <text:p>0.0074592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-0.00201005" calcext:value-type="float">
            <text:p>-0.00201005</text:p>
          </table:table-cell>
        </table:table-row>
        <table:table-row table:style-name="ro1">
          <table:table-cell office:value-type="float" office:value="0.0074676" calcext:value-type="float">
            <text:p>0.0074676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-0.0040201" calcext:value-type="float">
            <text:p>-0.0040201</text:p>
          </table:table-cell>
        </table:table-row>
        <table:table-row table:style-name="ro1">
          <table:table-cell office:value-type="float" office:value="0.007476" calcext:value-type="float">
            <text:p>0.007476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-0.0040201" calcext:value-type="float">
            <text:p>-0.0040201</text:p>
          </table:table-cell>
        </table:table-row>
        <table:table-row table:style-name="ro1">
          <table:table-cell office:value-type="float" office:value="0.0074844" calcext:value-type="float">
            <text:p>0.0074844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-0.00603015" calcext:value-type="float">
            <text:p>-0.00603015</text:p>
          </table:table-cell>
        </table:table-row>
        <table:table-row table:style-name="ro1">
          <table:table-cell office:value-type="float" office:value="0.0074928" calcext:value-type="float">
            <text:p>0.007492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0603015" calcext:value-type="float">
            <text:p>-0.00603015</text:p>
          </table:table-cell>
        </table:table-row>
        <table:table-row table:style-name="ro1">
          <table:table-cell office:value-type="float" office:value="0.0075012" calcext:value-type="float">
            <text:p>0.0075012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-0.0080402" calcext:value-type="float">
            <text:p>-0.0080402</text:p>
          </table:table-cell>
        </table:table-row>
        <table:table-row table:style-name="ro1">
          <table:table-cell office:value-type="float" office:value="0.0075096" calcext:value-type="float">
            <text:p>0.0075096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1005025" calcext:value-type="float">
            <text:p>-0.01005025</text:p>
          </table:table-cell>
        </table:table-row>
        <table:table-row table:style-name="ro1">
          <table:table-cell office:value-type="float" office:value="0.007518" calcext:value-type="float">
            <text:p>0.007518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-0.0120603" calcext:value-type="float">
            <text:p>-0.0120603</text:p>
          </table:table-cell>
        </table:table-row>
        <table:table-row table:style-name="ro1">
          <table:table-cell office:value-type="float" office:value="0.0075264" calcext:value-type="float">
            <text:p>0.0075264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-0.0120603" calcext:value-type="float">
            <text:p>-0.0120603</text:p>
          </table:table-cell>
        </table:table-row>
        <table:table-row table:style-name="ro1">
          <table:table-cell office:value-type="float" office:value="0.0075348" calcext:value-type="float">
            <text:p>0.0075348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-0.01407035" calcext:value-type="float">
            <text:p>-0.01407035</text:p>
          </table:table-cell>
        </table:table-row>
        <table:table-row table:style-name="ro1">
          <table:table-cell office:value-type="float" office:value="0.0075432" calcext:value-type="float">
            <text:p>0.0075432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1407035" calcext:value-type="float">
            <text:p>-0.01407035</text:p>
          </table:table-cell>
        </table:table-row>
        <table:table-row table:style-name="ro1">
          <table:table-cell office:value-type="float" office:value="0.0075516" calcext:value-type="float">
            <text:p>0.0075516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160804" calcext:value-type="float">
            <text:p>-0.0160804</text:p>
          </table:table-cell>
        </table:table-row>
        <table:table-row table:style-name="ro1">
          <table:table-cell office:value-type="float" office:value="0.00756" calcext:value-type="float">
            <text:p>0.00756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160804" calcext:value-type="float">
            <text:p>-0.0160804</text:p>
          </table:table-cell>
        </table:table-row>
        <table:table-row table:style-name="ro1">
          <table:table-cell office:value-type="float" office:value="0.0075684" calcext:value-type="float">
            <text:p>0.0075684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1809045" calcext:value-type="float">
            <text:p>-0.01809045</text:p>
          </table:table-cell>
        </table:table-row>
        <table:table-row table:style-name="ro1">
          <table:table-cell office:value-type="float" office:value="0.0075768" calcext:value-type="float">
            <text:p>0.0075768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1809045" calcext:value-type="float">
            <text:p>-0.01809045</text:p>
          </table:table-cell>
        </table:table-row>
        <table:table-row table:style-name="ro1">
          <table:table-cell office:value-type="float" office:value="0.0075852" calcext:value-type="float">
            <text:p>0.0075852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1809045" calcext:value-type="float">
            <text:p>-0.01809045</text:p>
          </table:table-cell>
        </table:table-row>
        <table:table-row table:style-name="ro1">
          <table:table-cell office:value-type="float" office:value="0.0075936" calcext:value-type="float">
            <text:p>0.0075936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602" calcext:value-type="float">
            <text:p>0.007602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6104" calcext:value-type="float">
            <text:p>0.0076104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2211055" calcext:value-type="float">
            <text:p>-0.02211055</text:p>
          </table:table-cell>
        </table:table-row>
        <table:table-row table:style-name="ro1">
          <table:table-cell office:value-type="float" office:value="0.0076188" calcext:value-type="float">
            <text:p>0.0076188</text:p>
          </table:table-cell>
          <table:table-cell office:value-type="float" office:value="-2.25125628" calcext:value-type="float">
            <text:p>-2.25125628</text:p>
          </table:table-cell>
          <table:table-cell office:value-type="float" office:value="-0.02211055" calcext:value-type="float">
            <text:p>-0.02211055</text:p>
          </table:table-cell>
        </table:table-row>
        <table:table-row table:style-name="ro1">
          <table:table-cell office:value-type="float" office:value="0.0076272" calcext:value-type="float">
            <text:p>0.0076272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76356" calcext:value-type="float">
            <text:p>0.0076356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7644" calcext:value-type="float">
            <text:p>0.007644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76524" calcext:value-type="float">
            <text:p>0.0076524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76608" calcext:value-type="float">
            <text:p>0.0076608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76692" calcext:value-type="float">
            <text:p>0.0076692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281407" calcext:value-type="float">
            <text:p>-0.0281407</text:p>
          </table:table-cell>
        </table:table-row>
        <table:table-row table:style-name="ro1">
          <table:table-cell office:value-type="float" office:value="0.0076776" calcext:value-type="float">
            <text:p>0.0076776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281407" calcext:value-type="float">
            <text:p>-0.0281407</text:p>
          </table:table-cell>
        </table:table-row>
        <table:table-row table:style-name="ro1">
          <table:table-cell office:value-type="float" office:value="0.007686" calcext:value-type="float">
            <text:p>0.007686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281407" calcext:value-type="float">
            <text:p>-0.0281407</text:p>
          </table:table-cell>
        </table:table-row>
        <table:table-row table:style-name="ro1">
          <table:table-cell office:value-type="float" office:value="0.0076944" calcext:value-type="float">
            <text:p>0.0076944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77028" calcext:value-type="float">
            <text:p>0.0077028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77112" calcext:value-type="float">
            <text:p>0.0077112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81407" calcext:value-type="float">
            <text:p>-0.0281407</text:p>
          </table:table-cell>
        </table:table-row>
        <table:table-row table:style-name="ro1">
          <table:table-cell office:value-type="float" office:value="0.0077196" calcext:value-type="float">
            <text:p>0.0077196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281407" calcext:value-type="float">
            <text:p>-0.0281407</text:p>
          </table:table-cell>
        </table:table-row>
        <table:table-row table:style-name="ro1">
          <table:table-cell office:value-type="float" office:value="0.007728" calcext:value-type="float">
            <text:p>0.007728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77364" calcext:value-type="float">
            <text:p>0.0077364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281407" calcext:value-type="float">
            <text:p>-0.0281407</text:p>
          </table:table-cell>
        </table:table-row>
        <table:table-row table:style-name="ro1">
          <table:table-cell office:value-type="float" office:value="0.0077448" calcext:value-type="float">
            <text:p>0.0077448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77532" calcext:value-type="float">
            <text:p>0.0077532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77616" calcext:value-type="float">
            <text:p>0.0077616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777" calcext:value-type="float">
            <text:p>0.00777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77784" calcext:value-type="float">
            <text:p>0.0077784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77868" calcext:value-type="float">
            <text:p>0.0077868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77952" calcext:value-type="float">
            <text:p>0.0077952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78036" calcext:value-type="float">
            <text:p>0.0078036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7812" calcext:value-type="float">
            <text:p>0.007812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211055" calcext:value-type="float">
            <text:p>-0.02211055</text:p>
          </table:table-cell>
        </table:table-row>
        <table:table-row table:style-name="ro1">
          <table:table-cell office:value-type="float" office:value="0.0078204" calcext:value-type="float">
            <text:p>0.0078204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8288" calcext:value-type="float">
            <text:p>0.0078288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2211055" calcext:value-type="float">
            <text:p>-0.02211055</text:p>
          </table:table-cell>
        </table:table-row>
        <table:table-row table:style-name="ro1">
          <table:table-cell office:value-type="float" office:value="0.0078372" calcext:value-type="float">
            <text:p>0.0078372</text:p>
          </table:table-cell>
          <table:table-cell office:value-type="float" office:value="-2.25125628" calcext:value-type="float">
            <text:p>-2.25125628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8456" calcext:value-type="float">
            <text:p>0.0078456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854" calcext:value-type="float">
            <text:p>0.007854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160804" calcext:value-type="float">
            <text:p>-0.0160804</text:p>
          </table:table-cell>
        </table:table-row>
        <table:table-row table:style-name="ro1">
          <table:table-cell office:value-type="float" office:value="0.0078624" calcext:value-type="float">
            <text:p>0.0078624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160804" calcext:value-type="float">
            <text:p>-0.0160804</text:p>
          </table:table-cell>
        </table:table-row>
        <table:table-row table:style-name="ro1">
          <table:table-cell office:value-type="float" office:value="0.0078708" calcext:value-type="float">
            <text:p>0.0078708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160804" calcext:value-type="float">
            <text:p>-0.0160804</text:p>
          </table:table-cell>
        </table:table-row>
        <table:table-row table:style-name="ro1">
          <table:table-cell office:value-type="float" office:value="0.0078792" calcext:value-type="float">
            <text:p>0.0078792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1407035" calcext:value-type="float">
            <text:p>-0.01407035</text:p>
          </table:table-cell>
        </table:table-row>
        <table:table-row table:style-name="ro1">
          <table:table-cell office:value-type="float" office:value="0.0078876" calcext:value-type="float">
            <text:p>0.0078876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1407035" calcext:value-type="float">
            <text:p>-0.01407035</text:p>
          </table:table-cell>
        </table:table-row>
        <table:table-row table:style-name="ro1">
          <table:table-cell office:value-type="float" office:value="0.007896" calcext:value-type="float">
            <text:p>0.007896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120603" calcext:value-type="float">
            <text:p>-0.0120603</text:p>
          </table:table-cell>
        </table:table-row>
        <table:table-row table:style-name="ro1">
          <table:table-cell office:value-type="float" office:value="0.0079044" calcext:value-type="float">
            <text:p>0.0079044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1005025" calcext:value-type="float">
            <text:p>-0.01005025</text:p>
          </table:table-cell>
        </table:table-row>
        <table:table-row table:style-name="ro1">
          <table:table-cell office:value-type="float" office:value="0.0079128" calcext:value-type="float">
            <text:p>0.0079128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1005025" calcext:value-type="float">
            <text:p>-0.01005025</text:p>
          </table:table-cell>
        </table:table-row>
        <table:table-row table:style-name="ro1">
          <table:table-cell office:value-type="float" office:value="0.0079212" calcext:value-type="float">
            <text:p>0.0079212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080402" calcext:value-type="float">
            <text:p>-0.0080402</text:p>
          </table:table-cell>
        </table:table-row>
        <table:table-row table:style-name="ro1">
          <table:table-cell office:value-type="float" office:value="0.0079296" calcext:value-type="float">
            <text:p>0.0079296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-0.0080402" calcext:value-type="float">
            <text:p>-0.0080402</text:p>
          </table:table-cell>
        </table:table-row>
        <table:table-row table:style-name="ro1">
          <table:table-cell office:value-type="float" office:value="0.007938" calcext:value-type="float">
            <text:p>0.007938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-0.00603015" calcext:value-type="float">
            <text:p>-0.00603015</text:p>
          </table:table-cell>
        </table:table-row>
        <table:table-row table:style-name="ro1">
          <table:table-cell office:value-type="float" office:value="0.0079464" calcext:value-type="float">
            <text:p>0.0079464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-0.0040201" calcext:value-type="float">
            <text:p>-0.0040201</text:p>
          </table:table-cell>
        </table:table-row>
        <table:table-row table:style-name="ro1">
          <table:table-cell office:value-type="float" office:value="0.0079548" calcext:value-type="float">
            <text:p>0.0079548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0201005" calcext:value-type="float">
            <text:p>-0.00201005</text:p>
          </table:table-cell>
        </table:table-row>
        <table:table-row table:style-name="ro1">
          <table:table-cell office:value-type="float" office:value="0.0079632" calcext:value-type="float">
            <text:p>0.0079632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-0.0040201" calcext:value-type="float">
            <text:p>-0.0040201</text:p>
          </table:table-cell>
        </table:table-row>
        <table:table-row table:style-name="ro1">
          <table:table-cell office:value-type="float" office:value="0.0079716" calcext:value-type="float">
            <text:p>0.00797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0201005" calcext:value-type="float">
            <text:p>-0.00201005</text:p>
          </table:table-cell>
        </table:table-row>
        <table:table-row table:style-name="ro1">
          <table:table-cell office:value-type="float" office:value="0.00798" calcext:value-type="float">
            <text:p>0.00798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9884" calcext:value-type="float">
            <text:p>0.0079884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0.00201005" calcext:value-type="float">
            <text:p>0.00201005</text:p>
          </table:table-cell>
        </table:table-row>
        <table:table-row table:style-name="ro1">
          <table:table-cell office:value-type="float" office:value="0.0079968" calcext:value-type="float">
            <text:p>0.0079968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0.0040201" calcext:value-type="float">
            <text:p>0.0040201</text:p>
          </table:table-cell>
        </table:table-row>
        <table:table-row table:style-name="ro1">
          <table:table-cell office:value-type="float" office:value="0.0080052" calcext:value-type="float">
            <text:p>0.0080052</text:p>
          </table:table-cell>
          <table:table-cell office:value-type="float" office:value="0" calcext:value-type="float">
            <text:p>0</text:p>
          </table:table-cell>
          <table:table-cell office:value-type="float" office:value="0.0040201" calcext:value-type="float">
            <text:p>0.0040201</text:p>
          </table:table-cell>
        </table:table-row>
        <table:table-row table:style-name="ro1">
          <table:table-cell office:value-type="float" office:value="0.0080136" calcext:value-type="float">
            <text:p>0.0080136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0.00603015" calcext:value-type="float">
            <text:p>0.00603015</text:p>
          </table:table-cell>
        </table:table-row>
        <table:table-row table:style-name="ro1">
          <table:table-cell office:value-type="float" office:value="0.008022" calcext:value-type="float">
            <text:p>0.008022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0.0040201" calcext:value-type="float">
            <text:p>0.0040201</text:p>
          </table:table-cell>
        </table:table-row>
        <table:table-row table:style-name="ro1">
          <table:table-cell office:value-type="float" office:value="0.0080304" calcext:value-type="float">
            <text:p>0.0080304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080402" calcext:value-type="float">
            <text:p>0.0080402</text:p>
          </table:table-cell>
        </table:table-row>
        <table:table-row table:style-name="ro1">
          <table:table-cell office:value-type="float" office:value="0.0080388" calcext:value-type="float">
            <text:p>0.00803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120603" calcext:value-type="float">
            <text:p>0.0120603</text:p>
          </table:table-cell>
        </table:table-row>
        <table:table-row table:style-name="ro1">
          <table:table-cell office:value-type="float" office:value="0.0080472" calcext:value-type="float">
            <text:p>0.0080472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0.0120603" calcext:value-type="float">
            <text:p>0.0120603</text:p>
          </table:table-cell>
        </table:table-row>
        <table:table-row table:style-name="ro1">
          <table:table-cell office:value-type="float" office:value="0.0080556" calcext:value-type="float">
            <text:p>0.0080556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1005025" calcext:value-type="float">
            <text:p>0.01005025</text:p>
          </table:table-cell>
        </table:table-row>
        <table:table-row table:style-name="ro1">
          <table:table-cell office:value-type="float" office:value="0.008064" calcext:value-type="float">
            <text:p>0.008064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120603" calcext:value-type="float">
            <text:p>0.0120603</text:p>
          </table:table-cell>
        </table:table-row>
        <table:table-row table:style-name="ro1">
          <table:table-cell office:value-type="float" office:value="0.0080724" calcext:value-type="float">
            <text:p>0.0080724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1407035" calcext:value-type="float">
            <text:p>0.01407035</text:p>
          </table:table-cell>
        </table:table-row>
        <table:table-row table:style-name="ro1">
          <table:table-cell office:value-type="float" office:value="0.0080808" calcext:value-type="float">
            <text:p>0.0080808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1407035" calcext:value-type="float">
            <text:p>0.01407035</text:p>
          </table:table-cell>
        </table:table-row>
        <table:table-row table:style-name="ro1">
          <table:table-cell office:value-type="float" office:value="0.0080892" calcext:value-type="float">
            <text:p>0.0080892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160804" calcext:value-type="float">
            <text:p>0.0160804</text:p>
          </table:table-cell>
        </table:table-row>
        <table:table-row table:style-name="ro1">
          <table:table-cell office:value-type="float" office:value="0.0080976" calcext:value-type="float">
            <text:p>0.0080976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1809045" calcext:value-type="float">
            <text:p>0.01809045</text:p>
          </table:table-cell>
        </table:table-row>
        <table:table-row table:style-name="ro1">
          <table:table-cell office:value-type="float" office:value="0.008106" calcext:value-type="float">
            <text:p>0.008106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1407035" calcext:value-type="float">
            <text:p>0.01407035</text:p>
          </table:table-cell>
        </table:table-row>
        <table:table-row table:style-name="ro1">
          <table:table-cell office:value-type="float" office:value="0.0081144" calcext:value-type="float">
            <text:p>0.0081144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1809045" calcext:value-type="float">
            <text:p>0.01809045</text:p>
          </table:table-cell>
        </table:table-row>
        <table:table-row table:style-name="ro1">
          <table:table-cell office:value-type="float" office:value="0.0081228" calcext:value-type="float">
            <text:p>0.0081228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81312" calcext:value-type="float">
            <text:p>0.0081312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1809045" calcext:value-type="float">
            <text:p>0.01809045</text:p>
          </table:table-cell>
        </table:table-row>
        <table:table-row table:style-name="ro1">
          <table:table-cell office:value-type="float" office:value="0.0081396" calcext:value-type="float">
            <text:p>0.0081396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8148" calcext:value-type="float">
            <text:p>0.008148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81564" calcext:value-type="float">
            <text:p>0.0081564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81648" calcext:value-type="float">
            <text:p>0.0081648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81732" calcext:value-type="float">
            <text:p>0.0081732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81816" calcext:value-type="float">
            <text:p>0.0081816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819" calcext:value-type="float">
            <text:p>0.00819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41206" calcext:value-type="float">
            <text:p>0.0241206</text:p>
          </table:table-cell>
        </table:table-row>
        <table:table-row table:style-name="ro1">
          <table:table-cell office:value-type="float" office:value="0.0081984" calcext:value-type="float">
            <text:p>0.0081984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82068" calcext:value-type="float">
            <text:p>0.0082068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82152" calcext:value-type="float">
            <text:p>0.0082152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82236" calcext:value-type="float">
            <text:p>0.0082236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8232" calcext:value-type="float">
            <text:p>0.008232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82404" calcext:value-type="float">
            <text:p>0.0082404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41206" calcext:value-type="float">
            <text:p>0.0241206</text:p>
          </table:table-cell>
        </table:table-row>
        <table:table-row table:style-name="ro1">
          <table:table-cell office:value-type="float" office:value="0.0082488" calcext:value-type="float">
            <text:p>0.0082488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82572" calcext:value-type="float">
            <text:p>0.0082572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82656" calcext:value-type="float">
            <text:p>0.0082656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8274" calcext:value-type="float">
            <text:p>0.008274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82824" calcext:value-type="float">
            <text:p>0.0082824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82908" calcext:value-type="float">
            <text:p>0.0082908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82992" calcext:value-type="float">
            <text:p>0.0082992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1809045" calcext:value-type="float">
            <text:p>0.01809045</text:p>
          </table:table-cell>
        </table:table-row>
        <table:table-row table:style-name="ro1">
          <table:table-cell office:value-type="float" office:value="0.0083076" calcext:value-type="float">
            <text:p>0.0083076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1809045" calcext:value-type="float">
            <text:p>0.01809045</text:p>
          </table:table-cell>
        </table:table-row>
        <table:table-row table:style-name="ro1">
          <table:table-cell office:value-type="float" office:value="0.008316" calcext:value-type="float">
            <text:p>0.008316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160804" calcext:value-type="float">
            <text:p>0.0160804</text:p>
          </table:table-cell>
        </table:table-row>
        <table:table-row table:style-name="ro1">
          <table:table-cell office:value-type="float" office:value="0.0083244" calcext:value-type="float">
            <text:p>0.0083244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1809045" calcext:value-type="float">
            <text:p>0.01809045</text:p>
          </table:table-cell>
        </table:table-row>
        <table:table-row table:style-name="ro1">
          <table:table-cell office:value-type="float" office:value="0.0083328" calcext:value-type="float">
            <text:p>0.0083328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160804" calcext:value-type="float">
            <text:p>0.0160804</text:p>
          </table:table-cell>
        </table:table-row>
        <table:table-row table:style-name="ro1">
          <table:table-cell office:value-type="float" office:value="0.0083412" calcext:value-type="float">
            <text:p>0.0083412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1407035" calcext:value-type="float">
            <text:p>0.01407035</text:p>
          </table:table-cell>
        </table:table-row>
        <table:table-row table:style-name="ro1">
          <table:table-cell office:value-type="float" office:value="0.0083496" calcext:value-type="float">
            <text:p>0.0083496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1407035" calcext:value-type="float">
            <text:p>0.01407035</text:p>
          </table:table-cell>
        </table:table-row>
        <table:table-row table:style-name="ro1">
          <table:table-cell office:value-type="float" office:value="0.008358" calcext:value-type="float">
            <text:p>0.008358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120603" calcext:value-type="float">
            <text:p>0.0120603</text:p>
          </table:table-cell>
        </table:table-row>
        <table:table-row table:style-name="ro1">
          <table:table-cell office:value-type="float" office:value="0.0083664" calcext:value-type="float">
            <text:p>0.0083664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120603" calcext:value-type="float">
            <text:p>0.0120603</text:p>
          </table:table-cell>
        </table:table-row>
        <table:table-row table:style-name="ro1">
          <table:table-cell office:value-type="float" office:value="0.0083748" calcext:value-type="float">
            <text:p>0.0083748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120603" calcext:value-type="float">
            <text:p>0.0120603</text:p>
          </table:table-cell>
        </table:table-row>
        <table:table-row table:style-name="ro1">
          <table:table-cell office:value-type="float" office:value="0.0083832" calcext:value-type="float">
            <text:p>0.0083832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1005025" calcext:value-type="float">
            <text:p>0.01005025</text:p>
          </table:table-cell>
        </table:table-row>
        <table:table-row table:style-name="ro1">
          <table:table-cell office:value-type="float" office:value="0.0083916" calcext:value-type="float">
            <text:p>0.0083916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080402" calcext:value-type="float">
            <text:p>0.0080402</text:p>
          </table:table-cell>
        </table:table-row>
        <table:table-row table:style-name="ro1">
          <table:table-cell office:value-type="float" office:value="0.0084" calcext:value-type="float">
            <text:p>0.0084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080402" calcext:value-type="float">
            <text:p>0.0080402</text:p>
          </table:table-cell>
        </table:table-row>
        <table:table-row table:style-name="ro1">
          <table:table-cell office:value-type="float" office:value="0.0084084" calcext:value-type="float">
            <text:p>0.0084084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040201" calcext:value-type="float">
            <text:p>0.0040201</text:p>
          </table:table-cell>
        </table:table-row>
        <table:table-row table:style-name="ro1">
          <table:table-cell office:value-type="float" office:value="0.0084168" calcext:value-type="float">
            <text:p>0.0084168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0.0040201" calcext:value-type="float">
            <text:p>0.0040201</text:p>
          </table:table-cell>
        </table:table-row>
        <table:table-row table:style-name="ro1">
          <table:table-cell office:value-type="float" office:value="0.0084252" calcext:value-type="float">
            <text:p>0.0084252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0201005" calcext:value-type="float">
            <text:p>0.00201005</text:p>
          </table:table-cell>
        </table:table-row>
        <table:table-row table:style-name="ro1">
          <table:table-cell office:value-type="float" office:value="0.0084336" calcext:value-type="float">
            <text:p>0.00843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0201005" calcext:value-type="float">
            <text:p>0.00201005</text:p>
          </table:table-cell>
        </table:table-row>
        <table:table-row table:style-name="ro1">
          <table:table-cell office:value-type="float" office:value="0.008442" calcext:value-type="float">
            <text:p>0.008442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0.00201005" calcext:value-type="float">
            <text:p>0.00201005</text:p>
          </table:table-cell>
        </table:table-row>
        <table:table-row table:style-name="ro1">
          <table:table-cell office:value-type="float" office:value="0.0084504" calcext:value-type="float">
            <text:p>0.0084504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-0.00201005" calcext:value-type="float">
            <text:p>-0.00201005</text:p>
          </table:table-cell>
        </table:table-row>
        <table:table-row table:style-name="ro1">
          <table:table-cell office:value-type="float" office:value="0.0084588" calcext:value-type="float">
            <text:p>0.0084588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-0.00201005" calcext:value-type="float">
            <text:p>-0.00201005</text:p>
          </table:table-cell>
        </table:table-row>
        <table:table-row table:style-name="ro1">
          <table:table-cell office:value-type="float" office:value="0.0084672" calcext:value-type="float">
            <text:p>0.0084672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-0.0040201" calcext:value-type="float">
            <text:p>-0.0040201</text:p>
          </table:table-cell>
        </table:table-row>
        <table:table-row table:style-name="ro1">
          <table:table-cell office:value-type="float" office:value="0.0084756" calcext:value-type="float">
            <text:p>0.0084756</text:p>
          </table:table-cell>
          <table:table-cell office:value-type="float" office:value="-0.16080402" calcext:value-type="float">
            <text:p>-0.16080402</text:p>
          </table:table-cell>
          <table:table-cell office:value-type="float" office:value="-0.00603015" calcext:value-type="float">
            <text:p>-0.00603015</text:p>
          </table:table-cell>
        </table:table-row>
        <table:table-row table:style-name="ro1">
          <table:table-cell office:value-type="float" office:value="0.008484" calcext:value-type="float">
            <text:p>0.008484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-0.0080402" calcext:value-type="float">
            <text:p>-0.0080402</text:p>
          </table:table-cell>
        </table:table-row>
        <table:table-row table:style-name="ro1">
          <table:table-cell office:value-type="float" office:value="0.0084924" calcext:value-type="float">
            <text:p>0.0084924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-0.0080402" calcext:value-type="float">
            <text:p>-0.0080402</text:p>
          </table:table-cell>
        </table:table-row>
        <table:table-row table:style-name="ro1">
          <table:table-cell office:value-type="float" office:value="0.0085008" calcext:value-type="float">
            <text:p>0.0085008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-0.0080402" calcext:value-type="float">
            <text:p>-0.0080402</text:p>
          </table:table-cell>
        </table:table-row>
        <table:table-row table:style-name="ro1">
          <table:table-cell office:value-type="float" office:value="0.0085092" calcext:value-type="float">
            <text:p>0.0085092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1005025" calcext:value-type="float">
            <text:p>-0.01005025</text:p>
          </table:table-cell>
        </table:table-row>
        <table:table-row table:style-name="ro1">
          <table:table-cell office:value-type="float" office:value="0.0085176" calcext:value-type="float">
            <text:p>0.0085176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-0.01005025" calcext:value-type="float">
            <text:p>-0.01005025</text:p>
          </table:table-cell>
        </table:table-row>
        <table:table-row table:style-name="ro1">
          <table:table-cell office:value-type="float" office:value="0.008526" calcext:value-type="float">
            <text:p>0.008526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-0.01005025" calcext:value-type="float">
            <text:p>-0.01005025</text:p>
          </table:table-cell>
        </table:table-row>
        <table:table-row table:style-name="ro1">
          <table:table-cell office:value-type="float" office:value="0.0085344" calcext:value-type="float">
            <text:p>0.0085344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-0.01407035" calcext:value-type="float">
            <text:p>-0.01407035</text:p>
          </table:table-cell>
        </table:table-row>
        <table:table-row table:style-name="ro1">
          <table:table-cell office:value-type="float" office:value="0.0085428" calcext:value-type="float">
            <text:p>0.0085428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1407035" calcext:value-type="float">
            <text:p>-0.01407035</text:p>
          </table:table-cell>
        </table:table-row>
        <table:table-row table:style-name="ro1">
          <table:table-cell office:value-type="float" office:value="0.0085512" calcext:value-type="float">
            <text:p>0.0085512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160804" calcext:value-type="float">
            <text:p>-0.0160804</text:p>
          </table:table-cell>
        </table:table-row>
        <table:table-row table:style-name="ro1">
          <table:table-cell office:value-type="float" office:value="0.0085596" calcext:value-type="float">
            <text:p>0.0085596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160804" calcext:value-type="float">
            <text:p>-0.0160804</text:p>
          </table:table-cell>
        </table:table-row>
        <table:table-row table:style-name="ro1">
          <table:table-cell office:value-type="float" office:value="0.008568" calcext:value-type="float">
            <text:p>0.008568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1809045" calcext:value-type="float">
            <text:p>-0.01809045</text:p>
          </table:table-cell>
        </table:table-row>
        <table:table-row table:style-name="ro1">
          <table:table-cell office:value-type="float" office:value="0.0085764" calcext:value-type="float">
            <text:p>0.0085764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1809045" calcext:value-type="float">
            <text:p>-0.01809045</text:p>
          </table:table-cell>
        </table:table-row>
        <table:table-row table:style-name="ro1">
          <table:table-cell office:value-type="float" office:value="0.0085848" calcext:value-type="float">
            <text:p>0.0085848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5932" calcext:value-type="float">
            <text:p>0.0085932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6016" calcext:value-type="float">
            <text:p>0.0086016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2211055" calcext:value-type="float">
            <text:p>-0.02211055</text:p>
          </table:table-cell>
        </table:table-row>
        <table:table-row table:style-name="ro1">
          <table:table-cell office:value-type="float" office:value="0.00861" calcext:value-type="float">
            <text:p>0.00861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2211055" calcext:value-type="float">
            <text:p>-0.02211055</text:p>
          </table:table-cell>
        </table:table-row>
        <table:table-row table:style-name="ro1">
          <table:table-cell office:value-type="float" office:value="0.0086184" calcext:value-type="float">
            <text:p>0.0086184</text:p>
          </table:table-cell>
          <table:table-cell office:value-type="float" office:value="-2.25125628" calcext:value-type="float">
            <text:p>-2.25125628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86268" calcext:value-type="float">
            <text:p>0.0086268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2211055" calcext:value-type="float">
            <text:p>-0.02211055</text:p>
          </table:table-cell>
        </table:table-row>
        <table:table-row table:style-name="ro1">
          <table:table-cell office:value-type="float" office:value="0.0086352" calcext:value-type="float">
            <text:p>0.0086352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86436" calcext:value-type="float">
            <text:p>0.0086436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8652" calcext:value-type="float">
            <text:p>0.008652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86604" calcext:value-type="float">
            <text:p>0.0086604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86688" calcext:value-type="float">
            <text:p>0.0086688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86772" calcext:value-type="float">
            <text:p>0.0086772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86856" calcext:value-type="float">
            <text:p>0.0086856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8694" calcext:value-type="float">
            <text:p>0.008694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87024" calcext:value-type="float">
            <text:p>0.0087024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87108" calcext:value-type="float">
            <text:p>0.0087108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281407" calcext:value-type="float">
            <text:p>-0.0281407</text:p>
          </table:table-cell>
        </table:table-row>
        <table:table-row table:style-name="ro1">
          <table:table-cell office:value-type="float" office:value="0.0087192" calcext:value-type="float">
            <text:p>0.0087192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87276" calcext:value-type="float">
            <text:p>0.0087276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81407" calcext:value-type="float">
            <text:p>-0.0281407</text:p>
          </table:table-cell>
        </table:table-row>
        <table:table-row table:style-name="ro1">
          <table:table-cell office:value-type="float" office:value="0.008736" calcext:value-type="float">
            <text:p>0.008736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81407" calcext:value-type="float">
            <text:p>-0.0281407</text:p>
          </table:table-cell>
        </table:table-row>
        <table:table-row table:style-name="ro1">
          <table:table-cell office:value-type="float" office:value="0.0087444" calcext:value-type="float">
            <text:p>0.0087444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87528" calcext:value-type="float">
            <text:p>0.0087528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87612" calcext:value-type="float">
            <text:p>0.0087612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87696" calcext:value-type="float">
            <text:p>0.0087696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8778" calcext:value-type="float">
            <text:p>0.008778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87864" calcext:value-type="float">
            <text:p>0.0087864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87948" calcext:value-type="float">
            <text:p>0.0087948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88032" calcext:value-type="float">
            <text:p>0.0088032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88116" calcext:value-type="float">
            <text:p>0.0088116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882" calcext:value-type="float">
            <text:p>0.00882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2211055" calcext:value-type="float">
            <text:p>-0.02211055</text:p>
          </table:table-cell>
        </table:table-row>
        <table:table-row table:style-name="ro1">
          <table:table-cell office:value-type="float" office:value="0.0088284" calcext:value-type="float">
            <text:p>0.0088284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8368" calcext:value-type="float">
            <text:p>0.0088368</text:p>
          </table:table-cell>
          <table:table-cell office:value-type="float" office:value="-2.25125628" calcext:value-type="float">
            <text:p>-2.25125628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8452" calcext:value-type="float">
            <text:p>0.0088452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1809045" calcext:value-type="float">
            <text:p>-0.01809045</text:p>
          </table:table-cell>
        </table:table-row>
        <table:table-row table:style-name="ro1">
          <table:table-cell office:value-type="float" office:value="0.0088536" calcext:value-type="float">
            <text:p>0.0088536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1809045" calcext:value-type="float">
            <text:p>-0.01809045</text:p>
          </table:table-cell>
        </table:table-row>
        <table:table-row table:style-name="ro1">
          <table:table-cell office:value-type="float" office:value="0.008862" calcext:value-type="float">
            <text:p>0.008862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160804" calcext:value-type="float">
            <text:p>-0.0160804</text:p>
          </table:table-cell>
        </table:table-row>
        <table:table-row table:style-name="ro1">
          <table:table-cell office:value-type="float" office:value="0.0088704" calcext:value-type="float">
            <text:p>0.0088704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160804" calcext:value-type="float">
            <text:p>-0.0160804</text:p>
          </table:table-cell>
        </table:table-row>
        <table:table-row table:style-name="ro1">
          <table:table-cell office:value-type="float" office:value="0.0088788" calcext:value-type="float">
            <text:p>0.0088788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160804" calcext:value-type="float">
            <text:p>-0.0160804</text:p>
          </table:table-cell>
        </table:table-row>
        <table:table-row table:style-name="ro1">
          <table:table-cell office:value-type="float" office:value="0.0088872" calcext:value-type="float">
            <text:p>0.0088872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120603" calcext:value-type="float">
            <text:p>-0.0120603</text:p>
          </table:table-cell>
        </table:table-row>
        <table:table-row table:style-name="ro1">
          <table:table-cell office:value-type="float" office:value="0.0088956" calcext:value-type="float">
            <text:p>0.0088956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120603" calcext:value-type="float">
            <text:p>-0.0120603</text:p>
          </table:table-cell>
        </table:table-row>
        <table:table-row table:style-name="ro1">
          <table:table-cell office:value-type="float" office:value="0.008904" calcext:value-type="float">
            <text:p>0.008904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120603" calcext:value-type="float">
            <text:p>-0.0120603</text:p>
          </table:table-cell>
        </table:table-row>
        <table:table-row table:style-name="ro1">
          <table:table-cell office:value-type="float" office:value="0.0089124" calcext:value-type="float">
            <text:p>0.0089124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080402" calcext:value-type="float">
            <text:p>-0.0080402</text:p>
          </table:table-cell>
        </table:table-row>
        <table:table-row table:style-name="ro1">
          <table:table-cell office:value-type="float" office:value="0.0089208" calcext:value-type="float">
            <text:p>0.0089208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1005025" calcext:value-type="float">
            <text:p>-0.01005025</text:p>
          </table:table-cell>
        </table:table-row>
        <table:table-row table:style-name="ro1">
          <table:table-cell office:value-type="float" office:value="0.0089292" calcext:value-type="float">
            <text:p>0.0089292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-0.00603015" calcext:value-type="float">
            <text:p>-0.00603015</text:p>
          </table:table-cell>
        </table:table-row>
        <table:table-row table:style-name="ro1">
          <table:table-cell office:value-type="float" office:value="0.0089376" calcext:value-type="float">
            <text:p>0.0089376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-0.00603015" calcext:value-type="float">
            <text:p>-0.00603015</text:p>
          </table:table-cell>
        </table:table-row>
        <table:table-row table:style-name="ro1">
          <table:table-cell office:value-type="float" office:value="0.008946" calcext:value-type="float">
            <text:p>0.008946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-0.00603015" calcext:value-type="float">
            <text:p>-0.00603015</text:p>
          </table:table-cell>
        </table:table-row>
        <table:table-row table:style-name="ro1">
          <table:table-cell office:value-type="float" office:value="0.0089544" calcext:value-type="float">
            <text:p>0.0089544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040201" calcext:value-type="float">
            <text:p>-0.0040201</text:p>
          </table:table-cell>
        </table:table-row>
        <table:table-row table:style-name="ro1">
          <table:table-cell office:value-type="float" office:value="0.0089628" calcext:value-type="float">
            <text:p>0.0089628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-0.00201005" calcext:value-type="float">
            <text:p>-0.00201005</text:p>
          </table:table-cell>
        </table:table-row>
        <table:table-row table:style-name="ro1">
          <table:table-cell office:value-type="float" office:value="0.0089712" calcext:value-type="float">
            <text:p>0.00897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0201005" calcext:value-type="float">
            <text:p>-0.00201005</text:p>
          </table:table-cell>
        </table:table-row>
        <table:table-row table:style-name="ro1">
          <table:table-cell office:value-type="float" office:value="0.0089796" calcext:value-type="float">
            <text:p>0.0089796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-0.00201005" calcext:value-type="float">
            <text:p>-0.00201005</text:p>
          </table:table-cell>
        </table:table-row>
        <table:table-row table:style-name="ro1">
          <table:table-cell office:value-type="float" office:value="0.008988" calcext:value-type="float">
            <text:p>0.008988</text:p>
          </table:table-cell>
          <table:table-cell office:value-type="float" office:value="-0.16080402" calcext:value-type="float">
            <text:p>-0.16080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9964" calcext:value-type="float">
            <text:p>0.0089964</text:p>
          </table:table-cell>
          <table:table-cell office:value-type="float" office:value="-0.16080402" calcext:value-type="float">
            <text:p>-0.16080402</text:p>
          </table:table-cell>
          <table:table-cell office:value-type="float" office:value="0.00201005" calcext:value-type="float">
            <text:p>0.00201005</text:p>
          </table:table-cell>
        </table:table-row>
        <table:table-row table:style-name="ro1">
          <table:table-cell office:value-type="float" office:value="0.0090048" calcext:value-type="float">
            <text:p>0.0090048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0.0040201" calcext:value-type="float">
            <text:p>0.0040201</text:p>
          </table:table-cell>
        </table:table-row>
        <table:table-row table:style-name="ro1">
          <table:table-cell office:value-type="float" office:value="0.0090132" calcext:value-type="float">
            <text:p>0.0090132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0.0040201" calcext:value-type="float">
            <text:p>0.0040201</text:p>
          </table:table-cell>
        </table:table-row>
        <table:table-row table:style-name="ro1">
          <table:table-cell office:value-type="float" office:value="0.0090216" calcext:value-type="float">
            <text:p>0.0090216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0.00603015" calcext:value-type="float">
            <text:p>0.00603015</text:p>
          </table:table-cell>
        </table:table-row>
        <table:table-row table:style-name="ro1">
          <table:table-cell office:value-type="float" office:value="0.00903" calcext:value-type="float">
            <text:p>0.00903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080402" calcext:value-type="float">
            <text:p>0.0080402</text:p>
          </table:table-cell>
        </table:table-row>
        <table:table-row table:style-name="ro1">
          <table:table-cell office:value-type="float" office:value="0.0090384" calcext:value-type="float">
            <text:p>0.0090384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1005025" calcext:value-type="float">
            <text:p>0.01005025</text:p>
          </table:table-cell>
        </table:table-row>
        <table:table-row table:style-name="ro1">
          <table:table-cell office:value-type="float" office:value="0.0090468" calcext:value-type="float">
            <text:p>0.0090468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0.01005025" calcext:value-type="float">
            <text:p>0.01005025</text:p>
          </table:table-cell>
        </table:table-row>
        <table:table-row table:style-name="ro1">
          <table:table-cell office:value-type="float" office:value="0.0090552" calcext:value-type="float">
            <text:p>0.0090552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1005025" calcext:value-type="float">
            <text:p>0.01005025</text:p>
          </table:table-cell>
        </table:table-row>
        <table:table-row table:style-name="ro1">
          <table:table-cell office:value-type="float" office:value="0.0090636" calcext:value-type="float">
            <text:p>0.0090636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120603" calcext:value-type="float">
            <text:p>0.0120603</text:p>
          </table:table-cell>
        </table:table-row>
        <table:table-row table:style-name="ro1">
          <table:table-cell office:value-type="float" office:value="0.009072" calcext:value-type="float">
            <text:p>0.009072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0.0120603" calcext:value-type="float">
            <text:p>0.0120603</text:p>
          </table:table-cell>
        </table:table-row>
        <table:table-row table:style-name="ro1">
          <table:table-cell office:value-type="float" office:value="0.0090804" calcext:value-type="float">
            <text:p>0.0090804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160804" calcext:value-type="float">
            <text:p>0.0160804</text:p>
          </table:table-cell>
        </table:table-row>
        <table:table-row table:style-name="ro1">
          <table:table-cell office:value-type="float" office:value="0.0090888" calcext:value-type="float">
            <text:p>0.0090888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160804" calcext:value-type="float">
            <text:p>0.0160804</text:p>
          </table:table-cell>
        </table:table-row>
        <table:table-row table:style-name="ro1">
          <table:table-cell office:value-type="float" office:value="0.0090972" calcext:value-type="float">
            <text:p>0.0090972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1407035" calcext:value-type="float">
            <text:p>0.01407035</text:p>
          </table:table-cell>
        </table:table-row>
        <table:table-row table:style-name="ro1">
          <table:table-cell office:value-type="float" office:value="0.0091056" calcext:value-type="float">
            <text:p>0.0091056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1809045" calcext:value-type="float">
            <text:p>0.01809045</text:p>
          </table:table-cell>
        </table:table-row>
        <table:table-row table:style-name="ro1">
          <table:table-cell office:value-type="float" office:value="0.009114" calcext:value-type="float">
            <text:p>0.009114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1809045" calcext:value-type="float">
            <text:p>0.01809045</text:p>
          </table:table-cell>
        </table:table-row>
        <table:table-row table:style-name="ro1">
          <table:table-cell office:value-type="float" office:value="0.0091224" calcext:value-type="float">
            <text:p>0.0091224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1809045" calcext:value-type="float">
            <text:p>0.01809045</text:p>
          </table:table-cell>
        </table:table-row>
        <table:table-row table:style-name="ro1">
          <table:table-cell office:value-type="float" office:value="0.0091308" calcext:value-type="float">
            <text:p>0.0091308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1809045" calcext:value-type="float">
            <text:p>0.01809045</text:p>
          </table:table-cell>
        </table:table-row>
        <table:table-row table:style-name="ro1">
          <table:table-cell office:value-type="float" office:value="0.0091392" calcext:value-type="float">
            <text:p>0.0091392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1809045" calcext:value-type="float">
            <text:p>0.01809045</text:p>
          </table:table-cell>
        </table:table-row>
        <table:table-row table:style-name="ro1">
          <table:table-cell office:value-type="float" office:value="0.0091476" calcext:value-type="float">
            <text:p>0.0091476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9156" calcext:value-type="float">
            <text:p>0.009156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91644" calcext:value-type="float">
            <text:p>0.0091644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91728" calcext:value-type="float">
            <text:p>0.0091728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91812" calcext:value-type="float">
            <text:p>0.0091812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91896" calcext:value-type="float">
            <text:p>0.0091896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9198" calcext:value-type="float">
            <text:p>0.009198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92064" calcext:value-type="float">
            <text:p>0.0092064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92148" calcext:value-type="float">
            <text:p>0.0092148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92232" calcext:value-type="float">
            <text:p>0.0092232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92316" calcext:value-type="float">
            <text:p>0.0092316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924" calcext:value-type="float">
            <text:p>0.00924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92484" calcext:value-type="float">
            <text:p>0.0092484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92568" calcext:value-type="float">
            <text:p>0.0092568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92652" calcext:value-type="float">
            <text:p>0.0092652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92736" calcext:value-type="float">
            <text:p>0.0092736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211055" calcext:value-type="float">
            <text:p>0.02211055</text:p>
          </table:table-cell>
        </table:table-row>
        <table:table-row table:style-name="ro1">
          <table:table-cell office:value-type="float" office:value="0.009282" calcext:value-type="float">
            <text:p>0.009282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92904" calcext:value-type="float">
            <text:p>0.0092904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92988" calcext:value-type="float">
            <text:p>0.0092988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93072" calcext:value-type="float">
            <text:p>0.0093072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93156" calcext:value-type="float">
            <text:p>0.0093156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1809045" calcext:value-type="float">
            <text:p>0.01809045</text:p>
          </table:table-cell>
        </table:table-row>
        <table:table-row table:style-name="ro1">
          <table:table-cell office:value-type="float" office:value="0.009324" calcext:value-type="float">
            <text:p>0.009324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160804" calcext:value-type="float">
            <text:p>0.0160804</text:p>
          </table:table-cell>
        </table:table-row>
        <table:table-row table:style-name="ro1">
          <table:table-cell office:value-type="float" office:value="0.0093324" calcext:value-type="float">
            <text:p>0.0093324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1407035" calcext:value-type="float">
            <text:p>0.01407035</text:p>
          </table:table-cell>
        </table:table-row>
        <table:table-row table:style-name="ro1">
          <table:table-cell office:value-type="float" office:value="0.0093408" calcext:value-type="float">
            <text:p>0.0093408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160804" calcext:value-type="float">
            <text:p>0.0160804</text:p>
          </table:table-cell>
        </table:table-row>
        <table:table-row table:style-name="ro1">
          <table:table-cell office:value-type="float" office:value="0.0093492" calcext:value-type="float">
            <text:p>0.0093492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1407035" calcext:value-type="float">
            <text:p>0.01407035</text:p>
          </table:table-cell>
        </table:table-row>
        <table:table-row table:style-name="ro1">
          <table:table-cell office:value-type="float" office:value="0.0093576" calcext:value-type="float">
            <text:p>0.0093576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120603" calcext:value-type="float">
            <text:p>0.0120603</text:p>
          </table:table-cell>
        </table:table-row>
        <table:table-row table:style-name="ro1">
          <table:table-cell office:value-type="float" office:value="0.009366" calcext:value-type="float">
            <text:p>0.009366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120603" calcext:value-type="float">
            <text:p>0.0120603</text:p>
          </table:table-cell>
        </table:table-row>
        <table:table-row table:style-name="ro1">
          <table:table-cell office:value-type="float" office:value="0.0093744" calcext:value-type="float">
            <text:p>0.0093744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1005025" calcext:value-type="float">
            <text:p>0.01005025</text:p>
          </table:table-cell>
        </table:table-row>
        <table:table-row table:style-name="ro1">
          <table:table-cell office:value-type="float" office:value="0.0093828" calcext:value-type="float">
            <text:p>0.0093828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080402" calcext:value-type="float">
            <text:p>0.0080402</text:p>
          </table:table-cell>
        </table:table-row>
        <table:table-row table:style-name="ro1">
          <table:table-cell office:value-type="float" office:value="0.0093912" calcext:value-type="float">
            <text:p>0.0093912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080402" calcext:value-type="float">
            <text:p>0.0080402</text:p>
          </table:table-cell>
        </table:table-row>
        <table:table-row table:style-name="ro1">
          <table:table-cell office:value-type="float" office:value="0.0093996" calcext:value-type="float">
            <text:p>0.0093996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080402" calcext:value-type="float">
            <text:p>0.0080402</text:p>
          </table:table-cell>
        </table:table-row>
        <table:table-row table:style-name="ro1">
          <table:table-cell office:value-type="float" office:value="0.009408" calcext:value-type="float">
            <text:p>0.009408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080402" calcext:value-type="float">
            <text:p>0.0080402</text:p>
          </table:table-cell>
        </table:table-row>
        <table:table-row table:style-name="ro1">
          <table:table-cell office:value-type="float" office:value="0.0094164" calcext:value-type="float">
            <text:p>0.0094164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0.0040201" calcext:value-type="float">
            <text:p>0.0040201</text:p>
          </table:table-cell>
        </table:table-row>
        <table:table-row table:style-name="ro1">
          <table:table-cell office:value-type="float" office:value="0.0094248" calcext:value-type="float">
            <text:p>0.0094248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0603015" calcext:value-type="float">
            <text:p>0.00603015</text:p>
          </table:table-cell>
        </table:table-row>
        <table:table-row table:style-name="ro1">
          <table:table-cell office:value-type="float" office:value="0.0094332" calcext:value-type="float">
            <text:p>0.0094332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0201005" calcext:value-type="float">
            <text:p>0.00201005</text:p>
          </table:table-cell>
        </table:table-row>
        <table:table-row table:style-name="ro1">
          <table:table-cell office:value-type="float" office:value="0.0094416" calcext:value-type="float">
            <text:p>0.0094416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0201005" calcext:value-type="float">
            <text:p>0.00201005</text:p>
          </table:table-cell>
        </table:table-row>
        <table:table-row table:style-name="ro1">
          <table:table-cell office:value-type="float" office:value="0.00945" calcext:value-type="float">
            <text:p>0.00945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4584" calcext:value-type="float">
            <text:p>0.0094584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-0.00201005" calcext:value-type="float">
            <text:p>-0.00201005</text:p>
          </table:table-cell>
        </table:table-row>
        <table:table-row table:style-name="ro1">
          <table:table-cell office:value-type="float" office:value="0.0094668" calcext:value-type="float">
            <text:p>0.0094668</text:p>
          </table:table-cell>
          <table:table-cell office:value-type="float" office:value="0" calcext:value-type="float">
            <text:p>0</text:p>
          </table:table-cell>
          <table:table-cell office:value-type="float" office:value="-0.00201005" calcext:value-type="float">
            <text:p>-0.00201005</text:p>
          </table:table-cell>
        </table:table-row>
        <table:table-row table:style-name="ro1">
          <table:table-cell office:value-type="float" office:value="0.0094752" calcext:value-type="float">
            <text:p>0.0094752</text:p>
          </table:table-cell>
          <table:table-cell office:value-type="float" office:value="-0.16080402" calcext:value-type="float">
            <text:p>-0.16080402</text:p>
          </table:table-cell>
          <table:table-cell office:value-type="float" office:value="-0.0040201" calcext:value-type="float">
            <text:p>-0.0040201</text:p>
          </table:table-cell>
        </table:table-row>
        <table:table-row table:style-name="ro1">
          <table:table-cell office:value-type="float" office:value="0.0094836" calcext:value-type="float">
            <text:p>0.0094836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-0.00603015" calcext:value-type="float">
            <text:p>-0.00603015</text:p>
          </table:table-cell>
        </table:table-row>
        <table:table-row table:style-name="ro1">
          <table:table-cell office:value-type="float" office:value="0.009492" calcext:value-type="float">
            <text:p>0.009492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-0.00603015" calcext:value-type="float">
            <text:p>-0.00603015</text:p>
          </table:table-cell>
        </table:table-row>
        <table:table-row table:style-name="ro1">
          <table:table-cell office:value-type="float" office:value="0.0095004" calcext:value-type="float">
            <text:p>0.0095004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-0.01005025" calcext:value-type="float">
            <text:p>-0.01005025</text:p>
          </table:table-cell>
        </table:table-row>
        <table:table-row table:style-name="ro1">
          <table:table-cell office:value-type="float" office:value="0.0095088" calcext:value-type="float">
            <text:p>0.0095088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080402" calcext:value-type="float">
            <text:p>-0.0080402</text:p>
          </table:table-cell>
        </table:table-row>
        <table:table-row table:style-name="ro1">
          <table:table-cell office:value-type="float" office:value="0.0095172" calcext:value-type="float">
            <text:p>0.0095172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-0.0120603" calcext:value-type="float">
            <text:p>-0.0120603</text:p>
          </table:table-cell>
        </table:table-row>
        <table:table-row table:style-name="ro1">
          <table:table-cell office:value-type="float" office:value="0.0095256" calcext:value-type="float">
            <text:p>0.0095256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-0.0120603" calcext:value-type="float">
            <text:p>-0.0120603</text:p>
          </table:table-cell>
        </table:table-row>
        <table:table-row table:style-name="ro1">
          <table:table-cell office:value-type="float" office:value="0.009534" calcext:value-type="float">
            <text:p>0.009534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120603" calcext:value-type="float">
            <text:p>-0.0120603</text:p>
          </table:table-cell>
        </table:table-row>
        <table:table-row table:style-name="ro1">
          <table:table-cell office:value-type="float" office:value="0.0095424" calcext:value-type="float">
            <text:p>0.0095424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160804" calcext:value-type="float">
            <text:p>-0.0160804</text:p>
          </table:table-cell>
        </table:table-row>
        <table:table-row table:style-name="ro1">
          <table:table-cell office:value-type="float" office:value="0.0095508" calcext:value-type="float">
            <text:p>0.0095508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1407035" calcext:value-type="float">
            <text:p>-0.01407035</text:p>
          </table:table-cell>
        </table:table-row>
        <table:table-row table:style-name="ro1">
          <table:table-cell office:value-type="float" office:value="0.0095592" calcext:value-type="float">
            <text:p>0.0095592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-0.0160804" calcext:value-type="float">
            <text:p>-0.0160804</text:p>
          </table:table-cell>
        </table:table-row>
        <table:table-row table:style-name="ro1">
          <table:table-cell office:value-type="float" office:value="0.0095676" calcext:value-type="float">
            <text:p>0.0095676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160804" calcext:value-type="float">
            <text:p>-0.0160804</text:p>
          </table:table-cell>
        </table:table-row>
        <table:table-row table:style-name="ro1">
          <table:table-cell office:value-type="float" office:value="0.009576" calcext:value-type="float">
            <text:p>0.009576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1809045" calcext:value-type="float">
            <text:p>-0.01809045</text:p>
          </table:table-cell>
        </table:table-row>
        <table:table-row table:style-name="ro1">
          <table:table-cell office:value-type="float" office:value="0.0095844" calcext:value-type="float">
            <text:p>0.0095844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5928" calcext:value-type="float">
            <text:p>0.0095928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6012" calcext:value-type="float">
            <text:p>0.0096012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2211055" calcext:value-type="float">
            <text:p>-0.02211055</text:p>
          </table:table-cell>
        </table:table-row>
        <table:table-row table:style-name="ro1">
          <table:table-cell office:value-type="float" office:value="0.0096096" calcext:value-type="float">
            <text:p>0.0096096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2211055" calcext:value-type="float">
            <text:p>-0.02211055</text:p>
          </table:table-cell>
        </table:table-row>
        <table:table-row table:style-name="ro1">
          <table:table-cell office:value-type="float" office:value="0.009618" calcext:value-type="float">
            <text:p>0.009618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2211055" calcext:value-type="float">
            <text:p>-0.02211055</text:p>
          </table:table-cell>
        </table:table-row>
        <table:table-row table:style-name="ro1">
          <table:table-cell office:value-type="float" office:value="0.0096264" calcext:value-type="float">
            <text:p>0.0096264</text:p>
          </table:table-cell>
          <table:table-cell office:value-type="float" office:value="-2.25125628" calcext:value-type="float">
            <text:p>-2.25125628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96348" calcext:value-type="float">
            <text:p>0.0096348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96432" calcext:value-type="float">
            <text:p>0.0096432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281407" calcext:value-type="float">
            <text:p>-0.0281407</text:p>
          </table:table-cell>
        </table:table-row>
        <table:table-row table:style-name="ro1">
          <table:table-cell office:value-type="float" office:value="0.0096516" calcext:value-type="float">
            <text:p>0.0096516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966" calcext:value-type="float">
            <text:p>0.00966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96684" calcext:value-type="float">
            <text:p>0.0096684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96768" calcext:value-type="float">
            <text:p>0.0096768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281407" calcext:value-type="float">
            <text:p>-0.0281407</text:p>
          </table:table-cell>
        </table:table-row>
        <table:table-row table:style-name="ro1">
          <table:table-cell office:value-type="float" office:value="0.0096852" calcext:value-type="float">
            <text:p>0.0096852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96936" calcext:value-type="float">
            <text:p>0.0096936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9702" calcext:value-type="float">
            <text:p>0.009702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81407" calcext:value-type="float">
            <text:p>-0.0281407</text:p>
          </table:table-cell>
        </table:table-row>
        <table:table-row table:style-name="ro1">
          <table:table-cell office:value-type="float" office:value="0.0097104" calcext:value-type="float">
            <text:p>0.0097104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81407" calcext:value-type="float">
            <text:p>-0.0281407</text:p>
          </table:table-cell>
        </table:table-row>
        <table:table-row table:style-name="ro1">
          <table:table-cell office:value-type="float" office:value="0.0097188" calcext:value-type="float">
            <text:p>0.0097188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81407" calcext:value-type="float">
            <text:p>-0.0281407</text:p>
          </table:table-cell>
        </table:table-row>
        <table:table-row table:style-name="ro1">
          <table:table-cell office:value-type="float" office:value="0.0097272" calcext:value-type="float">
            <text:p>0.0097272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97356" calcext:value-type="float">
            <text:p>0.0097356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281407" calcext:value-type="float">
            <text:p>-0.0281407</text:p>
          </table:table-cell>
        </table:table-row>
        <table:table-row table:style-name="ro1">
          <table:table-cell office:value-type="float" office:value="0.009744" calcext:value-type="float">
            <text:p>0.009744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97524" calcext:value-type="float">
            <text:p>0.0097524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97608" calcext:value-type="float">
            <text:p>0.0097608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97692" calcext:value-type="float">
            <text:p>0.0097692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97776" calcext:value-type="float">
            <text:p>0.0097776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9786" calcext:value-type="float">
            <text:p>0.009786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241206" calcext:value-type="float">
            <text:p>-0.0241206</text:p>
          </table:table-cell>
        </table:table-row>
        <table:table-row table:style-name="ro1">
          <table:table-cell office:value-type="float" office:value="0.0097944" calcext:value-type="float">
            <text:p>0.0097944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2211055" calcext:value-type="float">
            <text:p>-0.02211055</text:p>
          </table:table-cell>
        </table:table-row>
        <table:table-row table:style-name="ro1">
          <table:table-cell office:value-type="float" office:value="0.0098028" calcext:value-type="float">
            <text:p>0.0098028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613065" calcext:value-type="float">
            <text:p>-0.02613065</text:p>
          </table:table-cell>
        </table:table-row>
        <table:table-row table:style-name="ro1">
          <table:table-cell office:value-type="float" office:value="0.0098112" calcext:value-type="float">
            <text:p>0.0098112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2211055" calcext:value-type="float">
            <text:p>-0.02211055</text:p>
          </table:table-cell>
        </table:table-row>
        <table:table-row table:style-name="ro1">
          <table:table-cell office:value-type="float" office:value="0.0098196" calcext:value-type="float">
            <text:p>0.0098196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2211055" calcext:value-type="float">
            <text:p>-0.02211055</text:p>
          </table:table-cell>
        </table:table-row>
        <table:table-row table:style-name="ro1">
          <table:table-cell office:value-type="float" office:value="0.009828" calcext:value-type="float">
            <text:p>0.009828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8364" calcext:value-type="float">
            <text:p>0.0098364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8448" calcext:value-type="float">
            <text:p>0.0098448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160804" calcext:value-type="float">
            <text:p>-0.0160804</text:p>
          </table:table-cell>
        </table:table-row>
        <table:table-row table:style-name="ro1">
          <table:table-cell office:value-type="float" office:value="0.0098532" calcext:value-type="float">
            <text:p>0.0098532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1809045" calcext:value-type="float">
            <text:p>-0.01809045</text:p>
          </table:table-cell>
        </table:table-row>
        <table:table-row table:style-name="ro1">
          <table:table-cell office:value-type="float" office:value="0.0098616" calcext:value-type="float">
            <text:p>0.0098616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160804" calcext:value-type="float">
            <text:p>-0.0160804</text:p>
          </table:table-cell>
        </table:table-row>
        <table:table-row table:style-name="ro1">
          <table:table-cell office:value-type="float" office:value="0.00987" calcext:value-type="float">
            <text:p>0.00987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160804" calcext:value-type="float">
            <text:p>-0.0160804</text:p>
          </table:table-cell>
        </table:table-row>
        <table:table-row table:style-name="ro1">
          <table:table-cell office:value-type="float" office:value="0.0098784" calcext:value-type="float">
            <text:p>0.0098784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1407035" calcext:value-type="float">
            <text:p>-0.01407035</text:p>
          </table:table-cell>
        </table:table-row>
        <table:table-row table:style-name="ro1">
          <table:table-cell office:value-type="float" office:value="0.0098868" calcext:value-type="float">
            <text:p>0.0098868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1407035" calcext:value-type="float">
            <text:p>-0.01407035</text:p>
          </table:table-cell>
        </table:table-row>
        <table:table-row table:style-name="ro1">
          <table:table-cell office:value-type="float" office:value="0.0098952" calcext:value-type="float">
            <text:p>0.0098952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120603" calcext:value-type="float">
            <text:p>-0.0120603</text:p>
          </table:table-cell>
        </table:table-row>
        <table:table-row table:style-name="ro1">
          <table:table-cell office:value-type="float" office:value="0.0099036" calcext:value-type="float">
            <text:p>0.0099036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120603" calcext:value-type="float">
            <text:p>-0.0120603</text:p>
          </table:table-cell>
        </table:table-row>
        <table:table-row table:style-name="ro1">
          <table:table-cell office:value-type="float" office:value="0.009912" calcext:value-type="float">
            <text:p>0.009912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1005025" calcext:value-type="float">
            <text:p>-0.01005025</text:p>
          </table:table-cell>
        </table:table-row>
        <table:table-row table:style-name="ro1">
          <table:table-cell office:value-type="float" office:value="0.0099204" calcext:value-type="float">
            <text:p>0.0099204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080402" calcext:value-type="float">
            <text:p>-0.0080402</text:p>
          </table:table-cell>
        </table:table-row>
        <table:table-row table:style-name="ro1">
          <table:table-cell office:value-type="float" office:value="0.0099288" calcext:value-type="float">
            <text:p>0.0099288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-0.0080402" calcext:value-type="float">
            <text:p>-0.0080402</text:p>
          </table:table-cell>
        </table:table-row>
        <table:table-row table:style-name="ro1">
          <table:table-cell office:value-type="float" office:value="0.0099372" calcext:value-type="float">
            <text:p>0.0099372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-0.0040201" calcext:value-type="float">
            <text:p>-0.0040201</text:p>
          </table:table-cell>
        </table:table-row>
        <table:table-row table:style-name="ro1">
          <table:table-cell office:value-type="float" office:value="0.0099456" calcext:value-type="float">
            <text:p>0.0099456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-0.0040201" calcext:value-type="float">
            <text:p>-0.0040201</text:p>
          </table:table-cell>
        </table:table-row>
        <table:table-row table:style-name="ro1">
          <table:table-cell office:value-type="float" office:value="0.009954" calcext:value-type="float">
            <text:p>0.009954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040201" calcext:value-type="float">
            <text:p>-0.0040201</text:p>
          </table:table-cell>
        </table:table-row>
        <table:table-row table:style-name="ro1">
          <table:table-cell office:value-type="float" office:value="0.0099624" calcext:value-type="float">
            <text:p>0.0099624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-0.00201005" calcext:value-type="float">
            <text:p>-0.00201005</text:p>
          </table:table-cell>
        </table:table-row>
        <table:table-row table:style-name="ro1">
          <table:table-cell office:value-type="float" office:value="0.0099708" calcext:value-type="float">
            <text:p>0.00997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9792" calcext:value-type="float">
            <text:p>0.0099792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9876" calcext:value-type="float">
            <text:p>0.0099876</text:p>
          </table:table-cell>
          <table:table-cell office:value-type="float" office:value="-0.16080402" calcext:value-type="float">
            <text:p>-0.16080402</text:p>
          </table:table-cell>
          <table:table-cell office:value-type="float" office:value="0.00201005" calcext:value-type="float">
            <text:p>0.002010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3T02:23:25.292274709</dc:date>
    <meta:editing-duration>PT2M28S</meta:editing-duration>
    <meta:editing-cycles>1</meta:editing-cycles>
    <meta:document-statistic meta:table-count="1" meta:cell-count="3573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0.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3" chart:maximum="2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522cm" svg:height="15.732cm" xlink:href=".." xlink:type="simple" chart:class="chart:scatter" chart:style-name="ch1">
        <chart:title svg:x="8.916cm" svg:y="0.45cm" chart:style-name="ch2">
          <text:p>Non-Inverting Amplifier</text:p>
        </chart:title>
        <chart:legend chart:legend-position="end" svg:x="20.49cm" svg:y="7.318cm" style:legend-expansion="high" chart:style-name="ch3"/>
        <chart:plot-area chart:style-name="ch4" table:cell-range-address="nonInvertingAmp.A1:nonInvertingAmp.C1191" chart:data-source-has-labels="row" svg:x="1.461cm" svg:y="1.543cm" svg:width="18.579cm" svg:height="12.894cm">
          <chartooo:coordinate-region svg:x="2.003cm" svg:y="1.543cm" svg:width="17.705cm" svg:height="12.695cm"/>
          <chart:axis chart:dimension="x" chart:name="primary-x" chart:style-name="ch5">
            <chart:title svg:x="10.124cm" svg:y="14.751cm" chart:style-name="ch6">
              <text:p>Time (s)</text:p>
            </chart:title>
          </chart:axis>
          <chart:axis chart:dimension="y" chart:name="primary-y" chart:style-name="ch7">
            <chart:title svg:x="0.451cm" svg:y="8.841cm" chart:style-name="ch8">
              <text:p>Voltage (V)</text:p>
            </chart:title>
            <chart:grid chart:style-name="ch9" chart:class="major"/>
          </chart:axis>
          <chart:series chart:style-name="ch10" chart:values-cell-range-address="nonInvertingAmp.B2:nonInvertingAmp.B1191" chart:label-cell-address="nonInvertingAmp.B1:nonInvertingAmp.B1" chart:class="chart:scatter">
            <chart:domain table:cell-range-address="nonInvertingAmp.A2:nonInvertingAmp.A1191"/>
            <chart:data-point chart:repeated="1190"/>
          </chart:series>
          <chart:series chart:style-name="ch11" chart:values-cell-range-address="nonInvertingAmp.C2:nonInvertingAmp.C1191" chart:label-cell-address="nonInvertingAmp.C1:nonInvertingAmp.C1" chart:class="chart:scatter">
            <chart:data-point chart:repeated="119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ut</text:p>
                <draw:g>
                  <svg:desc>nonInvertingAmp.B1:nonInvertingAmp.B1</svg:desc>
                </draw:g>
              </table:table-cell>
              <table:table-cell office:value-type="string">
                <text:p>Vin</text:p>
                <draw:g>
                  <svg:desc>nonInvertingAmp.C1:nonInvertingAmp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onInvertingAmp.A2:nonInvertingAmp.A1191</svg:desc>
                </draw:g>
              </table:table-cell>
              <table:table-cell office:value-type="float" office:value="-0.08040201">
                <text:p>-0.08040201</text:p>
                <draw:g>
                  <svg:desc>nonInvertingAmp.B2:nonInvertingAmp.B1191</svg:desc>
                </draw:g>
              </table:table-cell>
              <table:table-cell office:value-type="float" office:value="0.00201005">
                <text:p>0.00201005</text:p>
                <draw:g>
                  <svg:desc>nonInvertingAmp.C2:nonInvertingAmp.C11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84">
                <text:p>0.0000084</text:p>
              </table:table-cell>
              <table:table-cell office:value-type="float" office:value="0">
                <text:p>0</text:p>
              </table:table-cell>
              <table:table-cell office:value-type="float" office:value="0.00603015">
                <text:p>0.00603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68">
                <text:p>0.0000168</text:p>
              </table:table-cell>
              <table:table-cell office:value-type="float" office:value="0.16080402">
                <text:p>0.16080402</text:p>
              </table:table-cell>
              <table:table-cell office:value-type="float" office:value="0.0040201">
                <text:p>0.00402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52">
                <text:p>0.0000252</text:p>
              </table:table-cell>
              <table:table-cell office:value-type="float" office:value="0.32160804">
                <text:p>0.32160804</text:p>
              </table:table-cell>
              <table:table-cell office:value-type="float" office:value="0.0080402">
                <text:p>0.00804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336">
                <text:p>0.00003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080402">
                <text:p>0.0080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42">
                <text:p>0.000042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1005025">
                <text:p>0.01005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504">
                <text:p>0.0000504</text:p>
              </table:table-cell>
              <table:table-cell office:value-type="float" office:value="0.64321608">
                <text:p>0.64321608</text:p>
              </table:table-cell>
              <table:table-cell office:value-type="float" office:value="0.0120603">
                <text:p>0.01206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588">
                <text:p>0.0000588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120603">
                <text:p>0.01206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672">
                <text:p>0.0000672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120603">
                <text:p>0.01206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756">
                <text:p>0.0000756</text:p>
              </table:table-cell>
              <table:table-cell office:value-type="float" office:value="1.04522613">
                <text:p>1.04522613</text:p>
              </table:table-cell>
              <table:table-cell office:value-type="float" office:value="0.0160804">
                <text:p>0.01608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84">
                <text:p>0.000084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160804">
                <text:p>0.01608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924">
                <text:p>0.0000924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1809045">
                <text:p>0.018090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1008">
                <text:p>0.0001008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1809045">
                <text:p>0.018090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1092">
                <text:p>0.0001092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1809045">
                <text:p>0.018090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1176">
                <text:p>0.0001176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1809045">
                <text:p>0.018090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126">
                <text:p>0.000126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1344">
                <text:p>0.0001344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1428">
                <text:p>0.0001428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1512">
                <text:p>0.0001512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1596">
                <text:p>0.0001596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168">
                <text:p>0.000168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1764">
                <text:p>0.0001764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1848">
                <text:p>0.0001848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1932">
                <text:p>0.0001932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2016">
                <text:p>0.0002016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21">
                <text:p>0.00021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2184">
                <text:p>0.0002184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2268">
                <text:p>0.0002268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41206">
                <text:p>0.02412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2352">
                <text:p>0.0002352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2436">
                <text:p>0.0002436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252">
                <text:p>0.000252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2604">
                <text:p>0.0002604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2688">
                <text:p>0.0002688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2772">
                <text:p>0.0002772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2856">
                <text:p>0.0002856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294">
                <text:p>0.000294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3024">
                <text:p>0.0003024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3108">
                <text:p>0.0003108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1809045">
                <text:p>0.018090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3192">
                <text:p>0.0003192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1809045">
                <text:p>0.018090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3276">
                <text:p>0.0003276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1809045">
                <text:p>0.018090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336">
                <text:p>0.000336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1809045">
                <text:p>0.018090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3444">
                <text:p>0.0003444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160804">
                <text:p>0.01608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3528">
                <text:p>0.0003528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1407035">
                <text:p>0.014070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3612">
                <text:p>0.0003612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1407035">
                <text:p>0.014070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3696">
                <text:p>0.0003696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120603">
                <text:p>0.01206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378">
                <text:p>0.000378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120603">
                <text:p>0.01206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3864">
                <text:p>0.0003864</text:p>
              </table:table-cell>
              <table:table-cell office:value-type="float" office:value="1.04522613">
                <text:p>1.04522613</text:p>
              </table:table-cell>
              <table:table-cell office:value-type="float" office:value="0.01005025">
                <text:p>0.010050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3948">
                <text:p>0.0003948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080402">
                <text:p>0.00804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4032">
                <text:p>0.0004032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0603015">
                <text:p>0.006030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4116">
                <text:p>0.0004116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080402">
                <text:p>0.00804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42">
                <text:p>0.00042</text:p>
              </table:table-cell>
              <table:table-cell office:value-type="float" office:value="0.64321608">
                <text:p>0.64321608</text:p>
              </table:table-cell>
              <table:table-cell office:value-type="float" office:value="0.0040201">
                <text:p>0.00402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4284">
                <text:p>0.00042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040201">
                <text:p>0.00402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4368">
                <text:p>0.0004368</text:p>
              </table:table-cell>
              <table:table-cell office:value-type="float" office:value="0.32160804">
                <text:p>0.32160804</text:p>
              </table:table-cell>
              <table:table-cell office:value-type="float" office:value="0.00201005">
                <text:p>0.002010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4452">
                <text:p>0.0004452</text:p>
              </table:table-cell>
              <table:table-cell office:value-type="float" office:value="0.24120603">
                <text:p>0.24120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4536">
                <text:p>0.0004536</text:p>
              </table:table-cell>
              <table:table-cell office:value-type="float" office:value="0.08040201">
                <text:p>0.08040201</text:p>
              </table:table-cell>
              <table:table-cell office:value-type="float" office:value="0.00201005">
                <text:p>0.002010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462">
                <text:p>0.000462</text:p>
              </table:table-cell>
              <table:table-cell office:value-type="float" office:value="0">
                <text:p>0</text:p>
              </table:table-cell>
              <table:table-cell office:value-type="float" office:value="-0.00201005">
                <text:p>-0.002010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4704">
                <text:p>0.0004704</text:p>
              </table:table-cell>
              <table:table-cell office:value-type="float" office:value="-0.16080402">
                <text:p>-0.16080402</text:p>
              </table:table-cell>
              <table:table-cell office:value-type="float" office:value="-0.0040201">
                <text:p>-0.00402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4788">
                <text:p>0.0004788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-0.00603015">
                <text:p>-0.006030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4872">
                <text:p>0.0004872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-0.00603015">
                <text:p>-0.006030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4956">
                <text:p>0.00049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0603015">
                <text:p>-0.006030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504">
                <text:p>0.000504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-0.0080402">
                <text:p>-0.00804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5124">
                <text:p>0.0005124</text:p>
              </table:table-cell>
              <table:table-cell office:value-type="float" office:value="-0.8040201">
                <text:p>-0.8040201</text:p>
              </table:table-cell>
              <table:table-cell office:value-type="float" office:value="-0.01005025">
                <text:p>-0.010050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5208">
                <text:p>0.0005208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-0.01005025">
                <text:p>-0.010050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5292">
                <text:p>0.0005292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120603">
                <text:p>-0.01206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5376">
                <text:p>0.0005376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1407035">
                <text:p>-0.014070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546">
                <text:p>0.000546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1407035">
                <text:p>-0.014070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5544">
                <text:p>0.0005544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-0.0160804">
                <text:p>-0.01608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5628">
                <text:p>0.0005628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160804">
                <text:p>-0.01608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5712">
                <text:p>0.0005712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160804">
                <text:p>-0.01608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5796">
                <text:p>0.0005796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1809045">
                <text:p>-0.018090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588">
                <text:p>0.000588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5964">
                <text:p>0.0005964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6048">
                <text:p>0.0006048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6132">
                <text:p>0.0006132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2211055">
                <text:p>-0.022110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6216">
                <text:p>0.0006216</text:p>
              </table:table-cell>
              <table:table-cell office:value-type="float" office:value="-2.25125628">
                <text:p>-2.25125628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63">
                <text:p>0.00063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6384">
                <text:p>0.0006384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6468">
                <text:p>0.0006468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6552">
                <text:p>0.0006552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6636">
                <text:p>0.0006636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672">
                <text:p>0.000672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6804">
                <text:p>0.0006804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6888">
                <text:p>0.0006888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6972">
                <text:p>0.0006972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7056">
                <text:p>0.0007056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714">
                <text:p>0.000714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7224">
                <text:p>0.0007224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281407">
                <text:p>-0.02814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7308">
                <text:p>0.0007308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7392">
                <text:p>0.0007392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7476">
                <text:p>0.0007476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281407">
                <text:p>-0.02814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756">
                <text:p>0.000756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7644">
                <text:p>0.0007644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7728">
                <text:p>0.0007728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7812">
                <text:p>0.0007812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7896">
                <text:p>0.0007896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798">
                <text:p>0.000798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8064">
                <text:p>0.0008064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8148">
                <text:p>0.0008148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211055">
                <text:p>-0.022110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8232">
                <text:p>0.0008232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2211055">
                <text:p>-0.022110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8316">
                <text:p>0.0008316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84">
                <text:p>0.00084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1809045">
                <text:p>-0.018090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8484">
                <text:p>0.0008484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1809045">
                <text:p>-0.018090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8568">
                <text:p>0.0008568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1809045">
                <text:p>-0.018090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8652">
                <text:p>0.0008652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160804">
                <text:p>-0.01608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8736">
                <text:p>0.0008736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1407035">
                <text:p>-0.014070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882">
                <text:p>0.000882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1407035">
                <text:p>-0.014070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8904">
                <text:p>0.0008904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120603">
                <text:p>-0.01206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8988">
                <text:p>0.0008988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120603">
                <text:p>-0.01206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9072">
                <text:p>0.0009072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1005025">
                <text:p>-0.010050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9156">
                <text:p>0.0009156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080402">
                <text:p>-0.00804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924">
                <text:p>0.000924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080402">
                <text:p>-0.00804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9324">
                <text:p>0.0009324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-0.00603015">
                <text:p>-0.006030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9408">
                <text:p>0.0009408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-0.00603015">
                <text:p>-0.006030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9492">
                <text:p>0.0009492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-0.0040201">
                <text:p>-0.00402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9576">
                <text:p>0.0009576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-0.00201005">
                <text:p>-0.002010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966">
                <text:p>0.000966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-0.00201005">
                <text:p>-0.002010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9744">
                <text:p>0.0009744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9828">
                <text:p>0.0009828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0.00201005">
                <text:p>0.002010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9912">
                <text:p>0.0009912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0.00201005">
                <text:p>0.002010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9996">
                <text:p>0.0009996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0.0040201">
                <text:p>0.00402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1008">
                <text:p>0.001008</text:p>
              </table:table-cell>
              <table:table-cell office:value-type="float" office:value="0">
                <text:p>0</text:p>
              </table:table-cell>
              <table:table-cell office:value-type="float" office:value="0.0040201">
                <text:p>0.00402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10164">
                <text:p>0.0010164</text:p>
              </table:table-cell>
              <table:table-cell office:value-type="float" office:value="0.16080402">
                <text:p>0.16080402</text:p>
              </table:table-cell>
              <table:table-cell office:value-type="float" office:value="0.00603015">
                <text:p>0.006030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10248">
                <text:p>0.0010248</text:p>
              </table:table-cell>
              <table:table-cell office:value-type="float" office:value="0.32160804">
                <text:p>0.32160804</text:p>
              </table:table-cell>
              <table:table-cell office:value-type="float" office:value="0.00603015">
                <text:p>0.006030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10332">
                <text:p>0.0010332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080402">
                <text:p>0.00804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10416">
                <text:p>0.0010416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1005025">
                <text:p>0.010050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105">
                <text:p>0.00105</text:p>
              </table:table-cell>
              <table:table-cell office:value-type="float" office:value="0.64321608">
                <text:p>0.64321608</text:p>
              </table:table-cell>
              <table:table-cell office:value-type="float" office:value="0.01005025">
                <text:p>0.010050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10584">
                <text:p>0.0010584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120603">
                <text:p>0.01206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10668">
                <text:p>0.0010668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120603">
                <text:p>0.01206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10752">
                <text:p>0.0010752</text:p>
              </table:table-cell>
              <table:table-cell office:value-type="float" office:value="1.04522613">
                <text:p>1.04522613</text:p>
              </table:table-cell>
              <table:table-cell office:value-type="float" office:value="0.01407035">
                <text:p>0.014070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10836">
                <text:p>0.0010836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1407035">
                <text:p>0.014070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1092">
                <text:p>0.001092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160804">
                <text:p>0.01608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11004">
                <text:p>0.0011004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160804">
                <text:p>0.01608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11088">
                <text:p>0.0011088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1809045">
                <text:p>0.018090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11172">
                <text:p>0.0011172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11256">
                <text:p>0.0011256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1809045">
                <text:p>0.018090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1134">
                <text:p>0.001134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11424">
                <text:p>0.0011424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11508">
                <text:p>0.0011508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11592">
                <text:p>0.0011592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11676">
                <text:p>0.0011676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1176">
                <text:p>0.001176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11844">
                <text:p>0.0011844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11928">
                <text:p>0.0011928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41206">
                <text:p>0.02412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12012">
                <text:p>0.0012012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41206">
                <text:p>0.02412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12096">
                <text:p>0.0012096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41206">
                <text:p>0.02412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1218">
                <text:p>0.001218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41206">
                <text:p>0.02412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12264">
                <text:p>0.0012264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12348">
                <text:p>0.0012348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12432">
                <text:p>0.0012432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12516">
                <text:p>0.0012516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126">
                <text:p>0.00126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12684">
                <text:p>0.0012684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12768">
                <text:p>0.0012768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12852">
                <text:p>0.0012852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12936">
                <text:p>0.0012936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1302">
                <text:p>0.001302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1809045">
                <text:p>0.018090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13104">
                <text:p>0.0013104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1809045">
                <text:p>0.018090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13188">
                <text:p>0.0013188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1407035">
                <text:p>0.014070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13272">
                <text:p>0.0013272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160804">
                <text:p>0.01608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13356">
                <text:p>0.0013356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160804">
                <text:p>0.01608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1344">
                <text:p>0.001344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160804">
                <text:p>0.01608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13524">
                <text:p>0.0013524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1407035">
                <text:p>0.014070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13608">
                <text:p>0.0013608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120603">
                <text:p>0.01206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13692">
                <text:p>0.0013692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120603">
                <text:p>0.01206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13776">
                <text:p>0.0013776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1005025">
                <text:p>0.010050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1386">
                <text:p>0.001386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1005025">
                <text:p>0.010050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13944">
                <text:p>0.0013944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080402">
                <text:p>0.00804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14028">
                <text:p>0.0014028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080402">
                <text:p>0.008040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14112">
                <text:p>0.0014112</text:p>
              </table:table-cell>
              <table:table-cell office:value-type="float" office:value="0.72361809">
                <text:p>0.72361809</text:p>
              </table:table-cell>
              <table:table-cell office:value-type="float" office:value="0.0040201">
                <text:p>0.00402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14196">
                <text:p>0.0014196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0201005">
                <text:p>0.002010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1428">
                <text:p>0.001428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0201005">
                <text:p>0.002010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14364">
                <text:p>0.0014364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0201005">
                <text:p>0.002010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14448">
                <text:p>0.0014448</text:p>
              </table:table-cell>
              <table:table-cell office:value-type="float" office:value="0.24120603">
                <text:p>0.24120603</text:p>
              </table:table-cell>
              <table:table-cell office:value-type="float" office:value="-0.00201005">
                <text:p>-0.002010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14532">
                <text:p>0.0014532</text:p>
              </table:table-cell>
              <table:table-cell office:value-type="float" office:value="0.08040201">
                <text:p>0.08040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14616">
                <text:p>0.00146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147">
                <text:p>0.00147</text:p>
              </table:table-cell>
              <table:table-cell office:value-type="float" office:value="-0.16080402">
                <text:p>-0.16080402</text:p>
              </table:table-cell>
              <table:table-cell office:value-type="float" office:value="-0.0040201">
                <text:p>-0.00402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14784">
                <text:p>0.0014784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-0.0040201">
                <text:p>-0.00402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14868">
                <text:p>0.0014868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-0.00603015">
                <text:p>-0.006030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14952">
                <text:p>0.00149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080402">
                <text:p>-0.00804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15036">
                <text:p>0.0015036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-0.0080402">
                <text:p>-0.00804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1512">
                <text:p>0.001512</text:p>
              </table:table-cell>
              <table:table-cell office:value-type="float" office:value="-0.8040201">
                <text:p>-0.8040201</text:p>
              </table:table-cell>
              <table:table-cell office:value-type="float" office:value="-0.0120603">
                <text:p>-0.01206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15204">
                <text:p>0.0015204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-0.01005025">
                <text:p>-0.010050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15288">
                <text:p>0.0015288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120603">
                <text:p>-0.01206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15372">
                <text:p>0.0015372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120603">
                <text:p>-0.01206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15456">
                <text:p>0.0015456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1407035">
                <text:p>-0.014070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1554">
                <text:p>0.001554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-0.01407035">
                <text:p>-0.014070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15624">
                <text:p>0.0015624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1809045">
                <text:p>-0.018090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15708">
                <text:p>0.0015708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1809045">
                <text:p>-0.018090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15792">
                <text:p>0.0015792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1809045">
                <text:p>-0.0180904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15876">
                <text:p>0.0015876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2211055">
                <text:p>-0.022110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1596">
                <text:p>0.001596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16044">
                <text:p>0.0016044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2211055">
                <text:p>-0.022110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16128">
                <text:p>0.0016128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2211055">
                <text:p>-0.0221105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16212">
                <text:p>0.0016212</text:p>
              </table:table-cell>
              <table:table-cell office:value-type="float" office:value="-2.25125628">
                <text:p>-2.25125628</text:p>
              </table:table-cell>
              <table:table-cell office:value-type="float" office:value="-0.02211055">
                <text:p>-0.022110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16296">
                <text:p>0.0016296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1638">
                <text:p>0.001638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16464">
                <text:p>0.0016464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16548">
                <text:p>0.0016548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16632">
                <text:p>0.0016632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16716">
                <text:p>0.0016716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168">
                <text:p>0.00168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16884">
                <text:p>0.0016884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281407">
                <text:p>-0.028140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16968">
                <text:p>0.0016968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17052">
                <text:p>0.0017052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17136">
                <text:p>0.0017136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81407">
                <text:p>-0.028140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1722">
                <text:p>0.001722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281407">
                <text:p>-0.028140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17304">
                <text:p>0.0017304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17388">
                <text:p>0.0017388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17472">
                <text:p>0.0017472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281407">
                <text:p>-0.02814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17556">
                <text:p>0.0017556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1764">
                <text:p>0.001764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17724">
                <text:p>0.0017724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17808">
                <text:p>0.0017808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17892">
                <text:p>0.0017892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17976">
                <text:p>0.0017976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1806">
                <text:p>0.001806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211055">
                <text:p>-0.022110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18144">
                <text:p>0.0018144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211055">
                <text:p>-0.022110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18228">
                <text:p>0.0018228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18312">
                <text:p>0.0018312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18396">
                <text:p>0.0018396</text:p>
              </table:table-cell>
              <table:table-cell office:value-type="float" office:value="-2.25125628">
                <text:p>-2.25125628</text:p>
              </table:table-cell>
              <table:table-cell office:value-type="float" office:value="-0.01809045">
                <text:p>-0.018090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1848">
                <text:p>0.001848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1809045">
                <text:p>-0.0180904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18564">
                <text:p>0.0018564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1809045">
                <text:p>-0.018090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18648">
                <text:p>0.0018648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1407035">
                <text:p>-0.0140703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18732">
                <text:p>0.0018732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1407035">
                <text:p>-0.014070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18816">
                <text:p>0.0018816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120603">
                <text:p>-0.012060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189">
                <text:p>0.00189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120603">
                <text:p>-0.012060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18984">
                <text:p>0.0018984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120603">
                <text:p>-0.01206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19068">
                <text:p>0.0019068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1005025">
                <text:p>-0.010050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19152">
                <text:p>0.0019152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1005025">
                <text:p>-0.010050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19236">
                <text:p>0.0019236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080402">
                <text:p>-0.00804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1932">
                <text:p>0.001932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-0.00603015">
                <text:p>-0.006030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19404">
                <text:p>0.0019404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-0.0040201">
                <text:p>-0.004020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19488">
                <text:p>0.0019488</text:p>
              </table:table-cell>
              <table:table-cell office:value-type="float" office:value="-0.8040201">
                <text:p>-0.8040201</text:p>
              </table:table-cell>
              <table:table-cell office:value-type="float" office:value="-0.0040201">
                <text:p>-0.004020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19572">
                <text:p>0.0019572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0201005">
                <text:p>-0.002010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19656">
                <text:p>0.0019656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1974">
                <text:p>0.00197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0201005">
                <text:p>-0.002010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19824">
                <text:p>0.0019824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0.00201005">
                <text:p>0.002010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19908">
                <text:p>0.0019908</text:p>
              </table:table-cell>
              <table:table-cell office:value-type="float" office:value="-0.16080402">
                <text:p>-0.16080402</text:p>
              </table:table-cell>
              <table:table-cell office:value-type="float" office:value="0.00201005">
                <text:p>0.002010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19992">
                <text:p>0.0019992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0.0040201">
                <text:p>0.00402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20076">
                <text:p>0.0020076</text:p>
              </table:table-cell>
              <table:table-cell office:value-type="float" office:value="0.08040201">
                <text:p>0.08040201</text:p>
              </table:table-cell>
              <table:table-cell office:value-type="float" office:value="0.0040201">
                <text:p>0.00402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2016">
                <text:p>0.002016</text:p>
              </table:table-cell>
              <table:table-cell office:value-type="float" office:value="0.16080402">
                <text:p>0.16080402</text:p>
              </table:table-cell>
              <table:table-cell office:value-type="float" office:value="0.00603015">
                <text:p>0.006030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20244">
                <text:p>0.0020244</text:p>
              </table:table-cell>
              <table:table-cell office:value-type="float" office:value="0.24120603">
                <text:p>0.24120603</text:p>
              </table:table-cell>
              <table:table-cell office:value-type="float" office:value="0.0080402">
                <text:p>0.008040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20328">
                <text:p>0.0020328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080402">
                <text:p>0.00804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20412">
                <text:p>0.0020412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1005025">
                <text:p>0.010050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20496">
                <text:p>0.0020496</text:p>
              </table:table-cell>
              <table:table-cell office:value-type="float" office:value="0.72361809">
                <text:p>0.72361809</text:p>
              </table:table-cell>
              <table:table-cell office:value-type="float" office:value="0.01005025">
                <text:p>0.010050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2058">
                <text:p>0.002058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120603">
                <text:p>0.012060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20664">
                <text:p>0.0020664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1407035">
                <text:p>0.0140703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20748">
                <text:p>0.0020748</text:p>
              </table:table-cell>
              <table:table-cell office:value-type="float" office:value="1.04522613">
                <text:p>1.04522613</text:p>
              </table:table-cell>
              <table:table-cell office:value-type="float" office:value="0.01407035">
                <text:p>0.014070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20832">
                <text:p>0.0020832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160804">
                <text:p>0.01608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20916">
                <text:p>0.0020916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160804">
                <text:p>0.016080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21">
                <text:p>0.0021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160804">
                <text:p>0.016080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21084">
                <text:p>0.0021084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1809045">
                <text:p>0.0180904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21168">
                <text:p>0.0021168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1809045">
                <text:p>0.0180904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21252">
                <text:p>0.0021252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21336">
                <text:p>0.0021336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2142">
                <text:p>0.002142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21504">
                <text:p>0.0021504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21588">
                <text:p>0.0021588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21672">
                <text:p>0.0021672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21756">
                <text:p>0.0021756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2184">
                <text:p>0.002184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21924">
                <text:p>0.0021924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22008">
                <text:p>0.0022008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22092">
                <text:p>0.0022092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41206">
                <text:p>0.024120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22176">
                <text:p>0.0022176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41206">
                <text:p>0.024120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2226">
                <text:p>0.002226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241206">
                <text:p>0.024120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22344">
                <text:p>0.0022344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22428">
                <text:p>0.0022428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41206">
                <text:p>0.024120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22512">
                <text:p>0.0022512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22596">
                <text:p>0.0022596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2268">
                <text:p>0.002268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22764">
                <text:p>0.0022764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22848">
                <text:p>0.0022848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22932">
                <text:p>0.0022932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23016">
                <text:p>0.0023016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1809045">
                <text:p>0.018090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231">
                <text:p>0.00231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1809045">
                <text:p>0.0180904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23184">
                <text:p>0.0023184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1809045">
                <text:p>0.0180904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23268">
                <text:p>0.0023268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160804">
                <text:p>0.016080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23352">
                <text:p>0.0023352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160804">
                <text:p>0.016080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23436">
                <text:p>0.0023436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160804">
                <text:p>0.016080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2352">
                <text:p>0.002352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120603">
                <text:p>0.012060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23604">
                <text:p>0.0023604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120603">
                <text:p>0.012060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23688">
                <text:p>0.0023688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120603">
                <text:p>0.012060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23772">
                <text:p>0.0023772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1005025">
                <text:p>0.010050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23856">
                <text:p>0.0023856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1005025">
                <text:p>0.010050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2394">
                <text:p>0.002394</text:p>
              </table:table-cell>
              <table:table-cell office:value-type="float" office:value="1.04522613">
                <text:p>1.04522613</text:p>
              </table:table-cell>
              <table:table-cell office:value-type="float" office:value="0.0080402">
                <text:p>0.008040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24024">
                <text:p>0.0024024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080402">
                <text:p>0.008040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24108">
                <text:p>0.0024108</text:p>
              </table:table-cell>
              <table:table-cell office:value-type="float" office:value="0.72361809">
                <text:p>0.72361809</text:p>
              </table:table-cell>
              <table:table-cell office:value-type="float" office:value="0.0080402">
                <text:p>0.008040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24192">
                <text:p>0.0024192</text:p>
              </table:table-cell>
              <table:table-cell office:value-type="float" office:value="0.64321608">
                <text:p>0.64321608</text:p>
              </table:table-cell>
              <table:table-cell office:value-type="float" office:value="0.00201005">
                <text:p>0.0020100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24276">
                <text:p>0.0024276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0201005">
                <text:p>0.0020100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2436">
                <text:p>0.002436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0201005">
                <text:p>0.0020100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24444">
                <text:p>0.0024444</text:p>
              </table:table-cell>
              <table:table-cell office:value-type="float" office:value="0.32160804">
                <text:p>0.32160804</text:p>
              </table:table-cell>
              <table:table-cell office:value-type="float" office:value="0.00201005">
                <text:p>0.0020100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24528">
                <text:p>0.0024528</text:p>
              </table:table-cell>
              <table:table-cell office:value-type="float" office:value="0.16080402">
                <text:p>0.16080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24612">
                <text:p>0.0024612</text:p>
              </table:table-cell>
              <table:table-cell office:value-type="float" office:value="0">
                <text:p>0</text:p>
              </table:table-cell>
              <table:table-cell office:value-type="float" office:value="-0.00201005">
                <text:p>-0.0020100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24696">
                <text:p>0.0024696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-0.00201005">
                <text:p>-0.0020100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2478">
                <text:p>0.002478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-0.00603015">
                <text:p>-0.006030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24864">
                <text:p>0.0024864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-0.00603015">
                <text:p>-0.0060301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24948">
                <text:p>0.00249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0603015">
                <text:p>-0.0060301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25032">
                <text:p>0.0025032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-0.0080402">
                <text:p>-0.008040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25116">
                <text:p>0.0025116</text:p>
              </table:table-cell>
              <table:table-cell office:value-type="float" office:value="-0.8040201">
                <text:p>-0.8040201</text:p>
              </table:table-cell>
              <table:table-cell office:value-type="float" office:value="-0.01005025">
                <text:p>-0.0100502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252">
                <text:p>0.00252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-0.0120603">
                <text:p>-0.012060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25284">
                <text:p>0.0025284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-0.0120603">
                <text:p>-0.012060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25368">
                <text:p>0.0025368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-0.0120603">
                <text:p>-0.012060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25452">
                <text:p>0.0025452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1407035">
                <text:p>-0.0140703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25536">
                <text:p>0.0025536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160804">
                <text:p>-0.016080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2562">
                <text:p>0.002562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160804">
                <text:p>-0.016080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25704">
                <text:p>0.0025704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25788">
                <text:p>0.0025788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1809045">
                <text:p>-0.0180904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25872">
                <text:p>0.0025872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25956">
                <text:p>0.0025956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2604">
                <text:p>0.002604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26124">
                <text:p>0.0026124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26208">
                <text:p>0.0026208</text:p>
              </table:table-cell>
              <table:table-cell office:value-type="float" office:value="-2.25125628">
                <text:p>-2.25125628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26292">
                <text:p>0.0026292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26376">
                <text:p>0.0026376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2646">
                <text:p>0.002646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26544">
                <text:p>0.0026544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26628">
                <text:p>0.0026628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26712">
                <text:p>0.0026712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26796">
                <text:p>0.0026796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281407">
                <text:p>-0.028140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2688">
                <text:p>0.002688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26964">
                <text:p>0.0026964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281407">
                <text:p>-0.028140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27048">
                <text:p>0.0027048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81407">
                <text:p>-0.028140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27132">
                <text:p>0.0027132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81407">
                <text:p>-0.028140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27216">
                <text:p>0.0027216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273">
                <text:p>0.00273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27384">
                <text:p>0.0027384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281407">
                <text:p>-0.028140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27468">
                <text:p>0.0027468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81407">
                <text:p>-0.028140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27552">
                <text:p>0.0027552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27636">
                <text:p>0.0027636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2772">
                <text:p>0.002772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27804">
                <text:p>0.0027804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27888">
                <text:p>0.0027888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27972">
                <text:p>0.0027972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28056">
                <text:p>0.0028056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2814">
                <text:p>0.002814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211055">
                <text:p>-0.022110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28224">
                <text:p>0.0028224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2211055">
                <text:p>-0.0221105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28308">
                <text:p>0.0028308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28392">
                <text:p>0.0028392</text:p>
              </table:table-cell>
              <table:table-cell office:value-type="float" office:value="-2.25125628">
                <text:p>-2.25125628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28476">
                <text:p>0.0028476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1809045">
                <text:p>-0.0180904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2856">
                <text:p>0.002856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1809045">
                <text:p>-0.0180904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28644">
                <text:p>0.0028644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160804">
                <text:p>-0.016080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28728">
                <text:p>0.0028728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1407035">
                <text:p>-0.0140703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28812">
                <text:p>0.0028812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1407035">
                <text:p>-0.0140703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28896">
                <text:p>0.0028896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120603">
                <text:p>-0.012060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2898">
                <text:p>0.002898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120603">
                <text:p>-0.012060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29064">
                <text:p>0.0029064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-0.01005025">
                <text:p>-0.010050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29148">
                <text:p>0.0029148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1005025">
                <text:p>-0.010050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29232">
                <text:p>0.0029232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1005025">
                <text:p>-0.010050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29316">
                <text:p>0.0029316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0603015">
                <text:p>-0.0060301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294">
                <text:p>0.00294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-0.00603015">
                <text:p>-0.0060301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29484">
                <text:p>0.0029484</text:p>
              </table:table-cell>
              <table:table-cell office:value-type="float" office:value="-0.8040201">
                <text:p>-0.8040201</text:p>
              </table:table-cell>
              <table:table-cell office:value-type="float" office:value="-0.0040201">
                <text:p>-0.004020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29568">
                <text:p>0.0029568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0201005">
                <text:p>-0.0020100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29652">
                <text:p>0.0029652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29736">
                <text:p>0.0029736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0.00201005">
                <text:p>0.0020100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2982">
                <text:p>0.002982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0.00201005">
                <text:p>0.0020100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29904">
                <text:p>0.0029904</text:p>
              </table:table-cell>
              <table:table-cell office:value-type="float" office:value="-0.16080402">
                <text:p>-0.16080402</text:p>
              </table:table-cell>
              <table:table-cell office:value-type="float" office:value="0.0040201">
                <text:p>0.004020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29988">
                <text:p>0.0029988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0.0040201">
                <text:p>0.004020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30072">
                <text:p>0.0030072</text:p>
              </table:table-cell>
              <table:table-cell office:value-type="float" office:value="0.08040201">
                <text:p>0.08040201</text:p>
              </table:table-cell>
              <table:table-cell office:value-type="float" office:value="0.0040201">
                <text:p>0.004020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30156">
                <text:p>0.0030156</text:p>
              </table:table-cell>
              <table:table-cell office:value-type="float" office:value="0.16080402">
                <text:p>0.16080402</text:p>
              </table:table-cell>
              <table:table-cell office:value-type="float" office:value="0.00603015">
                <text:p>0.0060301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3024">
                <text:p>0.003024</text:p>
              </table:table-cell>
              <table:table-cell office:value-type="float" office:value="0.32160804">
                <text:p>0.32160804</text:p>
              </table:table-cell>
              <table:table-cell office:value-type="float" office:value="0.0080402">
                <text:p>0.008040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30324">
                <text:p>0.0030324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080402">
                <text:p>0.008040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30408">
                <text:p>0.0030408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1005025">
                <text:p>0.010050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30492">
                <text:p>0.0030492</text:p>
              </table:table-cell>
              <table:table-cell office:value-type="float" office:value="0.72361809">
                <text:p>0.72361809</text:p>
              </table:table-cell>
              <table:table-cell office:value-type="float" office:value="0.01005025">
                <text:p>0.0100502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30576">
                <text:p>0.0030576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120603">
                <text:p>0.012060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3066">
                <text:p>0.003066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1407035">
                <text:p>0.0140703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30744">
                <text:p>0.0030744</text:p>
              </table:table-cell>
              <table:table-cell office:value-type="float" office:value="1.04522613">
                <text:p>1.04522613</text:p>
              </table:table-cell>
              <table:table-cell office:value-type="float" office:value="0.01407035">
                <text:p>0.0140703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30828">
                <text:p>0.0030828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1407035">
                <text:p>0.0140703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30912">
                <text:p>0.0030912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1809045">
                <text:p>0.0180904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30996">
                <text:p>0.0030996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160804">
                <text:p>0.016080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3108">
                <text:p>0.003108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160804">
                <text:p>0.016080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31164">
                <text:p>0.0031164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1809045">
                <text:p>0.0180904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31248">
                <text:p>0.0031248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1809045">
                <text:p>0.0180904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31332">
                <text:p>0.0031332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31416">
                <text:p>0.0031416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315">
                <text:p>0.00315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31584">
                <text:p>0.0031584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31668">
                <text:p>0.0031668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31752">
                <text:p>0.0031752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31836">
                <text:p>0.0031836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41206">
                <text:p>0.024120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3192">
                <text:p>0.003192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41206">
                <text:p>0.024120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32004">
                <text:p>0.0032004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32088">
                <text:p>0.0032088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32172">
                <text:p>0.0032172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32256">
                <text:p>0.0032256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3234">
                <text:p>0.003234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32424">
                <text:p>0.0032424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32508">
                <text:p>0.0032508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32592">
                <text:p>0.0032592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32676">
                <text:p>0.0032676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3276">
                <text:p>0.003276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32844">
                <text:p>0.0032844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32928">
                <text:p>0.0032928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33012">
                <text:p>0.0033012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33096">
                <text:p>0.0033096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1809045">
                <text:p>0.0180904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3318">
                <text:p>0.003318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1809045">
                <text:p>0.0180904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33264">
                <text:p>0.0033264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160804">
                <text:p>0.01608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33348">
                <text:p>0.0033348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1407035">
                <text:p>0.0140703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33432">
                <text:p>0.0033432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1407035">
                <text:p>0.0140703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33516">
                <text:p>0.0033516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1407035">
                <text:p>0.0140703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336">
                <text:p>0.00336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1407035">
                <text:p>0.0140703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33684">
                <text:p>0.0033684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120603">
                <text:p>0.012060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33768">
                <text:p>0.0033768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120603">
                <text:p>0.012060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33852">
                <text:p>0.0033852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1005025">
                <text:p>0.0100502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33936">
                <text:p>0.0033936</text:p>
              </table:table-cell>
              <table:table-cell office:value-type="float" office:value="1.04522613">
                <text:p>1.04522613</text:p>
              </table:table-cell>
              <table:table-cell office:value-type="float" office:value="0.0080402">
                <text:p>0.008040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3402">
                <text:p>0.003402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0603015">
                <text:p>0.0060301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34104">
                <text:p>0.0034104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0603015">
                <text:p>0.0060301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34188">
                <text:p>0.0034188</text:p>
              </table:table-cell>
              <table:table-cell office:value-type="float" office:value="0.64321608">
                <text:p>0.64321608</text:p>
              </table:table-cell>
              <table:table-cell office:value-type="float" office:value="0.0040201">
                <text:p>0.004020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34272">
                <text:p>0.003427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0201005">
                <text:p>0.0020100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34356">
                <text:p>0.0034356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3444">
                <text:p>0.003444</text:p>
              </table:table-cell>
              <table:table-cell office:value-type="float" office:value="0.32160804">
                <text:p>0.32160804</text:p>
              </table:table-cell>
              <table:table-cell office:value-type="float" office:value="0.00201005">
                <text:p>0.0020100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34524">
                <text:p>0.0034524</text:p>
              </table:table-cell>
              <table:table-cell office:value-type="float" office:value="0.16080402">
                <text:p>0.16080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34608">
                <text:p>0.0034608</text:p>
              </table:table-cell>
              <table:table-cell office:value-type="float" office:value="0">
                <text:p>0</text:p>
              </table:table-cell>
              <table:table-cell office:value-type="float" office:value="-0.00201005">
                <text:p>-0.0020100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34692">
                <text:p>0.0034692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-0.0040201">
                <text:p>-0.004020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34776">
                <text:p>0.0034776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-0.00603015">
                <text:p>-0.0060301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3486">
                <text:p>0.003486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-0.00603015">
                <text:p>-0.0060301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34944">
                <text:p>0.00349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080402">
                <text:p>-0.008040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35028">
                <text:p>0.0035028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-0.01005025">
                <text:p>-0.0100502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35112">
                <text:p>0.0035112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080402">
                <text:p>-0.008040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35196">
                <text:p>0.0035196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-0.01005025">
                <text:p>-0.0100502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3528">
                <text:p>0.003528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-0.01005025">
                <text:p>-0.0100502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35364">
                <text:p>0.0035364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-0.01407035">
                <text:p>-0.0140703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35448">
                <text:p>0.0035448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1407035">
                <text:p>-0.0140703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35532">
                <text:p>0.0035532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160804">
                <text:p>-0.016080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35616">
                <text:p>0.0035616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1809045">
                <text:p>-0.0180904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357">
                <text:p>0.00357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1809045">
                <text:p>-0.0180904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35784">
                <text:p>0.0035784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1809045">
                <text:p>-0.0180904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35868">
                <text:p>0.0035868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35952">
                <text:p>0.0035952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36036">
                <text:p>0.0036036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3612">
                <text:p>0.003612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2211055">
                <text:p>-0.0221105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36204">
                <text:p>0.0036204</text:p>
              </table:table-cell>
              <table:table-cell office:value-type="float" office:value="-2.25125628">
                <text:p>-2.25125628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36288">
                <text:p>0.0036288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36372">
                <text:p>0.0036372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36456">
                <text:p>0.0036456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3654">
                <text:p>0.003654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36624">
                <text:p>0.0036624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36708">
                <text:p>0.0036708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36792">
                <text:p>0.0036792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36876">
                <text:p>0.0036876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3696">
                <text:p>0.003696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281407">
                <text:p>-0.028140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37044">
                <text:p>0.0037044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37128">
                <text:p>0.0037128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81407">
                <text:p>-0.028140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37212">
                <text:p>0.0037212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37296">
                <text:p>0.0037296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3738">
                <text:p>0.003738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37464">
                <text:p>0.0037464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37548">
                <text:p>0.0037548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37632">
                <text:p>0.0037632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37716">
                <text:p>0.0037716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378">
                <text:p>0.00378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37884">
                <text:p>0.0037884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37968">
                <text:p>0.0037968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38052">
                <text:p>0.0038052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211055">
                <text:p>-0.0221105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38136">
                <text:p>0.0038136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211055">
                <text:p>-0.0221105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3822">
                <text:p>0.003822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38304">
                <text:p>0.0038304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1809045">
                <text:p>-0.0180904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38388">
                <text:p>0.0038388</text:p>
              </table:table-cell>
              <table:table-cell office:value-type="float" office:value="-2.25125628">
                <text:p>-2.25125628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38472">
                <text:p>0.0038472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38556">
                <text:p>0.0038556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160804">
                <text:p>-0.016080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3864">
                <text:p>0.003864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160804">
                <text:p>-0.016080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38724">
                <text:p>0.0038724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1407035">
                <text:p>-0.0140703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38808">
                <text:p>0.0038808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1407035">
                <text:p>-0.0140703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38892">
                <text:p>0.0038892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1407035">
                <text:p>-0.0140703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38976">
                <text:p>0.0038976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120603">
                <text:p>-0.012060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3906">
                <text:p>0.003906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-0.0120603">
                <text:p>-0.012060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39144">
                <text:p>0.0039144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080402">
                <text:p>-0.008040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39228">
                <text:p>0.0039228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1005025">
                <text:p>-0.0100502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39312">
                <text:p>0.0039312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0603015">
                <text:p>-0.0060301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39396">
                <text:p>0.0039396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0603015">
                <text:p>-0.0060301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3948">
                <text:p>0.003948</text:p>
              </table:table-cell>
              <table:table-cell office:value-type="float" office:value="-0.8040201">
                <text:p>-0.8040201</text:p>
              </table:table-cell>
              <table:table-cell office:value-type="float" office:value="-0.0040201">
                <text:p>-0.004020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39564">
                <text:p>0.0039564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040201">
                <text:p>-0.004020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39648">
                <text:p>0.0039648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-0.00201005">
                <text:p>-0.0020100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39732">
                <text:p>0.0039732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39816">
                <text:p>0.0039816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399">
                <text:p>0.00399</text:p>
              </table:table-cell>
              <table:table-cell office:value-type="float" office:value="-0.16080402">
                <text:p>-0.16080402</text:p>
              </table:table-cell>
              <table:table-cell office:value-type="float" office:value="0.00201005">
                <text:p>0.0020100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39984">
                <text:p>0.0039984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0.0040201">
                <text:p>0.004020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40068">
                <text:p>0.0040068</text:p>
              </table:table-cell>
              <table:table-cell office:value-type="float" office:value="0.08040201">
                <text:p>0.08040201</text:p>
              </table:table-cell>
              <table:table-cell office:value-type="float" office:value="0.0040201">
                <text:p>0.004020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40152">
                <text:p>0.0040152</text:p>
              </table:table-cell>
              <table:table-cell office:value-type="float" office:value="0.16080402">
                <text:p>0.16080402</text:p>
              </table:table-cell>
              <table:table-cell office:value-type="float" office:value="0.00603015">
                <text:p>0.0060301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40236">
                <text:p>0.0040236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080402">
                <text:p>0.008040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4032">
                <text:p>0.004032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080402">
                <text:p>0.008040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40404">
                <text:p>0.0040404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080402">
                <text:p>0.008040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40488">
                <text:p>0.0040488</text:p>
              </table:table-cell>
              <table:table-cell office:value-type="float" office:value="0.64321608">
                <text:p>0.64321608</text:p>
              </table:table-cell>
              <table:table-cell office:value-type="float" office:value="0.0120603">
                <text:p>0.012060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40572">
                <text:p>0.0040572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1005025">
                <text:p>0.0100502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40656">
                <text:p>0.0040656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120603">
                <text:p>0.012060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4074">
                <text:p>0.004074</text:p>
              </table:table-cell>
              <table:table-cell office:value-type="float" office:value="1.04522613">
                <text:p>1.04522613</text:p>
              </table:table-cell>
              <table:table-cell office:value-type="float" office:value="0.01407035">
                <text:p>0.0140703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40824">
                <text:p>0.0040824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1407035">
                <text:p>0.0140703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40908">
                <text:p>0.0040908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160804">
                <text:p>0.016080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40992">
                <text:p>0.0040992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160804">
                <text:p>0.016080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41076">
                <text:p>0.0041076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160804">
                <text:p>0.016080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4116">
                <text:p>0.004116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41244">
                <text:p>0.0041244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1809045">
                <text:p>0.0180904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41328">
                <text:p>0.0041328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41412">
                <text:p>0.0041412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41496">
                <text:p>0.0041496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4158">
                <text:p>0.004158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41664">
                <text:p>0.0041664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41748">
                <text:p>0.0041748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41832">
                <text:p>0.0041832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41916">
                <text:p>0.0041916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42">
                <text:p>0.0042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42084">
                <text:p>0.0042084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42168">
                <text:p>0.0042168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42252">
                <text:p>0.0042252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42336">
                <text:p>0.0042336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4242">
                <text:p>0.004242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42504">
                <text:p>0.0042504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42588">
                <text:p>0.0042588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42672">
                <text:p>0.0042672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41206">
                <text:p>0.024120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42756">
                <text:p>0.0042756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4284">
                <text:p>0.004284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42924">
                <text:p>0.0042924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43008">
                <text:p>0.0043008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43092">
                <text:p>0.0043092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1809045">
                <text:p>0.0180904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43176">
                <text:p>0.0043176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1809045">
                <text:p>0.0180904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4326">
                <text:p>0.004326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160804">
                <text:p>0.016080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43344">
                <text:p>0.0043344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1407035">
                <text:p>0.0140703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43428">
                <text:p>0.0043428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1407035">
                <text:p>0.0140703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43512">
                <text:p>0.0043512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1407035">
                <text:p>0.0140703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43596">
                <text:p>0.0043596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1407035">
                <text:p>0.0140703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4368">
                <text:p>0.004368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120603">
                <text:p>0.012060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43764">
                <text:p>0.0043764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080402">
                <text:p>0.008040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43848">
                <text:p>0.0043848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080402">
                <text:p>0.008040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43932">
                <text:p>0.0043932</text:p>
              </table:table-cell>
              <table:table-cell office:value-type="float" office:value="1.04522613">
                <text:p>1.04522613</text:p>
              </table:table-cell>
              <table:table-cell office:value-type="float" office:value="0.0080402">
                <text:p>0.008040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44016">
                <text:p>0.0044016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0603015">
                <text:p>0.0060301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441">
                <text:p>0.00441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080402">
                <text:p>0.008040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44184">
                <text:p>0.0044184</text:p>
              </table:table-cell>
              <table:table-cell office:value-type="float" office:value="0.72361809">
                <text:p>0.72361809</text:p>
              </table:table-cell>
              <table:table-cell office:value-type="float" office:value="0.00603015">
                <text:p>0.0060301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44268">
                <text:p>0.0044268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040201">
                <text:p>0.004020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44352">
                <text:p>0.0044352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0201005">
                <text:p>0.0020100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44436">
                <text:p>0.0044436</text:p>
              </table:table-cell>
              <table:table-cell office:value-type="float" office:value="0.32160804">
                <text:p>0.32160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4452">
                <text:p>0.004452</text:p>
              </table:table-cell>
              <table:table-cell office:value-type="float" office:value="0.24120603">
                <text:p>0.24120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44604">
                <text:p>0.0044604</text:p>
              </table:table-cell>
              <table:table-cell office:value-type="float" office:value="0">
                <text:p>0</text:p>
              </table:table-cell>
              <table:table-cell office:value-type="float" office:value="-0.00201005">
                <text:p>-0.0020100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44688">
                <text:p>0.0044688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-0.00603015">
                <text:p>-0.0060301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44772">
                <text:p>0.0044772</text:p>
              </table:table-cell>
              <table:table-cell office:value-type="float" office:value="-0.16080402">
                <text:p>-0.16080402</text:p>
              </table:table-cell>
              <table:table-cell office:value-type="float" office:value="-0.0040201">
                <text:p>-0.004020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44856">
                <text:p>0.0044856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-0.00603015">
                <text:p>-0.0060301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4494">
                <text:p>0.00449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080402">
                <text:p>-0.008040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45024">
                <text:p>0.0045024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-0.01005025">
                <text:p>-0.0100502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45108">
                <text:p>0.0045108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1005025">
                <text:p>-0.0100502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45192">
                <text:p>0.0045192</text:p>
              </table:table-cell>
              <table:table-cell office:value-type="float" office:value="-0.8040201">
                <text:p>-0.8040201</text:p>
              </table:table-cell>
              <table:table-cell office:value-type="float" office:value="-0.01005025">
                <text:p>-0.0100502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45276">
                <text:p>0.0045276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-0.01407035">
                <text:p>-0.0140703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4536">
                <text:p>0.004536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-0.01407035">
                <text:p>-0.0140703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45444">
                <text:p>0.0045444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160804">
                <text:p>-0.016080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45528">
                <text:p>0.0045528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1407035">
                <text:p>-0.0140703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45612">
                <text:p>0.0045612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-0.0160804">
                <text:p>-0.016080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45696">
                <text:p>0.0045696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160804">
                <text:p>-0.016080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4578">
                <text:p>0.004578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1809045">
                <text:p>-0.0180904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45864">
                <text:p>0.0045864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45948">
                <text:p>0.0045948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46032">
                <text:p>0.0046032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46116">
                <text:p>0.0046116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2211055">
                <text:p>-0.0221105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462">
                <text:p>0.00462</text:p>
              </table:table-cell>
              <table:table-cell office:value-type="float" office:value="-2.25125628">
                <text:p>-2.25125628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46284">
                <text:p>0.0046284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46368">
                <text:p>0.0046368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46452">
                <text:p>0.0046452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46536">
                <text:p>0.0046536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4662">
                <text:p>0.004662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46704">
                <text:p>0.0046704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46788">
                <text:p>0.0046788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46872">
                <text:p>0.0046872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281407">
                <text:p>-0.028140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46956">
                <text:p>0.0046956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281407">
                <text:p>-0.028140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4704">
                <text:p>0.004704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47124">
                <text:p>0.0047124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47208">
                <text:p>0.0047208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81407">
                <text:p>-0.028140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47292">
                <text:p>0.0047292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47376">
                <text:p>0.0047376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4746">
                <text:p>0.004746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47544">
                <text:p>0.0047544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47628">
                <text:p>0.0047628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47712">
                <text:p>0.0047712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47796">
                <text:p>0.0047796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4788">
                <text:p>0.004788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47964">
                <text:p>0.0047964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48048">
                <text:p>0.0048048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2211055">
                <text:p>-0.0221105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48132">
                <text:p>0.0048132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211055">
                <text:p>-0.0221105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48216">
                <text:p>0.0048216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483">
                <text:p>0.00483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1809045">
                <text:p>-0.0180904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48384">
                <text:p>0.0048384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48468">
                <text:p>0.0048468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1809045">
                <text:p>-0.0180904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48552">
                <text:p>0.0048552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160804">
                <text:p>-0.016080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48636">
                <text:p>0.0048636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160804">
                <text:p>-0.016080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4872">
                <text:p>0.004872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160804">
                <text:p>-0.016080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48804">
                <text:p>0.0048804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1407035">
                <text:p>-0.0140703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48888">
                <text:p>0.0048888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1407035">
                <text:p>-0.0140703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48972">
                <text:p>0.0048972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120603">
                <text:p>-0.012060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49056">
                <text:p>0.0049056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-0.0120603">
                <text:p>-0.012060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4914">
                <text:p>0.004914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080402">
                <text:p>-0.008040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49224">
                <text:p>0.0049224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080402">
                <text:p>-0.008040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49308">
                <text:p>0.0049308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-0.0080402">
                <text:p>-0.008040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49392">
                <text:p>0.0049392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-0.00603015">
                <text:p>-0.0060301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49476">
                <text:p>0.0049476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-0.00603015">
                <text:p>-0.0060301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4956">
                <text:p>0.004956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040201">
                <text:p>-0.004020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49644">
                <text:p>0.0049644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-0.00201005">
                <text:p>-0.0020100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49728">
                <text:p>0.004972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49812">
                <text:p>0.0049812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0.00201005">
                <text:p>0.0020100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49896">
                <text:p>0.0049896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4998">
                <text:p>0.004998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0.00201005">
                <text:p>0.0020100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50064">
                <text:p>0.0050064</text:p>
              </table:table-cell>
              <table:table-cell office:value-type="float" office:value="0.08040201">
                <text:p>0.08040201</text:p>
              </table:table-cell>
              <table:table-cell office:value-type="float" office:value="0.0040201">
                <text:p>0.004020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50148">
                <text:p>0.0050148</text:p>
              </table:table-cell>
              <table:table-cell office:value-type="float" office:value="0.24120603">
                <text:p>0.24120603</text:p>
              </table:table-cell>
              <table:table-cell office:value-type="float" office:value="0.00603015">
                <text:p>0.0060301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50232">
                <text:p>0.0050232</text:p>
              </table:table-cell>
              <table:table-cell office:value-type="float" office:value="0.32160804">
                <text:p>0.32160804</text:p>
              </table:table-cell>
              <table:table-cell office:value-type="float" office:value="0.00603015">
                <text:p>0.0060301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50316">
                <text:p>0.00503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080402">
                <text:p>0.008040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504">
                <text:p>0.00504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1005025">
                <text:p>0.0100502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50484">
                <text:p>0.0050484</text:p>
              </table:table-cell>
              <table:table-cell office:value-type="float" office:value="0.64321608">
                <text:p>0.64321608</text:p>
              </table:table-cell>
              <table:table-cell office:value-type="float" office:value="0.01005025">
                <text:p>0.0100502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50568">
                <text:p>0.0050568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120603">
                <text:p>0.012060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50652">
                <text:p>0.0050652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1407035">
                <text:p>0.0140703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50736">
                <text:p>0.0050736</text:p>
              </table:table-cell>
              <table:table-cell office:value-type="float" office:value="1.04522613">
                <text:p>1.04522613</text:p>
              </table:table-cell>
              <table:table-cell office:value-type="float" office:value="0.01407035">
                <text:p>0.0140703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5082">
                <text:p>0.005082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160804">
                <text:p>0.016080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50904">
                <text:p>0.0050904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160804">
                <text:p>0.016080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50988">
                <text:p>0.0050988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160804">
                <text:p>0.016080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51072">
                <text:p>0.0051072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160804">
                <text:p>0.016080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51156">
                <text:p>0.0051156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1809045">
                <text:p>0.0180904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5124">
                <text:p>0.005124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160804">
                <text:p>0.016080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51324">
                <text:p>0.0051324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51408">
                <text:p>0.0051408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51492">
                <text:p>0.0051492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51576">
                <text:p>0.0051576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5166">
                <text:p>0.005166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51744">
                <text:p>0.0051744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51828">
                <text:p>0.0051828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51912">
                <text:p>0.0051912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51996">
                <text:p>0.0051996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5208">
                <text:p>0.005208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52164">
                <text:p>0.0052164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52248">
                <text:p>0.0052248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52332">
                <text:p>0.0052332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52416">
                <text:p>0.0052416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525">
                <text:p>0.00525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52584">
                <text:p>0.0052584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52668">
                <text:p>0.0052668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52752">
                <text:p>0.0052752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52836">
                <text:p>0.0052836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5292">
                <text:p>0.005292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53004">
                <text:p>0.0053004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1809045">
                <text:p>0.0180904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53088">
                <text:p>0.0053088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1809045">
                <text:p>0.0180904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53172">
                <text:p>0.0053172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160804">
                <text:p>0.016080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53256">
                <text:p>0.0053256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1407035">
                <text:p>0.0140703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5334">
                <text:p>0.005334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1407035">
                <text:p>0.0140703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53424">
                <text:p>0.0053424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1407035">
                <text:p>0.0140703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53508">
                <text:p>0.0053508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1407035">
                <text:p>0.0140703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53592">
                <text:p>0.0053592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120603">
                <text:p>0.012060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53676">
                <text:p>0.0053676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120603">
                <text:p>0.012060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5376">
                <text:p>0.005376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1005025">
                <text:p>0.0100502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53844">
                <text:p>0.0053844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1005025">
                <text:p>0.0100502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53928">
                <text:p>0.0053928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080402">
                <text:p>0.008040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54012">
                <text:p>0.0054012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080402">
                <text:p>0.008040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54096">
                <text:p>0.0054096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0603015">
                <text:p>0.0060301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5418">
                <text:p>0.005418</text:p>
              </table:table-cell>
              <table:table-cell office:value-type="float" office:value="0.64321608">
                <text:p>0.64321608</text:p>
              </table:table-cell>
              <table:table-cell office:value-type="float" office:value="0.0040201">
                <text:p>0.004020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54264">
                <text:p>0.0054264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0201005">
                <text:p>0.0020100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54348">
                <text:p>0.0054348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0201005">
                <text:p>0.0020100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54432">
                <text:p>0.0054432</text:p>
              </table:table-cell>
              <table:table-cell office:value-type="float" office:value="0.24120603">
                <text:p>0.24120603</text:p>
              </table:table-cell>
              <table:table-cell office:value-type="float" office:value="0.00201005">
                <text:p>0.0020100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54516">
                <text:p>0.0054516</text:p>
              </table:table-cell>
              <table:table-cell office:value-type="float" office:value="0.16080402">
                <text:p>0.16080402</text:p>
              </table:table-cell>
              <table:table-cell office:value-type="float" office:value="-0.00201005">
                <text:p>-0.0020100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546">
                <text:p>0.00546</text:p>
              </table:table-cell>
              <table:table-cell office:value-type="float" office:value="0.08040201">
                <text:p>0.08040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54684">
                <text:p>0.0054684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-0.0040201">
                <text:p>-0.004020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54768">
                <text:p>0.0054768</text:p>
              </table:table-cell>
              <table:table-cell office:value-type="float" office:value="-0.16080402">
                <text:p>-0.16080402</text:p>
              </table:table-cell>
              <table:table-cell office:value-type="float" office:value="-0.0040201">
                <text:p>-0.004020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54852">
                <text:p>0.0054852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-0.00603015">
                <text:p>-0.0060301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54936">
                <text:p>0.00549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080402">
                <text:p>-0.008040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5502">
                <text:p>0.005502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-0.0080402">
                <text:p>-0.008040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55104">
                <text:p>0.0055104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1005025">
                <text:p>-0.0100502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55188">
                <text:p>0.0055188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-0.01005025">
                <text:p>-0.0100502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55272">
                <text:p>0.0055272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-0.0120603">
                <text:p>-0.012060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55356">
                <text:p>0.0055356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-0.0120603">
                <text:p>-0.012060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5544">
                <text:p>0.005544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1407035">
                <text:p>-0.0140703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55524">
                <text:p>0.0055524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160804">
                <text:p>-0.016080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55608">
                <text:p>0.0055608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160804">
                <text:p>-0.016080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55692">
                <text:p>0.0055692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160804">
                <text:p>-0.016080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55776">
                <text:p>0.0055776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5586">
                <text:p>0.005586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1809045">
                <text:p>-0.0180904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55944">
                <text:p>0.0055944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2211055">
                <text:p>-0.0221105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56028">
                <text:p>0.0056028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2211055">
                <text:p>-0.0221105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56112">
                <text:p>0.0056112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2211055">
                <text:p>-0.0221105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56196">
                <text:p>0.0056196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2211055">
                <text:p>-0.0221105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5628">
                <text:p>0.005628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56364">
                <text:p>0.0056364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56448">
                <text:p>0.0056448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56532">
                <text:p>0.0056532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56616">
                <text:p>0.0056616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567">
                <text:p>0.00567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281407">
                <text:p>-0.028140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056784">
                <text:p>0.0056784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56868">
                <text:p>0.0056868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56952">
                <text:p>0.0056952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57036">
                <text:p>0.0057036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81407">
                <text:p>-0.028140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5712">
                <text:p>0.005712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3015075">
                <text:p>-0.0301507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57204">
                <text:p>0.0057204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57288">
                <text:p>0.0057288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281407">
                <text:p>-0.028140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57372">
                <text:p>0.0057372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81407">
                <text:p>-0.028140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57456">
                <text:p>0.0057456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5754">
                <text:p>0.005754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57624">
                <text:p>0.0057624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57708">
                <text:p>0.0057708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57792">
                <text:p>0.0057792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57876">
                <text:p>0.0057876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5796">
                <text:p>0.005796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58044">
                <text:p>0.0058044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211055">
                <text:p>-0.0221105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58128">
                <text:p>0.0058128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211055">
                <text:p>-0.0221105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58212">
                <text:p>0.0058212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2211055">
                <text:p>-0.0221105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58296">
                <text:p>0.0058296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5838">
                <text:p>0.005838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58464">
                <text:p>0.0058464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1809045">
                <text:p>-0.0180904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58548">
                <text:p>0.0058548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160804">
                <text:p>-0.016080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58632">
                <text:p>0.0058632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160804">
                <text:p>-0.016080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58716">
                <text:p>0.0058716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1809045">
                <text:p>-0.0180904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588">
                <text:p>0.00588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1407035">
                <text:p>-0.0140703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58884">
                <text:p>0.0058884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1407035">
                <text:p>-0.0140703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58968">
                <text:p>0.0058968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120603">
                <text:p>-0.012060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59052">
                <text:p>0.0059052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1005025">
                <text:p>-0.0100502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59136">
                <text:p>0.0059136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080402">
                <text:p>-0.008040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5922">
                <text:p>0.005922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0603015">
                <text:p>-0.0060301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59304">
                <text:p>0.0059304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0603015">
                <text:p>-0.0060301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59388">
                <text:p>0.0059388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0603015">
                <text:p>-0.0060301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59472">
                <text:p>0.0059472</text:p>
              </table:table-cell>
              <table:table-cell office:value-type="float" office:value="-0.8040201">
                <text:p>-0.8040201</text:p>
              </table:table-cell>
              <table:table-cell office:value-type="float" office:value="-0.00603015">
                <text:p>-0.0060301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59556">
                <text:p>0.0059556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040201">
                <text:p>-0.004020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5964">
                <text:p>0.005964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-0.00201005">
                <text:p>-0.0020100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59724">
                <text:p>0.00597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59808">
                <text:p>0.0059808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0.00201005">
                <text:p>0.0020100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59892">
                <text:p>0.0059892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0.00201005">
                <text:p>0.0020100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59976">
                <text:p>0.0059976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0.0040201">
                <text:p>0.004020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6006">
                <text:p>0.006006</text:p>
              </table:table-cell>
              <table:table-cell office:value-type="float" office:value="0">
                <text:p>0</text:p>
              </table:table-cell>
              <table:table-cell office:value-type="float" office:value="0.00603015">
                <text:p>0.0060301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60144">
                <text:p>0.0060144</text:p>
              </table:table-cell>
              <table:table-cell office:value-type="float" office:value="0.24120603">
                <text:p>0.24120603</text:p>
              </table:table-cell>
              <table:table-cell office:value-type="float" office:value="0.00603015">
                <text:p>0.0060301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60228">
                <text:p>0.0060228</text:p>
              </table:table-cell>
              <table:table-cell office:value-type="float" office:value="0.32160804">
                <text:p>0.32160804</text:p>
              </table:table-cell>
              <table:table-cell office:value-type="float" office:value="0.0080402">
                <text:p>0.008040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60312">
                <text:p>0.0060312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080402">
                <text:p>0.008040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60396">
                <text:p>0.0060396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1005025">
                <text:p>0.0100502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6048">
                <text:p>0.006048</text:p>
              </table:table-cell>
              <table:table-cell office:value-type="float" office:value="0.64321608">
                <text:p>0.64321608</text:p>
              </table:table-cell>
              <table:table-cell office:value-type="float" office:value="0.0120603">
                <text:p>0.012060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60564">
                <text:p>0.0060564</text:p>
              </table:table-cell>
              <table:table-cell office:value-type="float" office:value="0.72361809">
                <text:p>0.72361809</text:p>
              </table:table-cell>
              <table:table-cell office:value-type="float" office:value="0.0120603">
                <text:p>0.012060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60648">
                <text:p>0.0060648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120603">
                <text:p>0.012060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60732">
                <text:p>0.0060732</text:p>
              </table:table-cell>
              <table:table-cell office:value-type="float" office:value="1.04522613">
                <text:p>1.04522613</text:p>
              </table:table-cell>
              <table:table-cell office:value-type="float" office:value="0.0120603">
                <text:p>0.012060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60816">
                <text:p>0.0060816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1407035">
                <text:p>0.0140703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609">
                <text:p>0.00609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160804">
                <text:p>0.016080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60984">
                <text:p>0.0060984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160804">
                <text:p>0.016080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61068">
                <text:p>0.0061068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160804">
                <text:p>0.016080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61152">
                <text:p>0.0061152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61236">
                <text:p>0.0061236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6132">
                <text:p>0.006132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1809045">
                <text:p>0.0180904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61404">
                <text:p>0.0061404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61488">
                <text:p>0.0061488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61572">
                <text:p>0.0061572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61656">
                <text:p>0.0061656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6174">
                <text:p>0.006174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61824">
                <text:p>0.0061824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61908">
                <text:p>0.0061908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61992">
                <text:p>0.0061992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62076">
                <text:p>0.0062076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41206">
                <text:p>0.024120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6216">
                <text:p>0.006216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41206">
                <text:p>0.024120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62244">
                <text:p>0.0062244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62328">
                <text:p>0.0062328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62412">
                <text:p>0.0062412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241206">
                <text:p>0.024120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62496">
                <text:p>0.0062496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6258">
                <text:p>0.006258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62664">
                <text:p>0.0062664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62748">
                <text:p>0.0062748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62832">
                <text:p>0.0062832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62916">
                <text:p>0.0062916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1809045">
                <text:p>0.0180904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63">
                <text:p>0.0063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1809045">
                <text:p>0.0180904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63084">
                <text:p>0.0063084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1809045">
                <text:p>0.0180904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63168">
                <text:p>0.0063168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160804">
                <text:p>0.016080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63252">
                <text:p>0.0063252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1407035">
                <text:p>0.0140703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63336">
                <text:p>0.0063336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160804">
                <text:p>0.016080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6342">
                <text:p>0.006342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1407035">
                <text:p>0.0140703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63504">
                <text:p>0.0063504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120603">
                <text:p>0.012060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63588">
                <text:p>0.0063588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120603">
                <text:p>0.012060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63672">
                <text:p>0.0063672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120603">
                <text:p>0.012060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63756">
                <text:p>0.0063756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1005025">
                <text:p>0.0100502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6384">
                <text:p>0.006384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1005025">
                <text:p>0.0100502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63924">
                <text:p>0.0063924</text:p>
              </table:table-cell>
              <table:table-cell office:value-type="float" office:value="1.04522613">
                <text:p>1.04522613</text:p>
              </table:table-cell>
              <table:table-cell office:value-type="float" office:value="0.0080402">
                <text:p>0.008040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64008">
                <text:p>0.0064008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080402">
                <text:p>0.008040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64092">
                <text:p>0.0064092</text:p>
              </table:table-cell>
              <table:table-cell office:value-type="float" office:value="0.72361809">
                <text:p>0.72361809</text:p>
              </table:table-cell>
              <table:table-cell office:value-type="float" office:value="0.00603015">
                <text:p>0.0060301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64176">
                <text:p>0.0064176</text:p>
              </table:table-cell>
              <table:table-cell office:value-type="float" office:value="0.64321608">
                <text:p>0.64321608</text:p>
              </table:table-cell>
              <table:table-cell office:value-type="float" office:value="0.0040201">
                <text:p>0.004020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6426">
                <text:p>0.006426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040201">
                <text:p>0.004020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64344">
                <text:p>0.0064344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0201005">
                <text:p>0.0020100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64428">
                <text:p>0.0064428</text:p>
              </table:table-cell>
              <table:table-cell office:value-type="float" office:value="0.32160804">
                <text:p>0.32160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64512">
                <text:p>0.0064512</text:p>
              </table:table-cell>
              <table:table-cell office:value-type="float" office:value="0.16080402">
                <text:p>0.16080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64596">
                <text:p>0.0064596</text:p>
              </table:table-cell>
              <table:table-cell office:value-type="float" office:value="0.08040201">
                <text:p>0.08040201</text:p>
              </table:table-cell>
              <table:table-cell office:value-type="float" office:value="-0.00201005">
                <text:p>-0.0020100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6468">
                <text:p>0.006468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-0.00201005">
                <text:p>-0.0020100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64764">
                <text:p>0.0064764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-0.0040201">
                <text:p>-0.004020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64848">
                <text:p>0.0064848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-0.00603015">
                <text:p>-0.0060301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64932">
                <text:p>0.0064932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-0.00603015">
                <text:p>-0.0060301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65016">
                <text:p>0.0065016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-0.0080402">
                <text:p>-0.008040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651">
                <text:p>0.00651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1005025">
                <text:p>-0.0100502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65184">
                <text:p>0.0065184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-0.01005025">
                <text:p>-0.0100502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65268">
                <text:p>0.0065268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-0.01005025">
                <text:p>-0.0100502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65352">
                <text:p>0.0065352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-0.01407035">
                <text:p>-0.0140703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65436">
                <text:p>0.0065436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1407035">
                <text:p>-0.0140703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6552">
                <text:p>0.006552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1407035">
                <text:p>-0.0140703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065604">
                <text:p>0.0065604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-0.0160804">
                <text:p>-0.016080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65688">
                <text:p>0.0065688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160804">
                <text:p>-0.016080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65772">
                <text:p>0.0065772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1809045">
                <text:p>-0.0180904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65856">
                <text:p>0.0065856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6594">
                <text:p>0.006594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2211055">
                <text:p>-0.0221105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66024">
                <text:p>0.0066024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66108">
                <text:p>0.0066108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2211055">
                <text:p>-0.0221105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066192">
                <text:p>0.0066192</text:p>
              </table:table-cell>
              <table:table-cell office:value-type="float" office:value="-2.25125628">
                <text:p>-2.25125628</text:p>
              </table:table-cell>
              <table:table-cell office:value-type="float" office:value="-0.02211055">
                <text:p>-0.0221105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66276">
                <text:p>0.0066276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6636">
                <text:p>0.006636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66444">
                <text:p>0.0066444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66528">
                <text:p>0.0066528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66612">
                <text:p>0.0066612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66696">
                <text:p>0.0066696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6678">
                <text:p>0.006678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281407">
                <text:p>-0.028140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66864">
                <text:p>0.0066864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281407">
                <text:p>-0.028140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66948">
                <text:p>0.0066948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67032">
                <text:p>0.0067032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81407">
                <text:p>-0.028140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67116">
                <text:p>0.0067116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81407">
                <text:p>-0.028140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672">
                <text:p>0.00672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81407">
                <text:p>-0.028140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67284">
                <text:p>0.0067284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281407">
                <text:p>-0.028140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67368">
                <text:p>0.0067368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067452">
                <text:p>0.0067452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81407">
                <text:p>-0.028140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67536">
                <text:p>0.0067536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6762">
                <text:p>0.006762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81407">
                <text:p>-0.028140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67704">
                <text:p>0.0067704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67788">
                <text:p>0.0067788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281407">
                <text:p>-0.028140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67872">
                <text:p>0.0067872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67956">
                <text:p>0.0067956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6804">
                <text:p>0.006804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211055">
                <text:p>-0.0221105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68124">
                <text:p>0.0068124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2211055">
                <text:p>-0.0221105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68208">
                <text:p>0.0068208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2211055">
                <text:p>-0.0221105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68292">
                <text:p>0.0068292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68376">
                <text:p>0.0068376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1809045">
                <text:p>-0.0180904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6846">
                <text:p>0.006846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1809045">
                <text:p>-0.0180904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68544">
                <text:p>0.0068544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160804">
                <text:p>-0.016080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68628">
                <text:p>0.0068628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160804">
                <text:p>-0.016080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068712">
                <text:p>0.0068712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1407035">
                <text:p>-0.0140703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68796">
                <text:p>0.0068796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1407035">
                <text:p>-0.0140703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6888">
                <text:p>0.006888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120603">
                <text:p>-0.012060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68964">
                <text:p>0.0068964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120603">
                <text:p>-0.012060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69048">
                <text:p>0.0069048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1005025">
                <text:p>-0.0100502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69132">
                <text:p>0.0069132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1005025">
                <text:p>-0.0100502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069216">
                <text:p>0.0069216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1005025">
                <text:p>-0.0100502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693">
                <text:p>0.00693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-0.00603015">
                <text:p>-0.0060301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69384">
                <text:p>0.0069384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0603015">
                <text:p>-0.0060301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69468">
                <text:p>0.0069468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-0.0040201">
                <text:p>-0.004020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69552">
                <text:p>0.0069552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0201005">
                <text:p>-0.0020100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69636">
                <text:p>0.0069636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-0.00201005">
                <text:p>-0.0020100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6972">
                <text:p>0.0069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69804">
                <text:p>0.0069804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69888">
                <text:p>0.0069888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0.0040201">
                <text:p>0.004020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69972">
                <text:p>0.0069972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0.0040201">
                <text:p>0.004020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70056">
                <text:p>0.0070056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0.00603015">
                <text:p>0.0060301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7014">
                <text:p>0.007014</text:p>
              </table:table-cell>
              <table:table-cell office:value-type="float" office:value="0.16080402">
                <text:p>0.16080402</text:p>
              </table:table-cell>
              <table:table-cell office:value-type="float" office:value="0.00603015">
                <text:p>0.0060301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70224">
                <text:p>0.0070224</text:p>
              </table:table-cell>
              <table:table-cell office:value-type="float" office:value="0.24120603">
                <text:p>0.24120603</text:p>
              </table:table-cell>
              <table:table-cell office:value-type="float" office:value="0.0080402">
                <text:p>0.008040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70308">
                <text:p>0.0070308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080402">
                <text:p>0.008040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70392">
                <text:p>0.00703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120603">
                <text:p>0.012060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70476">
                <text:p>0.0070476</text:p>
              </table:table-cell>
              <table:table-cell office:value-type="float" office:value="0.64321608">
                <text:p>0.64321608</text:p>
              </table:table-cell>
              <table:table-cell office:value-type="float" office:value="0.0080402">
                <text:p>0.008040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7056">
                <text:p>0.007056</text:p>
              </table:table-cell>
              <table:table-cell office:value-type="float" office:value="0.72361809">
                <text:p>0.72361809</text:p>
              </table:table-cell>
              <table:table-cell office:value-type="float" office:value="0.0120603">
                <text:p>0.012060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70644">
                <text:p>0.0070644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120603">
                <text:p>0.012060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70728">
                <text:p>0.0070728</text:p>
              </table:table-cell>
              <table:table-cell office:value-type="float" office:value="1.04522613">
                <text:p>1.04522613</text:p>
              </table:table-cell>
              <table:table-cell office:value-type="float" office:value="0.01407035">
                <text:p>0.0140703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70812">
                <text:p>0.0070812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1407035">
                <text:p>0.0140703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70896">
                <text:p>0.0070896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1809045">
                <text:p>0.0180904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7098">
                <text:p>0.007098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160804">
                <text:p>0.016080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71064">
                <text:p>0.0071064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1809045">
                <text:p>0.0180904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71148">
                <text:p>0.0071148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1809045">
                <text:p>0.0180904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71232">
                <text:p>0.0071232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71316">
                <text:p>0.0071316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714">
                <text:p>0.00714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71484">
                <text:p>0.0071484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71568">
                <text:p>0.0071568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71652">
                <text:p>0.0071652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71736">
                <text:p>0.0071736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07182">
                <text:p>0.007182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71904">
                <text:p>0.0071904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41206">
                <text:p>0.024120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071988">
                <text:p>0.0071988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72072">
                <text:p>0.0072072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72156">
                <text:p>0.0072156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7224">
                <text:p>0.007224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72324">
                <text:p>0.0072324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41206">
                <text:p>0.024120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72408">
                <text:p>0.0072408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072492">
                <text:p>0.0072492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72576">
                <text:p>0.0072576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7266">
                <text:p>0.007266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72744">
                <text:p>0.0072744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72828">
                <text:p>0.0072828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72912">
                <text:p>0.0072912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1809045">
                <text:p>0.0180904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72996">
                <text:p>0.0072996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7308">
                <text:p>0.007308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1809045">
                <text:p>0.0180904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73164">
                <text:p>0.0073164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1809045">
                <text:p>0.0180904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73248">
                <text:p>0.0073248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160804">
                <text:p>0.016080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073332">
                <text:p>0.0073332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160804">
                <text:p>0.016080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73416">
                <text:p>0.0073416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1407035">
                <text:p>0.0140703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0735">
                <text:p>0.00735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120603">
                <text:p>0.012060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073584">
                <text:p>0.0073584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1407035">
                <text:p>0.0140703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073668">
                <text:p>0.0073668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1005025">
                <text:p>0.0100502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73752">
                <text:p>0.0073752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1005025">
                <text:p>0.0100502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73836">
                <text:p>0.0073836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1005025">
                <text:p>0.0100502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07392">
                <text:p>0.007392</text:p>
              </table:table-cell>
              <table:table-cell office:value-type="float" office:value="1.04522613">
                <text:p>1.04522613</text:p>
              </table:table-cell>
              <table:table-cell office:value-type="float" office:value="0.01005025">
                <text:p>0.0100502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074004">
                <text:p>0.0074004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080402">
                <text:p>0.008040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074088">
                <text:p>0.0074088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0603015">
                <text:p>0.0060301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074172">
                <text:p>0.0074172</text:p>
              </table:table-cell>
              <table:table-cell office:value-type="float" office:value="0.72361809">
                <text:p>0.72361809</text:p>
              </table:table-cell>
              <table:table-cell office:value-type="float" office:value="0.0040201">
                <text:p>0.004020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074256">
                <text:p>0.0074256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040201">
                <text:p>0.004020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07434">
                <text:p>0.007434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0201005">
                <text:p>0.0020100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074424">
                <text:p>0.0074424</text:p>
              </table:table-cell>
              <table:table-cell office:value-type="float" office:value="0.24120603">
                <text:p>0.24120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074508">
                <text:p>0.0074508</text:p>
              </table:table-cell>
              <table:table-cell office:value-type="float" office:value="0.16080402">
                <text:p>0.16080402</text:p>
              </table:table-cell>
              <table:table-cell office:value-type="float" office:value="-0.00201005">
                <text:p>-0.0020100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074592">
                <text:p>0.0074592</text:p>
              </table:table-cell>
              <table:table-cell office:value-type="float" office:value="0.08040201">
                <text:p>0.08040201</text:p>
              </table:table-cell>
              <table:table-cell office:value-type="float" office:value="-0.00201005">
                <text:p>-0.0020100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074676">
                <text:p>0.0074676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-0.0040201">
                <text:p>-0.004020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7476">
                <text:p>0.007476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-0.0040201">
                <text:p>-0.004020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74844">
                <text:p>0.0074844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-0.00603015">
                <text:p>-0.0060301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074928">
                <text:p>0.007492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0603015">
                <text:p>-0.0060301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075012">
                <text:p>0.0075012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-0.0080402">
                <text:p>-0.008040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075096">
                <text:p>0.0075096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1005025">
                <text:p>-0.0100502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07518">
                <text:p>0.007518</text:p>
              </table:table-cell>
              <table:table-cell office:value-type="float" office:value="-0.8040201">
                <text:p>-0.8040201</text:p>
              </table:table-cell>
              <table:table-cell office:value-type="float" office:value="-0.0120603">
                <text:p>-0.012060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075264">
                <text:p>0.0075264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-0.0120603">
                <text:p>-0.012060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075348">
                <text:p>0.0075348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-0.01407035">
                <text:p>-0.0140703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75432">
                <text:p>0.0075432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1407035">
                <text:p>-0.0140703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075516">
                <text:p>0.0075516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160804">
                <text:p>-0.016080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0756">
                <text:p>0.00756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160804">
                <text:p>-0.016080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075684">
                <text:p>0.0075684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1809045">
                <text:p>-0.0180904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75768">
                <text:p>0.0075768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1809045">
                <text:p>-0.0180904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075852">
                <text:p>0.0075852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1809045">
                <text:p>-0.0180904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075936">
                <text:p>0.0075936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07602">
                <text:p>0.007602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076104">
                <text:p>0.0076104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2211055">
                <text:p>-0.0221105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076188">
                <text:p>0.0076188</text:p>
              </table:table-cell>
              <table:table-cell office:value-type="float" office:value="-2.25125628">
                <text:p>-2.25125628</text:p>
              </table:table-cell>
              <table:table-cell office:value-type="float" office:value="-0.02211055">
                <text:p>-0.0221105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076272">
                <text:p>0.0076272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076356">
                <text:p>0.0076356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07644">
                <text:p>0.007644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76524">
                <text:p>0.0076524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076608">
                <text:p>0.0076608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076692">
                <text:p>0.0076692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281407">
                <text:p>-0.028140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076776">
                <text:p>0.0076776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281407">
                <text:p>-0.028140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07686">
                <text:p>0.007686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281407">
                <text:p>-0.028140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076944">
                <text:p>0.0076944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077028">
                <text:p>0.0077028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077112">
                <text:p>0.0077112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81407">
                <text:p>-0.028140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077196">
                <text:p>0.0077196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281407">
                <text:p>-0.028140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07728">
                <text:p>0.007728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077364">
                <text:p>0.0077364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281407">
                <text:p>-0.028140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077448">
                <text:p>0.0077448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077532">
                <text:p>0.0077532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077616">
                <text:p>0.0077616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0777">
                <text:p>0.00777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77784">
                <text:p>0.0077784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077868">
                <text:p>0.0077868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077952">
                <text:p>0.0077952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078036">
                <text:p>0.0078036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07812">
                <text:p>0.007812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211055">
                <text:p>-0.0221105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78204">
                <text:p>0.0078204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078288">
                <text:p>0.0078288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2211055">
                <text:p>-0.0221105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078372">
                <text:p>0.0078372</text:p>
              </table:table-cell>
              <table:table-cell office:value-type="float" office:value="-2.25125628">
                <text:p>-2.25125628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078456">
                <text:p>0.0078456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07854">
                <text:p>0.007854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160804">
                <text:p>-0.016080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078624">
                <text:p>0.0078624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160804">
                <text:p>-0.016080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078708">
                <text:p>0.0078708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160804">
                <text:p>-0.016080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078792">
                <text:p>0.0078792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1407035">
                <text:p>-0.0140703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078876">
                <text:p>0.0078876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1407035">
                <text:p>-0.0140703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07896">
                <text:p>0.007896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120603">
                <text:p>-0.012060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079044">
                <text:p>0.0079044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1005025">
                <text:p>-0.0100502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079128">
                <text:p>0.0079128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1005025">
                <text:p>-0.0100502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079212">
                <text:p>0.0079212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080402">
                <text:p>-0.008040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079296">
                <text:p>0.0079296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-0.0080402">
                <text:p>-0.008040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07938">
                <text:p>0.007938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-0.00603015">
                <text:p>-0.0060301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079464">
                <text:p>0.0079464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-0.0040201">
                <text:p>-0.004020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079548">
                <text:p>0.0079548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0201005">
                <text:p>-0.0020100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079632">
                <text:p>0.0079632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-0.0040201">
                <text:p>-0.004020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079716">
                <text:p>0.00797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0201005">
                <text:p>-0.0020100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0798">
                <text:p>0.00798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079884">
                <text:p>0.0079884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0.00201005">
                <text:p>0.0020100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079968">
                <text:p>0.0079968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0.0040201">
                <text:p>0.004020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080052">
                <text:p>0.0080052</text:p>
              </table:table-cell>
              <table:table-cell office:value-type="float" office:value="0">
                <text:p>0</text:p>
              </table:table-cell>
              <table:table-cell office:value-type="float" office:value="0.0040201">
                <text:p>0.004020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080136">
                <text:p>0.0080136</text:p>
              </table:table-cell>
              <table:table-cell office:value-type="float" office:value="0.16080402">
                <text:p>0.16080402</text:p>
              </table:table-cell>
              <table:table-cell office:value-type="float" office:value="0.00603015">
                <text:p>0.0060301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08022">
                <text:p>0.008022</text:p>
              </table:table-cell>
              <table:table-cell office:value-type="float" office:value="0.24120603">
                <text:p>0.24120603</text:p>
              </table:table-cell>
              <table:table-cell office:value-type="float" office:value="0.0040201">
                <text:p>0.004020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080304">
                <text:p>0.0080304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080402">
                <text:p>0.008040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080388">
                <text:p>0.00803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120603">
                <text:p>0.012060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80472">
                <text:p>0.0080472</text:p>
              </table:table-cell>
              <table:table-cell office:value-type="float" office:value="0.64321608">
                <text:p>0.64321608</text:p>
              </table:table-cell>
              <table:table-cell office:value-type="float" office:value="0.0120603">
                <text:p>0.012060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080556">
                <text:p>0.0080556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1005025">
                <text:p>0.0100502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08064">
                <text:p>0.008064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120603">
                <text:p>0.012060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080724">
                <text:p>0.0080724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1407035">
                <text:p>0.0140703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080808">
                <text:p>0.0080808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1407035">
                <text:p>0.0140703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080892">
                <text:p>0.0080892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160804">
                <text:p>0.016080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080976">
                <text:p>0.0080976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1809045">
                <text:p>0.0180904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08106">
                <text:p>0.008106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1407035">
                <text:p>0.0140703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081144">
                <text:p>0.0081144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1809045">
                <text:p>0.0180904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081228">
                <text:p>0.0081228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081312">
                <text:p>0.0081312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1809045">
                <text:p>0.0180904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081396">
                <text:p>0.0081396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08148">
                <text:p>0.008148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081564">
                <text:p>0.0081564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081648">
                <text:p>0.0081648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081732">
                <text:p>0.0081732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081816">
                <text:p>0.0081816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0819">
                <text:p>0.00819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41206">
                <text:p>0.024120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081984">
                <text:p>0.0081984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082068">
                <text:p>0.0082068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082152">
                <text:p>0.0082152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082236">
                <text:p>0.0082236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08232">
                <text:p>0.008232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082404">
                <text:p>0.0082404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41206">
                <text:p>0.024120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082488">
                <text:p>0.0082488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082572">
                <text:p>0.0082572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082656">
                <text:p>0.0082656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08274">
                <text:p>0.008274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082824">
                <text:p>0.0082824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082908">
                <text:p>0.0082908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082992">
                <text:p>0.0082992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1809045">
                <text:p>0.0180904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083076">
                <text:p>0.0083076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1809045">
                <text:p>0.0180904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08316">
                <text:p>0.008316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160804">
                <text:p>0.016080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083244">
                <text:p>0.0083244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1809045">
                <text:p>0.0180904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083328">
                <text:p>0.0083328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160804">
                <text:p>0.016080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083412">
                <text:p>0.0083412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1407035">
                <text:p>0.0140703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083496">
                <text:p>0.0083496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1407035">
                <text:p>0.0140703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08358">
                <text:p>0.008358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120603">
                <text:p>0.012060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083664">
                <text:p>0.0083664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120603">
                <text:p>0.012060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83748">
                <text:p>0.0083748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120603">
                <text:p>0.012060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83832">
                <text:p>0.0083832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1005025">
                <text:p>0.0100502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83916">
                <text:p>0.0083916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080402">
                <text:p>0.008040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084">
                <text:p>0.0084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080402">
                <text:p>0.008040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084084">
                <text:p>0.0084084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040201">
                <text:p>0.004020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084168">
                <text:p>0.0084168</text:p>
              </table:table-cell>
              <table:table-cell office:value-type="float" office:value="0.72361809">
                <text:p>0.72361809</text:p>
              </table:table-cell>
              <table:table-cell office:value-type="float" office:value="0.0040201">
                <text:p>0.004020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084252">
                <text:p>0.0084252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0201005">
                <text:p>0.0020100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084336">
                <text:p>0.00843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0201005">
                <text:p>0.0020100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08442">
                <text:p>0.008442</text:p>
              </table:table-cell>
              <table:table-cell office:value-type="float" office:value="0.24120603">
                <text:p>0.24120603</text:p>
              </table:table-cell>
              <table:table-cell office:value-type="float" office:value="0.00201005">
                <text:p>0.0020100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084504">
                <text:p>0.0084504</text:p>
              </table:table-cell>
              <table:table-cell office:value-type="float" office:value="0.16080402">
                <text:p>0.16080402</text:p>
              </table:table-cell>
              <table:table-cell office:value-type="float" office:value="-0.00201005">
                <text:p>-0.0020100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084588">
                <text:p>0.0084588</text:p>
              </table:table-cell>
              <table:table-cell office:value-type="float" office:value="0.08040201">
                <text:p>0.08040201</text:p>
              </table:table-cell>
              <table:table-cell office:value-type="float" office:value="-0.00201005">
                <text:p>-0.0020100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084672">
                <text:p>0.0084672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-0.0040201">
                <text:p>-0.004020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084756">
                <text:p>0.0084756</text:p>
              </table:table-cell>
              <table:table-cell office:value-type="float" office:value="-0.16080402">
                <text:p>-0.16080402</text:p>
              </table:table-cell>
              <table:table-cell office:value-type="float" office:value="-0.00603015">
                <text:p>-0.0060301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08484">
                <text:p>0.008484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-0.0080402">
                <text:p>-0.008040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084924">
                <text:p>0.0084924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-0.0080402">
                <text:p>-0.008040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085008">
                <text:p>0.0085008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-0.0080402">
                <text:p>-0.008040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085092">
                <text:p>0.0085092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1005025">
                <text:p>-0.0100502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085176">
                <text:p>0.0085176</text:p>
              </table:table-cell>
              <table:table-cell office:value-type="float" office:value="-0.8040201">
                <text:p>-0.8040201</text:p>
              </table:table-cell>
              <table:table-cell office:value-type="float" office:value="-0.01005025">
                <text:p>-0.0100502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08526">
                <text:p>0.008526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-0.01005025">
                <text:p>-0.0100502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085344">
                <text:p>0.0085344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-0.01407035">
                <text:p>-0.0140703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085428">
                <text:p>0.0085428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1407035">
                <text:p>-0.0140703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085512">
                <text:p>0.0085512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160804">
                <text:p>-0.016080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085596">
                <text:p>0.0085596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160804">
                <text:p>-0.016080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08568">
                <text:p>0.008568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1809045">
                <text:p>-0.0180904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085764">
                <text:p>0.0085764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1809045">
                <text:p>-0.0180904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085848">
                <text:p>0.0085848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085932">
                <text:p>0.0085932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086016">
                <text:p>0.0086016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2211055">
                <text:p>-0.0221105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0861">
                <text:p>0.00861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2211055">
                <text:p>-0.0221105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086184">
                <text:p>0.0086184</text:p>
              </table:table-cell>
              <table:table-cell office:value-type="float" office:value="-2.25125628">
                <text:p>-2.25125628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086268">
                <text:p>0.0086268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2211055">
                <text:p>-0.0221105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086352">
                <text:p>0.0086352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086436">
                <text:p>0.0086436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08652">
                <text:p>0.008652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086604">
                <text:p>0.0086604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086688">
                <text:p>0.0086688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086772">
                <text:p>0.0086772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086856">
                <text:p>0.0086856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08694">
                <text:p>0.008694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087024">
                <text:p>0.0087024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087108">
                <text:p>0.0087108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281407">
                <text:p>-0.028140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087192">
                <text:p>0.0087192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087276">
                <text:p>0.0087276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81407">
                <text:p>-0.028140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08736">
                <text:p>0.008736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81407">
                <text:p>-0.028140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087444">
                <text:p>0.0087444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087528">
                <text:p>0.0087528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087612">
                <text:p>0.0087612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087696">
                <text:p>0.0087696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08778">
                <text:p>0.008778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087864">
                <text:p>0.0087864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087948">
                <text:p>0.0087948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088032">
                <text:p>0.0088032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088116">
                <text:p>0.0088116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0882">
                <text:p>0.00882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2211055">
                <text:p>-0.0221105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088284">
                <text:p>0.0088284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088368">
                <text:p>0.0088368</text:p>
              </table:table-cell>
              <table:table-cell office:value-type="float" office:value="-2.25125628">
                <text:p>-2.25125628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088452">
                <text:p>0.0088452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1809045">
                <text:p>-0.0180904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088536">
                <text:p>0.0088536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1809045">
                <text:p>-0.0180904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08862">
                <text:p>0.008862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160804">
                <text:p>-0.0160804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088704">
                <text:p>0.0088704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160804">
                <text:p>-0.016080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088788">
                <text:p>0.0088788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160804">
                <text:p>-0.0160804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088872">
                <text:p>0.0088872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120603">
                <text:p>-0.012060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088956">
                <text:p>0.0088956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120603">
                <text:p>-0.0120603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08904">
                <text:p>0.008904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120603">
                <text:p>-0.0120603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089124">
                <text:p>0.0089124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080402">
                <text:p>-0.008040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089208">
                <text:p>0.0089208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1005025">
                <text:p>-0.0100502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089292">
                <text:p>0.0089292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-0.00603015">
                <text:p>-0.0060301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089376">
                <text:p>0.0089376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-0.00603015">
                <text:p>-0.0060301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08946">
                <text:p>0.008946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-0.00603015">
                <text:p>-0.0060301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089544">
                <text:p>0.0089544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040201">
                <text:p>-0.004020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089628">
                <text:p>0.0089628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-0.00201005">
                <text:p>-0.0020100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089712">
                <text:p>0.00897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0201005">
                <text:p>-0.0020100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089796">
                <text:p>0.0089796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-0.00201005">
                <text:p>-0.0020100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08988">
                <text:p>0.008988</text:p>
              </table:table-cell>
              <table:table-cell office:value-type="float" office:value="-0.16080402">
                <text:p>-0.16080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089964">
                <text:p>0.0089964</text:p>
              </table:table-cell>
              <table:table-cell office:value-type="float" office:value="-0.16080402">
                <text:p>-0.16080402</text:p>
              </table:table-cell>
              <table:table-cell office:value-type="float" office:value="0.00201005">
                <text:p>0.0020100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090048">
                <text:p>0.0090048</text:p>
              </table:table-cell>
              <table:table-cell office:value-type="float" office:value="0.08040201">
                <text:p>0.08040201</text:p>
              </table:table-cell>
              <table:table-cell office:value-type="float" office:value="0.0040201">
                <text:p>0.004020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090132">
                <text:p>0.0090132</text:p>
              </table:table-cell>
              <table:table-cell office:value-type="float" office:value="0.16080402">
                <text:p>0.16080402</text:p>
              </table:table-cell>
              <table:table-cell office:value-type="float" office:value="0.0040201">
                <text:p>0.004020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090216">
                <text:p>0.0090216</text:p>
              </table:table-cell>
              <table:table-cell office:value-type="float" office:value="0.24120603">
                <text:p>0.24120603</text:p>
              </table:table-cell>
              <table:table-cell office:value-type="float" office:value="0.00603015">
                <text:p>0.0060301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0903">
                <text:p>0.00903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080402">
                <text:p>0.008040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090384">
                <text:p>0.0090384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1005025">
                <text:p>0.0100502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090468">
                <text:p>0.0090468</text:p>
              </table:table-cell>
              <table:table-cell office:value-type="float" office:value="0.64321608">
                <text:p>0.64321608</text:p>
              </table:table-cell>
              <table:table-cell office:value-type="float" office:value="0.01005025">
                <text:p>0.0100502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090552">
                <text:p>0.0090552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1005025">
                <text:p>0.0100502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090636">
                <text:p>0.0090636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120603">
                <text:p>0.012060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09072">
                <text:p>0.009072</text:p>
              </table:table-cell>
              <table:table-cell office:value-type="float" office:value="1.04522613">
                <text:p>1.04522613</text:p>
              </table:table-cell>
              <table:table-cell office:value-type="float" office:value="0.0120603">
                <text:p>0.012060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090804">
                <text:p>0.0090804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160804">
                <text:p>0.0160804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090888">
                <text:p>0.0090888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160804">
                <text:p>0.016080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090972">
                <text:p>0.0090972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1407035">
                <text:p>0.0140703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091056">
                <text:p>0.0091056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1809045">
                <text:p>0.0180904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09114">
                <text:p>0.009114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1809045">
                <text:p>0.0180904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091224">
                <text:p>0.0091224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1809045">
                <text:p>0.0180904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091308">
                <text:p>0.0091308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1809045">
                <text:p>0.0180904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091392">
                <text:p>0.0091392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1809045">
                <text:p>0.0180904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091476">
                <text:p>0.0091476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09156">
                <text:p>0.009156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091644">
                <text:p>0.0091644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091728">
                <text:p>0.0091728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091812">
                <text:p>0.0091812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091896">
                <text:p>0.0091896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09198">
                <text:p>0.009198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092064">
                <text:p>0.0092064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092148">
                <text:p>0.0092148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092232">
                <text:p>0.0092232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092316">
                <text:p>0.0092316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0924">
                <text:p>0.00924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092484">
                <text:p>0.0092484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092568">
                <text:p>0.0092568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092652">
                <text:p>0.0092652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092736">
                <text:p>0.0092736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211055">
                <text:p>0.0221105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09282">
                <text:p>0.009282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092904">
                <text:p>0.0092904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092988">
                <text:p>0.0092988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093072">
                <text:p>0.0093072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093156">
                <text:p>0.0093156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1809045">
                <text:p>0.0180904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09324">
                <text:p>0.009324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160804">
                <text:p>0.0160804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093324">
                <text:p>0.0093324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1407035">
                <text:p>0.0140703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093408">
                <text:p>0.0093408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160804">
                <text:p>0.016080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093492">
                <text:p>0.0093492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1407035">
                <text:p>0.0140703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093576">
                <text:p>0.0093576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120603">
                <text:p>0.012060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09366">
                <text:p>0.009366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120603">
                <text:p>0.012060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093744">
                <text:p>0.0093744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1005025">
                <text:p>0.0100502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093828">
                <text:p>0.0093828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080402">
                <text:p>0.008040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093912">
                <text:p>0.0093912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080402">
                <text:p>0.008040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093996">
                <text:p>0.0093996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080402">
                <text:p>0.008040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09408">
                <text:p>0.009408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080402">
                <text:p>0.008040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094164">
                <text:p>0.0094164</text:p>
              </table:table-cell>
              <table:table-cell office:value-type="float" office:value="0.64321608">
                <text:p>0.64321608</text:p>
              </table:table-cell>
              <table:table-cell office:value-type="float" office:value="0.0040201">
                <text:p>0.004020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094248">
                <text:p>0.0094248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0603015">
                <text:p>0.0060301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094332">
                <text:p>0.0094332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0201005">
                <text:p>0.0020100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0094416">
                <text:p>0.0094416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0201005">
                <text:p>0.0020100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0945">
                <text:p>0.00945</text:p>
              </table:table-cell>
              <table:table-cell office:value-type="float" office:value="0.24120603">
                <text:p>0.24120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094584">
                <text:p>0.0094584</text:p>
              </table:table-cell>
              <table:table-cell office:value-type="float" office:value="0.08040201">
                <text:p>0.08040201</text:p>
              </table:table-cell>
              <table:table-cell office:value-type="float" office:value="-0.00201005">
                <text:p>-0.0020100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0094668">
                <text:p>0.0094668</text:p>
              </table:table-cell>
              <table:table-cell office:value-type="float" office:value="0">
                <text:p>0</text:p>
              </table:table-cell>
              <table:table-cell office:value-type="float" office:value="-0.00201005">
                <text:p>-0.0020100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0094752">
                <text:p>0.0094752</text:p>
              </table:table-cell>
              <table:table-cell office:value-type="float" office:value="-0.16080402">
                <text:p>-0.16080402</text:p>
              </table:table-cell>
              <table:table-cell office:value-type="float" office:value="-0.0040201">
                <text:p>-0.004020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0094836">
                <text:p>0.0094836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-0.00603015">
                <text:p>-0.0060301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009492">
                <text:p>0.009492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-0.00603015">
                <text:p>-0.0060301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0095004">
                <text:p>0.0095004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-0.01005025">
                <text:p>-0.0100502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0095088">
                <text:p>0.0095088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080402">
                <text:p>-0.008040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095172">
                <text:p>0.0095172</text:p>
              </table:table-cell>
              <table:table-cell office:value-type="float" office:value="-0.8040201">
                <text:p>-0.8040201</text:p>
              </table:table-cell>
              <table:table-cell office:value-type="float" office:value="-0.0120603">
                <text:p>-0.012060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0095256">
                <text:p>0.0095256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-0.0120603">
                <text:p>-0.012060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009534">
                <text:p>0.009534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120603">
                <text:p>-0.012060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0095424">
                <text:p>0.0095424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160804">
                <text:p>-0.016080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095508">
                <text:p>0.0095508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1407035">
                <text:p>-0.0140703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095592">
                <text:p>0.0095592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-0.0160804">
                <text:p>-0.016080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0095676">
                <text:p>0.0095676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160804">
                <text:p>-0.0160804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09576">
                <text:p>0.009576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1809045">
                <text:p>-0.0180904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095844">
                <text:p>0.0095844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0095928">
                <text:p>0.0095928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0096012">
                <text:p>0.0096012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2211055">
                <text:p>-0.0221105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0096096">
                <text:p>0.0096096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2211055">
                <text:p>-0.0221105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009618">
                <text:p>0.009618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2211055">
                <text:p>-0.0221105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0096264">
                <text:p>0.0096264</text:p>
              </table:table-cell>
              <table:table-cell office:value-type="float" office:value="-2.25125628">
                <text:p>-2.25125628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0096348">
                <text:p>0.0096348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0096432">
                <text:p>0.0096432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281407">
                <text:p>-0.028140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0096516">
                <text:p>0.0096516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00966">
                <text:p>0.00966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0096684">
                <text:p>0.0096684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0096768">
                <text:p>0.0096768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281407">
                <text:p>-0.0281407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0096852">
                <text:p>0.0096852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0096936">
                <text:p>0.0096936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009702">
                <text:p>0.009702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81407">
                <text:p>-0.0281407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097104">
                <text:p>0.0097104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81407">
                <text:p>-0.0281407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097188">
                <text:p>0.0097188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81407">
                <text:p>-0.028140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0097272">
                <text:p>0.0097272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097356">
                <text:p>0.0097356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281407">
                <text:p>-0.0281407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09744">
                <text:p>0.009744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0097524">
                <text:p>0.0097524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0097608">
                <text:p>0.0097608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097692">
                <text:p>0.0097692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097776">
                <text:p>0.0097776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009786">
                <text:p>0.009786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241206">
                <text:p>-0.024120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097944">
                <text:p>0.0097944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2211055">
                <text:p>-0.0221105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098028">
                <text:p>0.0098028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613065">
                <text:p>-0.0261306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098112">
                <text:p>0.0098112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2211055">
                <text:p>-0.0221105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098196">
                <text:p>0.0098196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2211055">
                <text:p>-0.0221105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09828">
                <text:p>0.009828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098364">
                <text:p>0.0098364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0098448">
                <text:p>0.0098448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160804">
                <text:p>-0.0160804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0098532">
                <text:p>0.0098532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1809045">
                <text:p>-0.0180904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098616">
                <text:p>0.0098616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160804">
                <text:p>-0.0160804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0987">
                <text:p>0.00987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160804">
                <text:p>-0.0160804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0098784">
                <text:p>0.0098784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1407035">
                <text:p>-0.0140703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0098868">
                <text:p>0.0098868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1407035">
                <text:p>-0.0140703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0098952">
                <text:p>0.0098952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120603">
                <text:p>-0.012060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099036">
                <text:p>0.0099036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120603">
                <text:p>-0.012060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09912">
                <text:p>0.009912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1005025">
                <text:p>-0.0100502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0099204">
                <text:p>0.0099204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080402">
                <text:p>-0.0080402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0099288">
                <text:p>0.0099288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-0.0080402">
                <text:p>-0.008040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0099372">
                <text:p>0.0099372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-0.0040201">
                <text:p>-0.004020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0099456">
                <text:p>0.0099456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-0.0040201">
                <text:p>-0.004020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009954">
                <text:p>0.009954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040201">
                <text:p>-0.004020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0099624">
                <text:p>0.0099624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-0.00201005">
                <text:p>-0.0020100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099708">
                <text:p>0.00997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099792">
                <text:p>0.0099792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0099876">
                <text:p>0.0099876</text:p>
              </table:table-cell>
              <table:table-cell office:value-type="float" office:value="-0.16080402">
                <text:p>-0.16080402</text:p>
              </table:table-cell>
              <table:table-cell office:value-type="float" office:value="0.00201005">
                <text:p>0.002010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